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D000000DDB1B86C74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Pictures/20000011000000DD000000DDB1B86C74.svm" manifest:media-type="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11000000DD000000DDB1B86C74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D000000DDB1B86C74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D000000DDB1B86C74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Elli 10 1 1" table:style-name="ta1">
        <table:shapes>
          <draw:frame draw:z-index="0" draw:style-name="gr1" svg:width="6.4252in" svg:height="3.6929in" svg:x="5.1382in" svg:y="4.1776in">
            <draw:object draw:notify-on-update-of-ranges="'Elli 10 1 1'.A1:'Elli 10 1 1'.A100 'Elli 10 1 1'.B1:'Elli 10 1 1'.B100 'Elli 10 1 1'.C1:'Elli 10 1 1'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04in" svg:height="3.5394in" svg:x="5.161in" svg:y="0.3228in">
            <draw:object draw:notify-on-update-of-ranges="'Elli 10 1 1'.A1:'Elli 10 1 1'.A100 'Elli 10 1 1'.D1:'Elli 10 1 1'.D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04in" svg:height="3.5398in" svg:x="5.4815in" svg:y="8.1701in">
            <draw:object draw:notify-on-update-of-ranges="'Elli 10 1 1'.A1:'Elli 10 1 1'.A100 'Elli 10 1 1'.E1:'Elli 10 1 1'.E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B1]/[.C1]" office:value-type="float" office:value="1">
            <text:p>1</text:p>
          </table:table-cell>
          <table:table-cell office:value-type="float" office:value="1.03686">
            <text:p>1.03686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9.88007">
            <text:p>9.88007</text:p>
          </table:table-cell>
          <table:table-cell office:value-type="float" office:value="9.6445">
            <text:p>9.6445</text:p>
          </table:table-cell>
          <table:table-cell table:formula="of:=[.B2]/[.C2]" office:value-type="float" office:value="1.02442532013064">
            <text:p>1.0244253201</text:p>
          </table:table-cell>
          <table:table-cell office:value-type="float" office:value="1.10994">
            <text:p>1.10994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9.54471">
            <text:p>9.54471</text:p>
          </table:table-cell>
          <table:table-cell office:value-type="float" office:value="8.69537">
            <text:p>8.69537</text:p>
          </table:table-cell>
          <table:table-cell table:formula="of:=[.B3]/[.C3]" office:value-type="float" office:value="1.0976772696274">
            <text:p>1.0976772696</text:p>
          </table:table-cell>
          <table:table-cell office:value-type="float" office:value="1.17498">
            <text:p>1.17498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9.05475">
            <text:p>9.05475</text:p>
          </table:table-cell>
          <table:table-cell office:value-type="float" office:value="7.42386">
            <text:p>7.42386</text:p>
          </table:table-cell>
          <table:table-cell table:formula="of:=[.B4]/[.C4]" office:value-type="float" office:value="1.21968221383485">
            <text:p>1.2196822138</text:p>
          </table:table-cell>
          <table:table-cell office:value-type="float" office:value="1.22564">
            <text:p>1.22564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8.48091">
            <text:p>8.48091</text:p>
          </table:table-cell>
          <table:table-cell office:value-type="float" office:value="6.09996">
            <text:p>6.09996</text:p>
          </table:table-cell>
          <table:table-cell table:formula="of:=[.B5]/[.C5]" office:value-type="float" office:value="1.39032223162119">
            <text:p>1.3903222316</text:p>
          </table:table-cell>
          <table:table-cell office:value-type="float" office:value="1.25991">
            <text:p>1.25991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7.88251">
            <text:p>7.88251</text:p>
          </table:table-cell>
          <table:table-cell office:value-type="float" office:value="4.89771">
            <text:p>4.89771</text:p>
          </table:table-cell>
          <table:table-cell table:formula="of:=[.B6]/[.C6]" office:value-type="float" office:value="1.60942767129944">
            <text:p>1.6094276713</text:p>
          </table:table-cell>
          <table:table-cell office:value-type="float" office:value="1.27945">
            <text:p>1.27945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7.2995">
            <text:p>7.2995</text:p>
          </table:table-cell>
          <table:table-cell office:value-type="float" office:value="3.88937">
            <text:p>3.88937</text:p>
          </table:table-cell>
          <table:table-cell table:formula="of:=[.B7]/[.C7]" office:value-type="float" office:value="1.87678210095722">
            <text:p>1.876782101</text:p>
          </table:table-cell>
          <table:table-cell office:value-type="float" office:value="1.28766">
            <text:p>1.28766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6.75411">
            <text:p>6.75411</text:p>
          </table:table-cell>
          <table:table-cell office:value-type="float" office:value="3.08109">
            <text:p>3.08109</text:p>
          </table:table-cell>
          <table:table-cell table:formula="of:=[.B8]/[.C8]" office:value-type="float" office:value="2.19211707545057">
            <text:p>2.1921170755</text:p>
          </table:table-cell>
          <table:table-cell office:value-type="float" office:value="1.28809">
            <text:p>1.28809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6.25595">
            <text:p>6.25595</text:p>
          </table:table-cell>
          <table:table-cell office:value-type="float" office:value="2.44838">
            <text:p>2.44838</text:p>
          </table:table-cell>
          <table:table-cell table:formula="of:=[.B9]/[.C9]" office:value-type="float" office:value="2.55513849974269">
            <text:p>2.5551384997</text:p>
          </table:table-cell>
          <table:table-cell office:value-type="float" office:value="1.28361">
            <text:p>1.28361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5.80702">
            <text:p>5.80702</text:p>
          </table:table-cell>
          <table:table-cell office:value-type="float" office:value="1.95822">
            <text:p>1.95822</text:p>
          </table:table-cell>
          <table:table-cell table:formula="of:=[.B10]/[.C10]" office:value-type="float" office:value="2.96545842653022">
            <text:p>2.9654584265</text:p>
          </table:table-cell>
          <table:table-cell office:value-type="float" office:value="1.27631">
            <text:p>1.27631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5.40525">
            <text:p>5.40525</text:p>
          </table:table-cell>
          <table:table-cell office:value-type="float" office:value="1.57923">
            <text:p>1.57923</text:p>
          </table:table-cell>
          <table:table-cell table:formula="of:=[.B11]/[.C11]" office:value-type="float" office:value="3.42271233449213">
            <text:p>3.4227123345</text:p>
          </table:table-cell>
          <table:table-cell office:value-type="float" office:value="1.26757">
            <text:p>1.26757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04664">
            <text:p>5.04664</text:p>
          </table:table-cell>
          <table:table-cell office:value-type="float" office:value="1.28531">
            <text:p>1.28531</text:p>
          </table:table-cell>
          <table:table-cell table:formula="of:=[.B12]/[.C12]" office:value-type="float" office:value="3.92639907882145">
            <text:p>3.9263990788</text:p>
          </table:table-cell>
          <table:table-cell office:value-type="float" office:value="1.25828">
            <text:p>1.25828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4.72663">
            <text:p>4.72663</text:p>
          </table:table-cell>
          <table:table-cell office:value-type="float" office:value="1.05598">
            <text:p>1.05598</text:p>
          </table:table-cell>
          <table:table-cell table:formula="of:=[.B13]/[.C13]" office:value-type="float" office:value="4.47606015265441">
            <text:p>4.4760601527</text:p>
          </table:table-cell>
          <table:table-cell office:value-type="float" office:value="1.24895">
            <text:p>1.24895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44065">
            <text:p>4.44065</text:p>
          </table:table-cell>
          <table:table-cell office:value-type="float" office:value="0.875671">
            <text:p>0.875671</text:p>
          </table:table-cell>
          <table:table-cell table:formula="of:=[.B14]/[.C14]" office:value-type="float" office:value="5.07113973170289">
            <text:p>5.0711397317</text:p>
          </table:table-cell>
          <table:table-cell office:value-type="float" office:value="1.2399">
            <text:p>1.2399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18448">
            <text:p>4.18448</text:p>
          </table:table-cell>
          <table:table-cell office:value-type="float" office:value="0.732699">
            <text:p>0.732699</text:p>
          </table:table-cell>
          <table:table-cell table:formula="of:=[.B15]/[.C15]" office:value-type="float" office:value="5.71104914842248">
            <text:p>5.7110491484</text:p>
          </table:table-cell>
          <table:table-cell office:value-type="float" office:value="1.23128">
            <text:p>1.23128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3.95434">
            <text:p>3.95434</text:p>
          </table:table-cell>
          <table:table-cell office:value-type="float" office:value="0.618332">
            <text:p>0.618332</text:p>
          </table:table-cell>
          <table:table-cell table:formula="of:=[.B16]/[.C16]" office:value-type="float" office:value="6.39517281977967">
            <text:p>6.3951728198</text:p>
          </table:table-cell>
          <table:table-cell office:value-type="float" office:value="1.22318">
            <text:p>1.22318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3.74692">
            <text:p>3.74692</text:p>
          </table:table-cell>
          <table:table-cell office:value-type="float" office:value="0.526044">
            <text:p>0.526044</text:p>
          </table:table-cell>
          <table:table-cell table:formula="of:=[.B17]/[.C17]" office:value-type="float" office:value="7.12282622746386">
            <text:p>7.1228262275</text:p>
          </table:table-cell>
          <table:table-cell office:value-type="float" office:value="1.21562">
            <text:p>1.21562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55936">
            <text:p>3.55936</text:p>
          </table:table-cell>
          <table:table-cell office:value-type="float" office:value="0.450935">
            <text:p>0.450935</text:p>
          </table:table-cell>
          <table:table-cell table:formula="of:=[.B18]/[.C18]" office:value-type="float" office:value="7.89328838967922">
            <text:p>7.8932883897</text:p>
          </table:table-cell>
          <table:table-cell office:value-type="float" office:value="1.20858">
            <text:p>1.20858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38919">
            <text:p>3.38919</text:p>
          </table:table-cell>
          <table:table-cell office:value-type="float" office:value="0.389303">
            <text:p>0.389303</text:p>
          </table:table-cell>
          <table:table-cell table:formula="of:=[.B19]/[.C19]" office:value-type="float" office:value="8.70578957778389">
            <text:p>8.7057895778</text:p>
          </table:table-cell>
          <table:table-cell office:value-type="float" office:value="1.20205">
            <text:p>1.20205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23431">
            <text:p>3.23431</text:p>
          </table:table-cell>
          <table:table-cell office:value-type="float" office:value="0.338335">
            <text:p>0.338335</text:p>
          </table:table-cell>
          <table:table-cell table:formula="of:=[.B20]/[.C20]" office:value-type="float" office:value="9.55948985472978">
            <text:p>9.5594898547</text:p>
          </table:table-cell>
          <table:table-cell office:value-type="float" office:value="1.19601">
            <text:p>1.19601</text:p>
          </table:table-cell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3.0929">
            <text:p>3.0929</text:p>
          </table:table-cell>
          <table:table-cell office:value-type="float" office:value="0.295868">
            <text:p>0.295868</text:p>
          </table:table-cell>
          <table:table-cell table:formula="of:=[.B21]/[.C21]" office:value-type="float" office:value="10.4536482485433">
            <text:p>10.4536482485</text:p>
          </table:table-cell>
          <table:table-cell office:value-type="float" office:value="1.1904">
            <text:p>1.1904</text:p>
          </table:table-cell>
        </table:table-row>
        <table:table-row table:style-name="ro1">
          <table:table-cell office:value-type="float" office:value="0.329867">
            <text:p>0.329867</text:p>
          </table:table-cell>
          <table:table-cell office:value-type="float" office:value="2.96339">
            <text:p>2.96339</text:p>
          </table:table-cell>
          <table:table-cell office:value-type="float" office:value="0.260235">
            <text:p>0.260235</text:p>
          </table:table-cell>
          <table:table-cell table:formula="of:=[.B22]/[.C22]" office:value-type="float" office:value="11.3873614233289">
            <text:p>11.3873614233</text:p>
          </table:table-cell>
          <table:table-cell office:value-type="float" office:value="1.18519">
            <text:p>1.18519</text:p>
          </table:table-cell>
        </table:table-row>
        <table:table-row table:style-name="ro1">
          <table:table-cell office:value-type="float" office:value="0.345575">
            <text:p>0.345575</text:p>
          </table:table-cell>
          <table:table-cell office:value-type="float" office:value="2.84445">
            <text:p>2.84445</text:p>
          </table:table-cell>
          <table:table-cell office:value-type="float" office:value="0.230142">
            <text:p>0.230142</text:p>
          </table:table-cell>
          <table:table-cell table:formula="of:=[.B23]/[.C23]" office:value-type="float" office:value="12.3595432385223">
            <text:p>12.3595432385</text:p>
          </table:table-cell>
          <table:table-cell office:value-type="float" office:value="1.18036">
            <text:p>1.18036</text:p>
          </table:table-cell>
        </table:table-row>
        <table:table-row table:style-name="ro1">
          <table:table-cell office:value-type="float" office:value="0.361283">
            <text:p>0.361283</text:p>
          </table:table-cell>
          <table:table-cell office:value-type="float" office:value="2.73491">
            <text:p>2.73491</text:p>
          </table:table-cell>
          <table:table-cell office:value-type="float" office:value="0.204562">
            <text:p>0.204562</text:p>
          </table:table-cell>
          <table:table-cell table:formula="of:=[.B24]/[.C24]" office:value-type="float" office:value="13.3695896598586">
            <text:p>13.3695896599</text:p>
          </table:table-cell>
          <table:table-cell office:value-type="float" office:value="1.17586">
            <text:p>1.17586</text:p>
          </table:table-cell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2.63376">
            <text:p>2.63376</text:p>
          </table:table-cell>
          <table:table-cell office:value-type="float" office:value="0.182697">
            <text:p>0.182697</text:p>
          </table:table-cell>
          <table:table-cell table:formula="of:=[.B25]/[.C25]" office:value-type="float" office:value="14.4160002627301">
            <text:p>14.4160002627</text:p>
          </table:table-cell>
          <table:table-cell office:value-type="float" office:value="1.17168">
            <text:p>1.17168</text:p>
          </table:table-cell>
        </table:table-row>
        <table:table-row table:style-name="ro1">
          <table:table-cell office:value-type="float" office:value="0.392699">
            <text:p>0.392699</text:p>
          </table:table-cell>
          <table:table-cell office:value-type="float" office:value="2.54015">
            <text:p>2.54015</text:p>
          </table:table-cell>
          <table:table-cell office:value-type="float" office:value="0.163899">
            <text:p>0.163899</text:p>
          </table:table-cell>
          <table:table-cell table:formula="of:=[.B26]/[.C26]" office:value-type="float" office:value="15.4982641748882">
            <text:p>15.4982641749</text:p>
          </table:table-cell>
          <table:table-cell office:value-type="float" office:value="1.16776">
            <text:p>1.16776</text:p>
          </table:table-cell>
        </table:table-row>
        <table:table-row table:style-name="ro1">
          <table:table-cell office:value-type="float" office:value="0.408407">
            <text:p>0.408407</text:p>
          </table:table-cell>
          <table:table-cell office:value-type="float" office:value="2.4533">
            <text:p>2.4533</text:p>
          </table:table-cell>
          <table:table-cell office:value-type="float" office:value="0.147657">
            <text:p>0.147657</text:p>
          </table:table-cell>
          <table:table-cell table:formula="of:=[.B27]/[.C27]" office:value-type="float" office:value="16.6148574060153">
            <text:p>16.614857406</text:p>
          </table:table-cell>
          <table:table-cell office:value-type="float" office:value="1.16412">
            <text:p>1.16412</text:p>
          </table:table-cell>
        </table:table-row>
        <table:table-row table:style-name="ro1">
          <table:table-cell office:value-type="float" office:value="0.424115">
            <text:p>0.424115</text:p>
          </table:table-cell>
          <table:table-cell office:value-type="float" office:value="2.37256">
            <text:p>2.37256</text:p>
          </table:table-cell>
          <table:table-cell office:value-type="float" office:value="0.133552">
            <text:p>0.133552</text:p>
          </table:table-cell>
          <table:table-cell table:formula="of:=[.B28]/[.C28]" office:value-type="float" office:value="17.7650652929196">
            <text:p>17.7650652929</text:p>
          </table:table-cell>
          <table:table-cell office:value-type="float" office:value="1.16069">
            <text:p>1.16069</text:p>
          </table:table-cell>
        </table:table-row>
        <table:table-row table:style-name="ro1">
          <table:table-cell office:value-type="float" office:value="0.439823">
            <text:p>0.439823</text:p>
          </table:table-cell>
          <table:table-cell office:value-type="float" office:value="2.29733">
            <text:p>2.29733</text:p>
          </table:table-cell>
          <table:table-cell office:value-type="float" office:value="0.121247">
            <text:p>0.121247</text:p>
          </table:table-cell>
          <table:table-cell table:formula="of:=[.B29]/[.C29]" office:value-type="float" office:value="18.947520351019">
            <text:p>18.947520351</text:p>
          </table:table-cell>
          <table:table-cell office:value-type="float" office:value="1.15748">
            <text:p>1.15748</text:p>
          </table:table-cell>
        </table:table-row>
        <table:table-row table:style-name="ro1">
          <table:table-cell office:value-type="float" office:value="0.455531">
            <text:p>0.455531</text:p>
          </table:table-cell>
          <table:table-cell office:value-type="float" office:value="2.22712">
            <text:p>2.22712</text:p>
          </table:table-cell>
          <table:table-cell office:value-type="float" office:value="0.110466">
            <text:p>0.110466</text:p>
          </table:table-cell>
          <table:table-cell table:formula="of:=[.B30]/[.C30]" office:value-type="float" office:value="20.1611355530208">
            <text:p>20.161135553</text:p>
          </table:table-cell>
          <table:table-cell office:value-type="float" office:value="1.15446">
            <text:p>1.15446</text:p>
          </table:table-cell>
        </table:table-row>
        <table:table-row table:style-name="ro1">
          <table:table-cell office:value-type="float" office:value="0.471239">
            <text:p>0.471239</text:p>
          </table:table-cell>
          <table:table-cell office:value-type="float" office:value="2.16145">
            <text:p>2.16145</text:p>
          </table:table-cell>
          <table:table-cell office:value-type="float" office:value="0.100981">
            <text:p>0.100981</text:p>
          </table:table-cell>
          <table:table-cell table:formula="of:=[.B31]/[.C31]" office:value-type="float" office:value="21.4045216426853">
            <text:p>21.4045216427</text:p>
          </table:table-cell>
          <table:table-cell office:value-type="float" office:value="1.15161">
            <text:p>1.15161</text:p>
          </table:table-cell>
        </table:table-row>
        <table:table-row table:style-name="ro1">
          <table:table-cell office:value-type="float" office:value="0.486947">
            <text:p>0.486947</text:p>
          </table:table-cell>
          <table:table-cell office:value-type="float" office:value="2.09995">
            <text:p>2.09995</text:p>
          </table:table-cell>
          <table:table-cell office:value-type="float" office:value="0.0926034">
            <text:p>0.0926034</text:p>
          </table:table-cell>
          <table:table-cell table:formula="of:=[.B32]/[.C32]" office:value-type="float" office:value="22.6768131623677">
            <text:p>22.6768131624</text:p>
          </table:table-cell>
          <table:table-cell office:value-type="float" office:value="1.14893">
            <text:p>1.14893</text:p>
          </table:table-cell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2.04224">
            <text:p>2.04224</text:p>
          </table:table-cell>
          <table:table-cell office:value-type="float" office:value="0.0851776">
            <text:p>0.0851776</text:p>
          </table:table-cell>
          <table:table-cell table:formula="of:=[.B33]/[.C33]" office:value-type="float" office:value="23.9762566684199">
            <text:p>23.9762566684</text:p>
          </table:table-cell>
          <table:table-cell office:value-type="float" office:value="1.14642">
            <text:p>1.14642</text:p>
          </table:table-cell>
        </table:table-row>
        <table:table-row table:style-name="ro1">
          <table:table-cell office:value-type="float" office:value="0.518363">
            <text:p>0.518363</text:p>
          </table:table-cell>
          <table:table-cell office:value-type="float" office:value="1.98801">
            <text:p>1.98801</text:p>
          </table:table-cell>
          <table:table-cell office:value-type="float" office:value="0.0785691">
            <text:p>0.0785691</text:p>
          </table:table-cell>
          <table:table-cell table:formula="of:=[.B34]/[.C34]" office:value-type="float" office:value="25.3026953344254">
            <text:p>25.3026953344</text:p>
          </table:table-cell>
          <table:table-cell office:value-type="float" office:value="1.144">
            <text:p>1.144</text:p>
          </table:table-cell>
        </table:table-row>
        <table:table-row table:style-name="ro1">
          <table:table-cell office:value-type="float" office:value="0.534071">
            <text:p>0.534071</text:p>
          </table:table-cell>
          <table:table-cell office:value-type="float" office:value="1.93698">
            <text:p>1.93698</text:p>
          </table:table-cell>
          <table:table-cell office:value-type="float" office:value="0.0726734">
            <text:p>0.0726734</text:p>
          </table:table-cell>
          <table:table-cell table:formula="of:=[.B35]/[.C35]" office:value-type="float" office:value="26.6532183715087">
            <text:p>26.6532183715</text:p>
          </table:table-cell>
          <table:table-cell office:value-type="float" office:value="1.14173">
            <text:p>1.14173</text:p>
          </table:table-cell>
        </table:table-row>
        <table:table-row table:style-name="ro1">
          <table:table-cell office:value-type="float" office:value="0.549779">
            <text:p>0.549779</text:p>
          </table:table-cell>
          <table:table-cell office:value-type="float" office:value="1.8889">
            <text:p>1.8889</text:p>
          </table:table-cell>
          <table:table-cell office:value-type="float" office:value="0.0673945">
            <text:p>0.0673945</text:p>
          </table:table-cell>
          <table:table-cell table:formula="of:=[.B36]/[.C36]" office:value-type="float" office:value="28.0275096632515">
            <text:p>28.0275096633</text:p>
          </table:table-cell>
          <table:table-cell office:value-type="float" office:value="1.13958">
            <text:p>1.13958</text:p>
          </table:table-cell>
        </table:table-row>
        <table:table-row table:style-name="ro1">
          <table:table-cell office:value-type="float" office:value="0.565487">
            <text:p>0.565487</text:p>
          </table:table-cell>
          <table:table-cell office:value-type="float" office:value="1.84353">
            <text:p>1.84353</text:p>
          </table:table-cell>
          <table:table-cell office:value-type="float" office:value="0.0626536">
            <text:p>0.0626536</text:p>
          </table:table-cell>
          <table:table-cell table:formula="of:=[.B37]/[.C37]" office:value-type="float" office:value="29.4241671667709">
            <text:p>29.4241671668</text:p>
          </table:table-cell>
          <table:table-cell office:value-type="float" office:value="1.13752">
            <text:p>1.13752</text:p>
          </table:table-cell>
        </table:table-row>
        <table:table-row table:style-name="ro1">
          <table:table-cell office:value-type="float" office:value="0.581195">
            <text:p>0.581195</text:p>
          </table:table-cell>
          <table:table-cell office:value-type="float" office:value="1.80067">
            <text:p>1.80067</text:p>
          </table:table-cell>
          <table:table-cell office:value-type="float" office:value="0.0583854">
            <text:p>0.0583854</text:p>
          </table:table-cell>
          <table:table-cell table:formula="of:=[.B38]/[.C38]" office:value-type="float" office:value="30.8411006861304">
            <text:p>30.8411006861</text:p>
          </table:table-cell>
          <table:table-cell office:value-type="float" office:value="1.13558">
            <text:p>1.13558</text:p>
          </table:table-cell>
        </table:table-row>
        <table:table-row table:style-name="ro1">
          <table:table-cell office:value-type="float" office:value="0.596903">
            <text:p>0.596903</text:p>
          </table:table-cell>
          <table:table-cell office:value-type="float" office:value="1.76014">
            <text:p>1.76014</text:p>
          </table:table-cell>
          <table:table-cell office:value-type="float" office:value="0.0545302">
            <text:p>0.0545302</text:p>
          </table:table-cell>
          <table:table-cell table:formula="of:=[.B39]/[.C39]" office:value-type="float" office:value="32.2782604868495">
            <text:p>32.2782604868</text:p>
          </table:table-cell>
          <table:table-cell office:value-type="float" office:value="1.1337">
            <text:p>1.1337</text:p>
          </table:table-cell>
        </table:table-row>
        <table:table-row table:style-name="ro1">
          <table:table-cell office:value-type="float" office:value="0.612611">
            <text:p>0.612611</text:p>
          </table:table-cell>
          <table:table-cell office:value-type="float" office:value="1.72177">
            <text:p>1.72177</text:p>
          </table:table-cell>
          <table:table-cell office:value-type="float" office:value="0.0510419">
            <text:p>0.0510419</text:p>
          </table:table-cell>
          <table:table-cell table:formula="of:=[.B40]/[.C40]" office:value-type="float" office:value="33.7324825290595">
            <text:p>33.7324825291</text:p>
          </table:table-cell>
          <table:table-cell office:value-type="float" office:value="1.13192">
            <text:p>1.13192</text:p>
          </table:table-cell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1.68541">
            <text:p>1.68541</text:p>
          </table:table-cell>
          <table:table-cell office:value-type="float" office:value="0.0478764">
            <text:p>0.0478764</text:p>
          </table:table-cell>
          <table:table-cell table:formula="of:=[.B41]/[.C41]" office:value-type="float" office:value="35.2033569775505">
            <text:p>35.2033569776</text:p>
          </table:table-cell>
          <table:table-cell office:value-type="float" office:value="1.13022">
            <text:p>1.13022</text:p>
          </table:table-cell>
        </table:table-row>
        <table:table-row table:style-name="ro1">
          <table:table-cell office:value-type="float" office:value="0.644026">
            <text:p>0.644026</text:p>
          </table:table-cell>
          <table:table-cell office:value-type="float" office:value="1.65092">
            <text:p>1.65092</text:p>
          </table:table-cell>
          <table:table-cell office:value-type="float" office:value="0.044997">
            <text:p>0.044997</text:p>
          </table:table-cell>
          <table:table-cell table:formula="of:=[.B42]/[.C42]" office:value-type="float" office:value="36.6895570815832">
            <text:p>36.6895570816</text:p>
          </table:table-cell>
          <table:table-cell office:value-type="float" office:value="1.12861">
            <text:p>1.12861</text:p>
          </table:table-cell>
        </table:table-row>
        <table:table-row table:style-name="ro1">
          <table:table-cell office:value-type="float" office:value="0.659734">
            <text:p>0.659734</text:p>
          </table:table-cell>
          <table:table-cell office:value-type="float" office:value="1.61818">
            <text:p>1.61818</text:p>
          </table:table-cell>
          <table:table-cell office:value-type="float" office:value="0.0423716">
            <text:p>0.0423716</text:p>
          </table:table-cell>
          <table:table-cell table:formula="of:=[.B43]/[.C43]" office:value-type="float" office:value="38.1902028717348">
            <text:p>38.1902028717</text:p>
          </table:table-cell>
          <table:table-cell office:value-type="float" office:value="1.12704">
            <text:p>1.12704</text:p>
          </table:table-cell>
        </table:table-row>
        <table:table-row table:style-name="ro1">
          <table:table-cell office:value-type="float" office:value="0.675442">
            <text:p>0.675442</text:p>
          </table:table-cell>
          <table:table-cell office:value-type="float" office:value="1.58706">
            <text:p>1.58706</text:p>
          </table:table-cell>
          <table:table-cell office:value-type="float" office:value="0.0399741">
            <text:p>0.0399741</text:p>
          </table:table-cell>
          <table:table-cell table:formula="of:=[.B44]/[.C44]" office:value-type="float" office:value="39.7022071791485">
            <text:p>39.7022071791</text:p>
          </table:table-cell>
          <table:table-cell office:value-type="float" office:value="1.12553">
            <text:p>1.12553</text:p>
          </table:table-cell>
        </table:table-row>
        <table:table-row table:style-name="ro1">
          <table:table-cell office:value-type="float" office:value="0.69115">
            <text:p>0.69115</text:p>
          </table:table-cell>
          <table:table-cell office:value-type="float" office:value="1.55748">
            <text:p>1.55748</text:p>
          </table:table-cell>
          <table:table-cell office:value-type="float" office:value="0.0377803">
            <text:p>0.0377803</text:p>
          </table:table-cell>
          <table:table-cell table:formula="of:=[.B45]/[.C45]" office:value-type="float" office:value="41.2246594124451">
            <text:p>41.2246594124</text:p>
          </table:table-cell>
          <table:table-cell office:value-type="float" office:value="1.1241">
            <text:p>1.1241</text:p>
          </table:table-cell>
        </table:table-row>
        <table:table-row table:style-name="ro1">
          <table:table-cell office:value-type="float" office:value="0.706858">
            <text:p>0.706858</text:p>
          </table:table-cell>
          <table:table-cell office:value-type="float" office:value="1.52932">
            <text:p>1.52932</text:p>
          </table:table-cell>
          <table:table-cell office:value-type="float" office:value="0.0357683">
            <text:p>0.0357683</text:p>
          </table:table-cell>
          <table:table-cell table:formula="of:=[.B46]/[.C46]" office:value-type="float" office:value="42.756295378869">
            <text:p>42.7562953789</text:p>
          </table:table-cell>
          <table:table-cell office:value-type="float" office:value="1.12271">
            <text:p>1.12271</text:p>
          </table:table-cell>
        </table:table-row>
        <table:table-row table:style-name="ro1">
          <table:table-cell office:value-type="float" office:value="0.722566">
            <text:p>0.722566</text:p>
          </table:table-cell>
          <table:table-cell office:value-type="float" office:value="1.50251">
            <text:p>1.50251</text:p>
          </table:table-cell>
          <table:table-cell office:value-type="float" office:value="0.0339199">
            <text:p>0.0339199</text:p>
          </table:table-cell>
          <table:table-cell table:formula="of:=[.B47]/[.C47]" office:value-type="float" office:value="44.2958263438277">
            <text:p>44.2958263438</text:p>
          </table:table-cell>
          <table:table-cell office:value-type="float" office:value="1.12139">
            <text:p>1.12139</text:p>
          </table:table-cell>
        </table:table-row>
        <table:table-row table:style-name="ro1">
          <table:table-cell office:value-type="float" office:value="0.738274">
            <text:p>0.738274</text:p>
          </table:table-cell>
          <table:table-cell office:value-type="float" office:value="1.47696">
            <text:p>1.47696</text:p>
          </table:table-cell>
          <table:table-cell office:value-type="float" office:value="0.0322185">
            <text:p>0.0322185</text:p>
          </table:table-cell>
          <table:table-cell table:formula="of:=[.B48]/[.C48]" office:value-type="float" office:value="45.8419851948415">
            <text:p>45.8419851948</text:p>
          </table:table-cell>
          <table:table-cell office:value-type="float" office:value="1.12009">
            <text:p>1.12009</text:p>
          </table:table-cell>
        </table:table-row>
        <table:table-row table:style-name="ro1">
          <table:table-cell office:value-type="float" office:value="0.753982">
            <text:p>0.753982</text:p>
          </table:table-cell>
          <table:table-cell office:value-type="float" office:value="1.45261">
            <text:p>1.45261</text:p>
          </table:table-cell>
          <table:table-cell office:value-type="float" office:value="0.0306511">
            <text:p>0.0306511</text:p>
          </table:table-cell>
          <table:table-cell table:formula="of:=[.B49]/[.C49]" office:value-type="float" office:value="47.391773867822">
            <text:p>47.3917738678</text:p>
          </table:table-cell>
          <table:table-cell office:value-type="float" office:value="1.11886">
            <text:p>1.11886</text:p>
          </table:table-cell>
        </table:table-row>
        <table:table-row table:style-name="ro1">
          <table:table-cell office:value-type="float" office:value="0.76969">
            <text:p>0.76969</text:p>
          </table:table-cell>
          <table:table-cell office:value-type="float" office:value="1.42937">
            <text:p>1.42937</text:p>
          </table:table-cell>
          <table:table-cell office:value-type="float" office:value="0.0292035">
            <text:p>0.0292035</text:p>
          </table:table-cell>
          <table:table-cell table:formula="of:=[.B50]/[.C50]" office:value-type="float" office:value="48.9451606827949">
            <text:p>48.9451606828</text:p>
          </table:table-cell>
          <table:table-cell office:value-type="float" office:value="1.11767">
            <text:p>1.11767</text:p>
          </table:table-cell>
        </table:table-row>
        <table:table-row table:style-name="ro1">
          <table:table-cell office:value-type="float" office:value="0.785398">
            <text:p>0.785398</text:p>
          </table:table-cell>
          <table:table-cell office:value-type="float" office:value="1.4072">
            <text:p>1.4072</text:p>
          </table:table-cell>
          <table:table-cell office:value-type="float" office:value="0.0278648">
            <text:p>0.0278648</text:p>
          </table:table-cell>
          <table:table-cell table:formula="of:=[.B51]/[.C51]" office:value-type="float" office:value="50.5009904969711">
            <text:p>50.500990497</text:p>
          </table:table-cell>
          <table:table-cell office:value-type="float" office:value="1.11649">
            <text:p>1.11649</text:p>
          </table:table-cell>
        </table:table-row>
        <table:table-row table:style-name="ro1">
          <table:table-cell office:value-type="float" office:value="0.801106">
            <text:p>0.801106</text:p>
          </table:table-cell>
          <table:table-cell office:value-type="float" office:value="1.38602">
            <text:p>1.38602</text:p>
          </table:table-cell>
          <table:table-cell office:value-type="float" office:value="0.0266262">
            <text:p>0.0266262</text:p>
          </table:table-cell>
          <table:table-cell table:formula="of:=[.B52]/[.C52]" office:value-type="float" office:value="52.0547430726127">
            <text:p>52.0547430726</text:p>
          </table:table-cell>
          <table:table-cell office:value-type="float" office:value="1.11538">
            <text:p>1.11538</text:p>
          </table:table-cell>
        </table:table-row>
        <table:table-row table:style-name="ro1">
          <table:table-cell office:value-type="float" office:value="0.816814">
            <text:p>0.816814</text:p>
          </table:table-cell>
          <table:table-cell office:value-type="float" office:value="1.36579">
            <text:p>1.36579</text:p>
          </table:table-cell>
          <table:table-cell office:value-type="float" office:value="0.0254774">
            <text:p>0.0254774</text:p>
          </table:table-cell>
          <table:table-cell table:formula="of:=[.B53]/[.C53]" office:value-type="float" office:value="53.6079034752369">
            <text:p>53.6079034752</text:p>
          </table:table-cell>
          <table:table-cell office:value-type="float" office:value="1.11429">
            <text:p>1.11429</text:p>
          </table:table-cell>
        </table:table-row>
        <table:table-row table:style-name="ro1">
          <table:table-cell office:value-type="float" office:value="0.832522">
            <text:p>0.832522</text:p>
          </table:table-cell>
          <table:table-cell office:value-type="float" office:value="1.34646">
            <text:p>1.34646</text:p>
          </table:table-cell>
          <table:table-cell office:value-type="float" office:value="0.0244107">
            <text:p>0.0244107</text:p>
          </table:table-cell>
          <table:table-cell table:formula="of:=[.B54]/[.C54]" office:value-type="float" office:value="55.1585984834519">
            <text:p>55.1585984835</text:p>
          </table:table-cell>
          <table:table-cell office:value-type="float" office:value="1.11323">
            <text:p>1.11323</text:p>
          </table:table-cell>
        </table:table-row>
        <table:table-row table:style-name="ro1">
          <table:table-cell office:value-type="float" office:value="0.84823">
            <text:p>0.84823</text:p>
          </table:table-cell>
          <table:table-cell office:value-type="float" office:value="1.32799">
            <text:p>1.32799</text:p>
          </table:table-cell>
          <table:table-cell office:value-type="float" office:value="0.0234196">
            <text:p>0.0234196</text:p>
          </table:table-cell>
          <table:table-cell table:formula="of:=[.B55]/[.C55]" office:value-type="float" office:value="56.7042135647065">
            <text:p>56.7042135647</text:p>
          </table:table-cell>
          <table:table-cell office:value-type="float" office:value="1.11221">
            <text:p>1.11221</text:p>
          </table:table-cell>
        </table:table-row>
        <table:table-row table:style-name="ro1">
          <table:table-cell office:value-type="float" office:value="0.863938">
            <text:p>0.863938</text:p>
          </table:table-cell>
          <table:table-cell office:value-type="float" office:value="1.31032">
            <text:p>1.31032</text:p>
          </table:table-cell>
          <table:table-cell office:value-type="float" office:value="0.0224973">
            <text:p>0.0224973</text:p>
          </table:table-cell>
          <table:table-cell table:formula="of:=[.B56]/[.C56]" office:value-type="float" office:value="58.2434336564832">
            <text:p>58.2434336565</text:p>
          </table:table-cell>
          <table:table-cell office:value-type="float" office:value="1.11122">
            <text:p>1.11122</text:p>
          </table:table-cell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1.29342">
            <text:p>1.29342</text:p>
          </table:table-cell>
          <table:table-cell office:value-type="float" office:value="0.0216381">
            <text:p>0.0216381</text:p>
          </table:table-cell>
          <table:table-cell table:formula="of:=[.B57]/[.C57]" office:value-type="float" office:value="59.7751188875179">
            <text:p>59.7751188875</text:p>
          </table:table-cell>
          <table:table-cell office:value-type="float" office:value="1.11026">
            <text:p>1.11026</text:p>
          </table:table-cell>
        </table:table-row>
        <table:table-row table:style-name="ro1">
          <table:table-cell office:value-type="float" office:value="0.895354">
            <text:p>0.895354</text:p>
          </table:table-cell>
          <table:table-cell office:value-type="float" office:value="1.27725">
            <text:p>1.27725</text:p>
          </table:table-cell>
          <table:table-cell office:value-type="float" office:value="0.0208364">
            <text:p>0.0208364</text:p>
          </table:table-cell>
          <table:table-cell table:formula="of:=[.B58]/[.C58]" office:value-type="float" office:value="61.2989767906164">
            <text:p>61.2989767906</text:p>
          </table:table-cell>
          <table:table-cell office:value-type="float" office:value="1.1093">
            <text:p>1.1093</text:p>
          </table:table-cell>
        </table:table-row>
        <table:table-row table:style-name="ro1">
          <table:table-cell office:value-type="float" office:value="0.911062">
            <text:p>0.911062</text:p>
          </table:table-cell>
          <table:table-cell office:value-type="float" office:value="1.26178">
            <text:p>1.26178</text:p>
          </table:table-cell>
          <table:table-cell office:value-type="float" office:value="0.020089">
            <text:p>0.020089</text:p>
          </table:table-cell>
          <table:table-cell table:formula="of:=[.B59]/[.C59]" office:value-type="float" office:value="62.8094977350789">
            <text:p>62.8094977351</text:p>
          </table:table-cell>
          <table:table-cell office:value-type="float" office:value="1.1084">
            <text:p>1.1084</text:p>
          </table:table-cell>
        </table:table-row>
        <table:table-row table:style-name="ro1">
          <table:table-cell office:value-type="float" office:value="0.92677">
            <text:p>0.92677</text:p>
          </table:table-cell>
          <table:table-cell office:value-type="float" office:value="1.24698">
            <text:p>1.24698</text:p>
          </table:table-cell>
          <table:table-cell office:value-type="float" office:value="0.0193903">
            <text:p>0.0193903</text:p>
          </table:table-cell>
          <table:table-cell table:formula="of:=[.B60]/[.C60]" office:value-type="float" office:value="64.3094743247913">
            <text:p>64.3094743248</text:p>
          </table:table-cell>
          <table:table-cell office:value-type="float" office:value="1.1075">
            <text:p>1.1075</text:p>
          </table:table-cell>
        </table:table-row>
        <table:table-row table:style-name="ro1">
          <table:table-cell office:value-type="float" office:value="0.942478">
            <text:p>0.942478</text:p>
          </table:table-cell>
          <table:table-cell office:value-type="float" office:value="1.23282">
            <text:p>1.23282</text:p>
          </table:table-cell>
          <table:table-cell office:value-type="float" office:value="0.018737">
            <text:p>0.018737</text:p>
          </table:table-cell>
          <table:table-cell table:formula="of:=[.B61]/[.C61]" office:value-type="float" office:value="65.7960185728772">
            <text:p>65.7960185729</text:p>
          </table:table-cell>
          <table:table-cell office:value-type="float" office:value="1.10663">
            <text:p>1.10663</text:p>
          </table:table-cell>
        </table:table-row>
        <table:table-row table:style-name="ro1">
          <table:table-cell office:value-type="float" office:value="0.958186">
            <text:p>0.958186</text:p>
          </table:table-cell>
          <table:table-cell office:value-type="float" office:value="1.21926">
            <text:p>1.21926</text:p>
          </table:table-cell>
          <table:table-cell office:value-type="float" office:value="0.0181258">
            <text:p>0.0181258</text:p>
          </table:table-cell>
          <table:table-cell table:formula="of:=[.B62]/[.C62]" office:value-type="float" office:value="67.2665482351124">
            <text:p>67.2665482351</text:p>
          </table:table-cell>
          <table:table-cell office:value-type="float" office:value="1.1058">
            <text:p>1.1058</text:p>
          </table:table-cell>
        </table:table-row>
        <table:table-row table:style-name="ro1">
          <table:table-cell office:value-type="float" office:value="0.973894">
            <text:p>0.973894</text:p>
          </table:table-cell>
          <table:table-cell office:value-type="float" office:value="1.20629">
            <text:p>1.20629</text:p>
          </table:table-cell>
          <table:table-cell office:value-type="float" office:value="0.0175528">
            <text:p>0.0175528</text:p>
          </table:table-cell>
          <table:table-cell table:formula="of:=[.B63]/[.C63]" office:value-type="float" office:value="68.7235085000684">
            <text:p>68.7235085001</text:p>
          </table:table-cell>
          <table:table-cell office:value-type="float" office:value="1.10494">
            <text:p>1.10494</text:p>
          </table:table-cell>
        </table:table-row>
        <table:table-row table:style-name="ro1">
          <table:table-cell office:value-type="float" office:value="0.989602">
            <text:p>0.989602</text:p>
          </table:table-cell>
          <table:table-cell office:value-type="float" office:value="1.19387">
            <text:p>1.19387</text:p>
          </table:table-cell>
          <table:table-cell office:value-type="float" office:value="0.0170168">
            <text:p>0.0170168</text:p>
          </table:table-cell>
          <table:table-cell table:formula="of:=[.B64]/[.C64]" office:value-type="float" office:value="70.1583141366179">
            <text:p>70.1583141366</text:p>
          </table:table-cell>
          <table:table-cell office:value-type="float" office:value="1.10416">
            <text:p>1.10416</text:p>
          </table:table-cell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1.182">
            <text:p>1.182</text:p>
          </table:table-cell>
          <table:table-cell office:value-type="float" office:value="0.0165134">
            <text:p>0.0165134</text:p>
          </table:table-cell>
          <table:table-cell table:formula="of:=[.B65]/[.C65]" office:value-type="float" office:value="71.5782334346652">
            <text:p>71.5782334347</text:p>
          </table:table-cell>
          <table:table-cell office:value-type="float" office:value="1.10333">
            <text:p>1.10333</text:p>
          </table:table-cell>
        </table:table-row>
        <table:table-row table:style-name="ro1">
          <table:table-cell office:value-type="float" office:value="1.02102">
            <text:p>1.02102</text:p>
          </table:table-cell>
          <table:table-cell office:value-type="float" office:value="1.17063">
            <text:p>1.17063</text:p>
          </table:table-cell>
          <table:table-cell office:value-type="float" office:value="0.0160422">
            <text:p>0.0160422</text:p>
          </table:table-cell>
          <table:table-cell table:formula="of:=[.B66]/[.C66]" office:value-type="float" office:value="72.9719115831993">
            <text:p>72.9719115832</text:p>
          </table:table-cell>
          <table:table-cell office:value-type="float" office:value="1.10258">
            <text:p>1.10258</text:p>
          </table:table-cell>
        </table:table-row>
        <table:table-row table:style-name="ro1">
          <table:table-cell office:value-type="float" office:value="1.03673">
            <text:p>1.03673</text:p>
          </table:table-cell>
          <table:table-cell office:value-type="float" office:value="1.15976">
            <text:p>1.15976</text:p>
          </table:table-cell>
          <table:table-cell office:value-type="float" office:value="0.0155994">
            <text:p>0.0155994</text:p>
          </table:table-cell>
          <table:table-cell table:formula="of:=[.B67]/[.C67]" office:value-type="float" office:value="74.346449222406">
            <text:p>74.3464492224</text:p>
          </table:table-cell>
          <table:table-cell office:value-type="float" office:value="1.10183">
            <text:p>1.10183</text:p>
          </table:table-cell>
        </table:table-row>
        <table:table-row table:style-name="ro1">
          <table:table-cell office:value-type="float" office:value="1.05243">
            <text:p>1.05243</text:p>
          </table:table-cell>
          <table:table-cell office:value-type="float" office:value="1.14937">
            <text:p>1.14937</text:p>
          </table:table-cell>
          <table:table-cell office:value-type="float" office:value="0.0151834">
            <text:p>0.0151834</text:p>
          </table:table-cell>
          <table:table-cell table:formula="of:=[.B68]/[.C68]" office:value-type="float" office:value="75.6991187744511">
            <text:p>75.6991187745</text:p>
          </table:table-cell>
          <table:table-cell office:value-type="float" office:value="1.10106">
            <text:p>1.10106</text:p>
          </table:table-cell>
        </table:table-row>
        <table:table-row table:style-name="ro1">
          <table:table-cell office:value-type="float" office:value="1.06814">
            <text:p>1.06814</text:p>
          </table:table-cell>
          <table:table-cell office:value-type="float" office:value="1.13943">
            <text:p>1.13943</text:p>
          </table:table-cell>
          <table:table-cell office:value-type="float" office:value="0.0147934">
            <text:p>0.0147934</text:p>
          </table:table-cell>
          <table:table-cell table:formula="of:=[.B69]/[.C69]" office:value-type="float" office:value="77.0228615463653">
            <text:p>77.0228615464</text:p>
          </table:table-cell>
          <table:table-cell office:value-type="float" office:value="1.10033">
            <text:p>1.10033</text:p>
          </table:table-cell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.12994">
            <text:p>1.12994</text:p>
          </table:table-cell>
          <table:table-cell office:value-type="float" office:value="0.0144269">
            <text:p>0.0144269</text:p>
          </table:table-cell>
          <table:table-cell table:formula="of:=[.B70]/[.C70]" office:value-type="float" office:value="78.3217461824786">
            <text:p>78.3217461825</text:p>
          </table:table-cell>
          <table:table-cell office:value-type="float" office:value="1.09962">
            <text:p>1.09962</text:p>
          </table:table-cell>
        </table:table-row>
        <table:table-row table:style-name="ro1">
          <table:table-cell office:value-type="float" office:value="1.09956">
            <text:p>1.09956</text:p>
          </table:table-cell>
          <table:table-cell office:value-type="float" office:value="1.12087">
            <text:p>1.12087</text:p>
          </table:table-cell>
          <table:table-cell office:value-type="float" office:value="0.0140824">
            <text:p>0.0140824</text:p>
          </table:table-cell>
          <table:table-cell table:formula="of:=[.B71]/[.C71]" office:value-type="float" office:value="79.5936772141112">
            <text:p>79.5936772141</text:p>
          </table:table-cell>
          <table:table-cell office:value-type="float" office:value="1.09892">
            <text:p>1.09892</text:p>
          </table:table-cell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1222">
            <text:p>1.11222</text:p>
          </table:table-cell>
          <table:table-cell office:value-type="float" office:value="0.0137587">
            <text:p>0.0137587</text:p>
          </table:table-cell>
          <table:table-cell table:formula="of:=[.B72]/[.C72]" office:value-type="float" office:value="80.8375791317494">
            <text:p>80.8375791317</text:p>
          </table:table-cell>
          <table:table-cell office:value-type="float" office:value="1.09825">
            <text:p>1.09825</text:p>
          </table:table-cell>
        </table:table-row>
        <table:table-row table:style-name="ro1">
          <table:table-cell office:value-type="float" office:value="1.13097">
            <text:p>1.13097</text:p>
          </table:table-cell>
          <table:table-cell office:value-type="float" office:value="1.10396">
            <text:p>1.10396</text:p>
          </table:table-cell>
          <table:table-cell office:value-type="float" office:value="0.0134541">
            <text:p>0.0134541</text:p>
          </table:table-cell>
          <table:table-cell table:formula="of:=[.B73]/[.C73]" office:value-type="float" office:value="82.0537977270869">
            <text:p>82.0537977271</text:p>
          </table:table-cell>
          <table:table-cell office:value-type="float" office:value="1.09753">
            <text:p>1.09753</text:p>
          </table:table-cell>
        </table:table-row>
        <table:table-row table:style-name="ro1">
          <table:table-cell office:value-type="float" office:value="1.14668">
            <text:p>1.14668</text:p>
          </table:table-cell>
          <table:table-cell office:value-type="float" office:value="1.09609">
            <text:p>1.09609</text:p>
          </table:table-cell>
          <table:table-cell office:value-type="float" office:value="0.0131687">
            <text:p>0.0131687</text:p>
          </table:table-cell>
          <table:table-cell table:formula="of:=[.B74]/[.C74]" office:value-type="float" office:value="83.234487838587">
            <text:p>83.2344878386</text:p>
          </table:table-cell>
          <table:table-cell office:value-type="float" office:value="1.09688">
            <text:p>1.09688</text:p>
          </table:table-cell>
        </table:table-row>
        <table:table-row table:style-name="ro1">
          <table:table-cell office:value-type="float" office:value="1.16239">
            <text:p>1.16239</text:p>
          </table:table-cell>
          <table:table-cell office:value-type="float" office:value="1.0886">
            <text:p>1.0886</text:p>
          </table:table-cell>
          <table:table-cell office:value-type="float" office:value="0.0129004">
            <text:p>0.0129004</text:p>
          </table:table-cell>
          <table:table-cell table:formula="of:=[.B75]/[.C75]" office:value-type="float" office:value="84.3849803106881">
            <text:p>84.3849803107</text:p>
          </table:table-cell>
          <table:table-cell office:value-type="float" office:value="1.09622">
            <text:p>1.09622</text:p>
          </table:table-cell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1.08146">
            <text:p>1.08146</text:p>
          </table:table-cell>
          <table:table-cell office:value-type="float" office:value="0.0126485">
            <text:p>0.0126485</text:p>
          </table:table-cell>
          <table:table-cell table:formula="of:=[.B76]/[.C76]" office:value-type="float" office:value="85.5010475550461">
            <text:p>85.501047555</text:p>
          </table:table-cell>
          <table:table-cell office:value-type="float" office:value="1.09557">
            <text:p>1.09557</text:p>
          </table:table-cell>
        </table:table-row>
        <table:table-row table:style-name="ro1">
          <table:table-cell office:value-type="float" office:value="1.19381">
            <text:p>1.19381</text:p>
          </table:table-cell>
          <table:table-cell office:value-type="float" office:value="1.07469">
            <text:p>1.07469</text:p>
          </table:table-cell>
          <table:table-cell office:value-type="float" office:value="0.0124121">
            <text:p>0.0124121</text:p>
          </table:table-cell>
          <table:table-cell table:formula="of:=[.B77]/[.C77]" office:value-type="float" office:value="86.5840591036166">
            <text:p>86.5840591036</text:p>
          </table:table-cell>
          <table:table-cell office:value-type="float" office:value="1.09494">
            <text:p>1.09494</text:p>
          </table:table-cell>
        </table:table-row>
        <table:table-row table:style-name="ro1">
          <table:table-cell office:value-type="float" office:value="1.20951">
            <text:p>1.20951</text:p>
          </table:table-cell>
          <table:table-cell office:value-type="float" office:value="1.06825">
            <text:p>1.06825</text:p>
          </table:table-cell>
          <table:table-cell office:value-type="float" office:value="0.0121901">
            <text:p>0.0121901</text:p>
          </table:table-cell>
          <table:table-cell table:formula="of:=[.B78]/[.C78]" office:value-type="float" office:value="87.6325870993675">
            <text:p>87.6325870994</text:p>
          </table:table-cell>
          <table:table-cell office:value-type="float" office:value="1.09428">
            <text:p>1.09428</text:p>
          </table:table-cell>
        </table:table-row>
        <table:table-row table:style-name="ro1">
          <table:table-cell office:value-type="float" office:value="1.22522">
            <text:p>1.22522</text:p>
          </table:table-cell>
          <table:table-cell office:value-type="float" office:value="1.06215">
            <text:p>1.06215</text:p>
          </table:table-cell>
          <table:table-cell office:value-type="float" office:value="0.0119827">
            <text:p>0.0119827</text:p>
          </table:table-cell>
          <table:table-cell table:formula="of:=[.B79]/[.C79]" office:value-type="float" office:value="88.6402897510578">
            <text:p>88.6402897511</text:p>
          </table:table-cell>
          <table:table-cell office:value-type="float" office:value="1.09367">
            <text:p>1.09367</text:p>
          </table:table-cell>
        </table:table-row>
        <table:table-row table:style-name="ro1">
          <table:table-cell office:value-type="float" office:value="1.24093">
            <text:p>1.24093</text:p>
          </table:table-cell>
          <table:table-cell office:value-type="float" office:value="1.05637">
            <text:p>1.05637</text:p>
          </table:table-cell>
          <table:table-cell office:value-type="float" office:value="0.0117884">
            <text:p>0.0117884</text:p>
          </table:table-cell>
          <table:table-cell table:formula="of:=[.B80]/[.C80]" office:value-type="float" office:value="89.6109734993723">
            <text:p>89.6109734994</text:p>
          </table:table-cell>
          <table:table-cell office:value-type="float" office:value="1.09307">
            <text:p>1.09307</text:p>
          </table:table-cell>
        </table:table-row>
        <table:table-row table:style-name="ro1">
          <table:table-cell office:value-type="float" office:value="1.25664">
            <text:p>1.25664</text:p>
          </table:table-cell>
          <table:table-cell office:value-type="float" office:value="1.05091">
            <text:p>1.05091</text:p>
          </table:table-cell>
          <table:table-cell office:value-type="float" office:value="0.0116063">
            <text:p>0.0116063</text:p>
          </table:table-cell>
          <table:table-cell table:formula="of:=[.B81]/[.C81]" office:value-type="float" office:value="90.5465135314441">
            <text:p>90.5465135314</text:p>
          </table:table-cell>
          <table:table-cell office:value-type="float" office:value="1.09245">
            <text:p>1.09245</text:p>
          </table:table-cell>
        </table:table-row>
        <table:table-row table:style-name="ro1">
          <table:table-cell office:value-type="float" office:value="1.27235">
            <text:p>1.27235</text:p>
          </table:table-cell>
          <table:table-cell office:value-type="float" office:value="1.04576">
            <text:p>1.04576</text:p>
          </table:table-cell>
          <table:table-cell office:value-type="float" office:value="0.0114367">
            <text:p>0.0114367</text:p>
          </table:table-cell>
          <table:table-cell table:formula="of:=[.B82]/[.C82]" office:value-type="float" office:value="91.4389640368288">
            <text:p>91.4389640368</text:p>
          </table:table-cell>
          <table:table-cell office:value-type="float" office:value="1.09186">
            <text:p>1.09186</text:p>
          </table:table-cell>
        </table:table-row>
        <table:table-row table:style-name="ro1">
          <table:table-cell office:value-type="float" office:value="1.28805">
            <text:p>1.28805</text:p>
          </table:table-cell>
          <table:table-cell office:value-type="float" office:value="1.04091">
            <text:p>1.04091</text:p>
          </table:table-cell>
          <table:table-cell office:value-type="float" office:value="0.0112782">
            <text:p>0.0112782</text:p>
          </table:table-cell>
          <table:table-cell table:formula="of:=[.B83]/[.C83]" office:value-type="float" office:value="92.2939830824068">
            <text:p>92.2939830824</text:p>
          </table:table-cell>
          <table:table-cell office:value-type="float" office:value="1.09125">
            <text:p>1.09125</text:p>
          </table:table-cell>
        </table:table-row>
        <table:table-row table:style-name="ro1">
          <table:table-cell office:value-type="float" office:value="1.30376">
            <text:p>1.30376</text:p>
          </table:table-cell>
          <table:table-cell office:value-type="float" office:value="1.03636">
            <text:p>1.03636</text:p>
          </table:table-cell>
          <table:table-cell office:value-type="float" office:value="0.0111311">
            <text:p>0.0111311</text:p>
          </table:table-cell>
          <table:table-cell table:formula="of:=[.B84]/[.C84]" office:value-type="float" office:value="93.1049042772053">
            <text:p>93.1049042772</text:p>
          </table:table-cell>
          <table:table-cell office:value-type="float" office:value="1.09068">
            <text:p>1.09068</text:p>
          </table:table-cell>
        </table:table-row>
        <table:table-row table:style-name="ro1">
          <table:table-cell office:value-type="float" office:value="1.31947">
            <text:p>1.31947</text:p>
          </table:table-cell>
          <table:table-cell office:value-type="float" office:value="1.0321">
            <text:p>1.0321</text:p>
          </table:table-cell>
          <table:table-cell office:value-type="float" office:value="0.0109942">
            <text:p>0.0109942</text:p>
          </table:table-cell>
          <table:table-cell table:formula="of:=[.B85]/[.C85]" office:value-type="float" office:value="93.8767713885503">
            <text:p>93.8767713886</text:p>
          </table:table-cell>
          <table:table-cell office:value-type="float" office:value="1.0901">
            <text:p>1.0901</text:p>
          </table:table-cell>
        </table:table-row>
        <table:table-row table:style-name="ro1">
          <table:table-cell office:value-type="float" office:value="1.33518">
            <text:p>1.33518</text:p>
          </table:table-cell>
          <table:table-cell office:value-type="float" office:value="1.02812">
            <text:p>1.02812</text:p>
          </table:table-cell>
          <table:table-cell office:value-type="float" office:value="0.0108674">
            <text:p>0.0108674</text:p>
          </table:table-cell>
          <table:table-cell table:formula="of:=[.B86]/[.C86]" office:value-type="float" office:value="94.6058854923901">
            <text:p>94.6058854924</text:p>
          </table:table-cell>
          <table:table-cell office:value-type="float" office:value="1.08953">
            <text:p>1.08953</text:p>
          </table:table-cell>
        </table:table-row>
        <table:table-row table:style-name="ro1">
          <table:table-cell office:value-type="float" office:value="1.35088">
            <text:p>1.35088</text:p>
          </table:table-cell>
          <table:table-cell office:value-type="float" office:value="1.02442">
            <text:p>1.02442</text:p>
          </table:table-cell>
          <table:table-cell office:value-type="float" office:value="0.0107505">
            <text:p>0.0107505</text:p>
          </table:table-cell>
          <table:table-cell table:formula="of:=[.B87]/[.C87]" office:value-type="float" office:value="95.290451606902">
            <text:p>95.2904516069</text:p>
          </table:table-cell>
          <table:table-cell office:value-type="float" office:value="1.08895">
            <text:p>1.08895</text:p>
          </table:table-cell>
        </table:table-row>
        <table:table-row table:style-name="ro1">
          <table:table-cell office:value-type="float" office:value="1.36659">
            <text:p>1.36659</text:p>
          </table:table-cell>
          <table:table-cell office:value-type="float" office:value="1.021">
            <text:p>1.021</text:p>
          </table:table-cell>
          <table:table-cell office:value-type="float" office:value="0.0106431">
            <text:p>0.0106431</text:p>
          </table:table-cell>
          <table:table-cell table:formula="of:=[.B88]/[.C88]" office:value-type="float" office:value="95.9306968834268">
            <text:p>95.9306968834</text:p>
          </table:table-cell>
          <table:table-cell office:value-type="float" office:value="1.08837">
            <text:p>1.08837</text:p>
          </table:table-cell>
        </table:table-row>
        <table:table-row table:style-name="ro1">
          <table:table-cell office:value-type="float" office:value="1.3823">
            <text:p>1.3823</text:p>
          </table:table-cell>
          <table:table-cell office:value-type="float" office:value="1.01785">
            <text:p>1.01785</text:p>
          </table:table-cell>
          <table:table-cell office:value-type="float" office:value="0.0105451">
            <text:p>0.0105451</text:p>
          </table:table-cell>
          <table:table-cell table:formula="of:=[.B89]/[.C89]" office:value-type="float" office:value="96.5235038074556">
            <text:p>96.5235038075</text:p>
          </table:table-cell>
          <table:table-cell office:value-type="float" office:value="1.08783">
            <text:p>1.08783</text:p>
          </table:table-cell>
        </table:table-row>
        <table:table-row table:style-name="ro1">
          <table:table-cell office:value-type="float" office:value="1.39801">
            <text:p>1.39801</text:p>
          </table:table-cell>
          <table:table-cell office:value-type="float" office:value="1.01496">
            <text:p>1.01496</text:p>
          </table:table-cell>
          <table:table-cell office:value-type="float" office:value="0.0104555">
            <text:p>0.0104555</text:p>
          </table:table-cell>
          <table:table-cell table:formula="of:=[.B90]/[.C90]" office:value-type="float" office:value="97.0742671321314">
            <text:p>97.0742671321</text:p>
          </table:table-cell>
          <table:table-cell office:value-type="float" office:value="1.08724">
            <text:p>1.08724</text:p>
          </table:table-cell>
        </table:table-row>
        <table:table-row table:style-name="ro1">
          <table:table-cell office:value-type="float" office:value="1.41372">
            <text:p>1.41372</text:p>
          </table:table-cell>
          <table:table-cell office:value-type="float" office:value="1.01234">
            <text:p>1.01234</text:p>
          </table:table-cell>
          <table:table-cell office:value-type="float" office:value="0.0103751">
            <text:p>0.0103751</text:p>
          </table:table-cell>
          <table:table-cell table:formula="of:=[.B91]/[.C91]" office:value-type="float" office:value="97.5739992867539">
            <text:p>97.5739992868</text:p>
          </table:table-cell>
          <table:table-cell office:value-type="float" office:value="1.08674">
            <text:p>1.08674</text:p>
          </table:table-cell>
        </table:table-row>
        <table:table-row table:style-name="ro1">
          <table:table-cell office:value-type="float" office:value="1.42942">
            <text:p>1.42942</text:p>
          </table:table-cell>
          <table:table-cell office:value-type="float" office:value="1.00997">
            <text:p>1.00997</text:p>
          </table:table-cell>
          <table:table-cell office:value-type="float" office:value="0.010302">
            <text:p>0.010302</text:p>
          </table:table-cell>
          <table:table-cell table:formula="of:=[.B92]/[.C92]" office:value-type="float" office:value="98.036303630363">
            <text:p>98.0363036304</text:p>
          </table:table-cell>
          <table:table-cell office:value-type="float" office:value="1.08613">
            <text:p>1.08613</text:p>
          </table:table-cell>
        </table:table-row>
        <table:table-row table:style-name="ro1">
          <table:table-cell office:value-type="float" office:value="1.44513">
            <text:p>1.44513</text:p>
          </table:table-cell>
          <table:table-cell office:value-type="float" office:value="1.00787">
            <text:p>1.00787</text:p>
          </table:table-cell>
          <table:table-cell office:value-type="float" office:value="0.0102382">
            <text:p>0.0102382</text:p>
          </table:table-cell>
          <table:table-cell table:formula="of:=[.B93]/[.C93]" office:value-type="float" office:value="98.4421089644664">
            <text:p>98.4421089645</text:p>
          </table:table-cell>
          <table:table-cell office:value-type="float" office:value="1.08563">
            <text:p>1.08563</text:p>
          </table:table-cell>
        </table:table-row>
        <table:table-row table:style-name="ro1">
          <table:table-cell office:value-type="float" office:value="1.46084">
            <text:p>1.46084</text:p>
          </table:table-cell>
          <table:table-cell office:value-type="float" office:value="1.00601">
            <text:p>1.00601</text:p>
          </table:table-cell>
          <table:table-cell office:value-type="float" office:value="0.0101816">
            <text:p>0.0101816</text:p>
          </table:table-cell>
          <table:table-cell table:formula="of:=[.B94]/[.C94]" office:value-type="float" office:value="98.8066708572327">
            <text:p>98.8066708572</text:p>
          </table:table-cell>
          <table:table-cell office:value-type="float" office:value="1.08508">
            <text:p>1.08508</text:p>
          </table:table-cell>
        </table:table-row>
        <table:table-row table:style-name="ro1">
          <table:table-cell office:value-type="float" office:value="1.47655">
            <text:p>1.47655</text:p>
          </table:table-cell>
          <table:table-cell office:value-type="float" office:value="1.00441">
            <text:p>1.00441</text:p>
          </table:table-cell>
          <table:table-cell office:value-type="float" office:value="0.010133">
            <text:p>0.010133</text:p>
          </table:table-cell>
          <table:table-cell table:formula="of:=[.B95]/[.C95]" office:value-type="float" office:value="99.1226685088325">
            <text:p>99.1226685088</text:p>
          </table:table-cell>
          <table:table-cell office:value-type="float" office:value="1.08453">
            <text:p>1.08453</text:p>
          </table:table-cell>
        </table:table-row>
        <table:table-row table:style-name="ro1">
          <table:table-cell office:value-type="float" office:value="1.49226">
            <text:p>1.49226</text:p>
          </table:table-cell>
          <table:table-cell office:value-type="float" office:value="1.00306">
            <text:p>1.00306</text:p>
          </table:table-cell>
          <table:table-cell office:value-type="float" office:value="0.0100923">
            <text:p>0.0100923</text:p>
          </table:table-cell>
          <table:table-cell table:formula="of:=[.B96]/[.C96]" office:value-type="float" office:value="99.3886428267095">
            <text:p>99.3886428267</text:p>
          </table:table-cell>
          <table:table-cell office:value-type="float" office:value="1.08401">
            <text:p>1.08401</text:p>
          </table:table-cell>
        </table:table-row>
        <table:table-row table:style-name="ro1">
          <table:table-cell office:value-type="float" office:value="1.50796">
            <text:p>1.50796</text:p>
          </table:table-cell>
          <table:table-cell office:value-type="float" office:value="1.00196">
            <text:p>1.00196</text:p>
          </table:table-cell>
          <table:table-cell office:value-type="float" office:value="0.0100589">
            <text:p>0.0100589</text:p>
          </table:table-cell>
          <table:table-cell table:formula="of:=[.B97]/[.C97]" office:value-type="float" office:value="99.6093012158387">
            <text:p>99.6093012158</text:p>
          </table:table-cell>
          <table:table-cell office:value-type="float" office:value="1.08346">
            <text:p>1.08346</text:p>
          </table:table-cell>
        </table:table-row>
        <table:table-row table:style-name="ro1">
          <table:table-cell office:value-type="float" office:value="1.52367">
            <text:p>1.52367</text:p>
          </table:table-cell>
          <table:table-cell office:value-type="float" office:value="1.0011">
            <text:p>1.0011</text:p>
          </table:table-cell>
          <table:table-cell office:value-type="float" office:value="0.0100332">
            <text:p>0.0100332</text:p>
          </table:table-cell>
          <table:table-cell table:formula="of:=[.B98]/[.C98]" office:value-type="float" office:value="99.7787346011243">
            <text:p>99.7787346011</text:p>
          </table:table-cell>
          <table:table-cell office:value-type="float" office:value="1.08296">
            <text:p>1.08296</text:p>
          </table:table-cell>
        </table:table-row>
        <table:table-row table:style-name="ro1">
          <table:table-cell office:value-type="float" office:value="1.53938">
            <text:p>1.53938</text:p>
          </table:table-cell>
          <table:table-cell office:value-type="float" office:value="1.00049">
            <text:p>1.00049</text:p>
          </table:table-cell>
          <table:table-cell office:value-type="float" office:value="0.0100143">
            <text:p>0.0100143</text:p>
          </table:table-cell>
          <table:table-cell table:formula="of:=[.B99]/[.C99]" office:value-type="float" office:value="99.9061342280539">
            <text:p>99.9061342281</text:p>
          </table:table-cell>
          <table:table-cell office:value-type="float" office:value="1.08238">
            <text:p>1.08238</text:p>
          </table:table-cell>
        </table:table-row>
        <table:table-row table:style-name="ro1">
          <table:table-cell office:value-type="float" office:value="1.55509">
            <text:p>1.55509</text:p>
          </table:table-cell>
          <table:table-cell office:value-type="float" office:value="1.00012">
            <text:p>1.00012</text:p>
          </table:table-cell>
          <table:table-cell office:value-type="float" office:value="0.0100037">
            <text:p>0.0100037</text:p>
          </table:table-cell>
          <table:table-cell table:formula="of:=[.B100]/[.C100]" office:value-type="float" office:value="99.9750092465788">
            <text:p>99.9750092466</text:p>
          </table:table-cell>
          <table:table-cell office:value-type="float" office:value="1.08238">
            <text:p>1.08238</text:p>
          </table:table-cell>
        </table:table-row>
      </table:table>
      <table:table table:name="Elli 100 1 1" table:style-name="ta1">
        <table:shapes>
          <draw:frame draw:z-index="0" draw:style-name="gr1" svg:width="6.3004in" svg:height="3.5421in" svg:x="4.5071in" svg:y="3.7677in">
            <draw:object draw:notify-on-update-of-ranges="'Elli 100 1 1'.A1:'Elli 100 1 1'.A100 'Elli 100 1 1'.B1:'Elli 100 1 1'.B100 'Elli 100 1 1'.C1:'Elli 100 1 1'.C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3in" svg:height="3.5421in" svg:x="4.5067in" svg:y="0.1768in">
            <draw:object draw:notify-on-update-of-ranges="'Elli 100 1 1'.A1:'Elli 100 1 1'.A100 'Elli 100 1 1'.D1:'Elli 100 1 1'.D1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3004in" svg:height="3.5421in" svg:x="4.6075in" svg:y="7.4079in">
            <draw:object draw:notify-on-update-of-ranges="'Elli 100 1 1'.A1:'Elli 100 1 1'.A100 'Elli 100 1 1'.E1:'Elli 100 1 1'.E1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formula="of:=[.B1]/[.C1]" office:value-type="float" office:value="1">
            <text:p>1</text:p>
          </table:table-cell>
          <table:table-cell office:value-type="float" office:value="6.45538">
            <text:p>6.45538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 table:formula="of:=[.B2]/[.C2]" office:value-type="float" office:value="3.46694209541024">
            <text:p>3.4669420954</text:p>
          </table:table-cell>
          <table:table-cell office:value-type="float" office:value="7.35953">
            <text:p>7.35953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 table:formula="of:=[.B3]/[.C3]" office:value-type="float" office:value="10.8653639528387">
            <text:p>10.8653639528</text:p>
          </table:table-cell>
          <table:table-cell office:value-type="float" office:value="4.69391">
            <text:p>4.69391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 table:formula="of:=[.B4]/[.C4]" office:value-type="float" office:value="23.187739087131">
            <text:p>23.1877390871</text:p>
          </table:table-cell>
          <table:table-cell office:value-type="float" office:value="3.72203">
            <text:p>3.72203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 table:formula="of:=[.B5]/[.C5]" office:value-type="float" office:value="40.4223549488055">
            <text:p>40.4223549488</text:p>
          </table:table-cell>
          <table:table-cell office:value-type="float" office:value="3.25827">
            <text:p>3.25827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 table:formula="of:=[.B6]/[.C6]" office:value-type="float" office:value="62.5537409648389">
            <text:p>62.5537409648</text:p>
          </table:table-cell>
          <table:table-cell office:value-type="float" office:value="2.99192">
            <text:p>2.99192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 table:formula="of:=[.B7]/[.C7]" office:value-type="float" office:value="89.5532127663181">
            <text:p>89.5532127663</text:p>
          </table:table-cell>
          <table:table-cell office:value-type="float" office:value="2.82062">
            <text:p>2.82062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 table:formula="of:=[.B8]/[.C8]" office:value-type="float" office:value="121.405400777731">
            <text:p>121.4054007777</text:p>
          </table:table-cell>
          <table:table-cell office:value-type="float" office:value="2.70138">
            <text:p>2.70138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 table:formula="of:=[.B9]/[.C9]" office:value-type="float" office:value="158.070407644122">
            <text:p>158.0704076441</text:p>
          </table:table-cell>
          <table:table-cell office:value-type="float" office:value="2.61372">
            <text:p>2.61372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 table:formula="of:=[.B10]/[.C10]" office:value-type="float" office:value="199.50853580869">
            <text:p>199.5085358087</text:p>
          </table:table-cell>
          <table:table-cell office:value-type="float" office:value="2.54694">
            <text:p>2.54694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6.37975">
            <text:p>6.37975</text:p>
          </table:table-cell>
          <table:table-cell office:value-type="float" office:value="0.025964">
            <text:p>0.025964</text:p>
          </table:table-cell>
          <table:table-cell table:formula="of:=[.B11]/[.C11]" office:value-type="float" office:value="245.715221075335">
            <text:p>245.7152210753</text:p>
          </table:table-cell>
          <table:table-cell office:value-type="float" office:value="2.4937">
            <text:p>2.4937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80683">
            <text:p>5.80683</text:p>
          </table:table-cell>
          <table:table-cell office:value-type="float" office:value="0.0195805">
            <text:p>0.0195805</text:p>
          </table:table-cell>
          <table:table-cell table:formula="of:=[.B12]/[.C12]" office:value-type="float" office:value="296.561885549399">
            <text:p>296.5618855494</text:p>
          </table:table-cell>
          <table:table-cell office:value-type="float" office:value="2.45099">
            <text:p>2.45099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5.32939">
            <text:p>5.32939</text:p>
          </table:table-cell>
          <table:table-cell office:value-type="float" office:value="0.0151364">
            <text:p>0.0151364</text:p>
          </table:table-cell>
          <table:table-cell table:formula="of:=[.B13]/[.C13]" office:value-type="float" office:value="352.090985967601">
            <text:p>352.0909859676</text:p>
          </table:table-cell>
          <table:table-cell office:value-type="float" office:value="2.41533">
            <text:p>2.41533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92554">
            <text:p>4.92554</text:p>
          </table:table-cell>
          <table:table-cell office:value-type="float" office:value="0.0119508">
            <text:p>0.0119508</text:p>
          </table:table-cell>
          <table:table-cell table:formula="of:=[.B14]/[.C14]" office:value-type="float" office:value="412.151487766509">
            <text:p>412.1514877665</text:p>
          </table:table-cell>
          <table:table-cell office:value-type="float" office:value="2.38586">
            <text:p>2.38586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57956">
            <text:p>4.57956</text:p>
          </table:table-cell>
          <table:table-cell office:value-type="float" office:value="0.00960408">
            <text:p>0.00960408</text:p>
          </table:table-cell>
          <table:table-cell table:formula="of:=[.B15]/[.C15]" office:value-type="float" office:value="476.834845190794">
            <text:p>476.8348451908</text:p>
          </table:table-cell>
          <table:table-cell office:value-type="float" office:value="2.35996">
            <text:p>2.35996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4.27995">
            <text:p>4.27995</text:p>
          </table:table-cell>
          <table:table-cell office:value-type="float" office:value="0.00784147">
            <text:p>0.00784147</text:p>
          </table:table-cell>
          <table:table-cell table:formula="of:=[.B16]/[.C16]" office:value-type="float" office:value="545.809650486452">
            <text:p>545.8096504865</text:p>
          </table:table-cell>
          <table:table-cell office:value-type="float" office:value="2.33866">
            <text:p>2.33866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4.01803">
            <text:p>4.01803</text:p>
          </table:table-cell>
          <table:table-cell office:value-type="float" office:value="0.00648659">
            <text:p>0.00648659</text:p>
          </table:table-cell>
          <table:table-cell table:formula="of:=[.B17]/[.C17]" office:value-type="float" office:value="619.436406494013">
            <text:p>619.436406494</text:p>
          </table:table-cell>
          <table:table-cell office:value-type="float" office:value="2.31985">
            <text:p>2.31985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78717">
            <text:p>3.78717</text:p>
          </table:table-cell>
          <table:table-cell office:value-type="float" office:value="0.00543039">
            <text:p>0.00543039</text:p>
          </table:table-cell>
          <table:table-cell table:formula="of:=[.B18]/[.C18]" office:value-type="float" office:value="697.402948959467">
            <text:p>697.4029489595</text:p>
          </table:table-cell>
          <table:table-cell office:value-type="float" office:value="2.30192">
            <text:p>2.30192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58222">
            <text:p>3.58222</text:p>
          </table:table-cell>
          <table:table-cell office:value-type="float" office:value="0.00459802">
            <text:p>0.00459802</text:p>
          </table:table-cell>
          <table:table-cell table:formula="of:=[.B19]/[.C19]" office:value-type="float" office:value="779.078820883772">
            <text:p>779.0788208838</text:p>
          </table:table-cell>
          <table:table-cell office:value-type="float" office:value="2.28745">
            <text:p>2.28745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3991">
            <text:p>3.3991</text:p>
          </table:table-cell>
          <table:table-cell office:value-type="float" office:value="0.00392795">
            <text:p>0.00392795</text:p>
          </table:table-cell>
          <table:table-cell table:formula="of:=[.B20]/[.C20]" office:value-type="float" office:value="865.362339133645">
            <text:p>865.3623391336</text:p>
          </table:table-cell>
          <table:table-cell office:value-type="float" office:value="2.2743">
            <text:p>2.2743</text:p>
          </table:table-cell>
        </table:table-row>
        <table:table-row table:style-name="ro1">
          <table:table-cell office:value-type="float" office:value="0.314159">
            <text:p>0.314159</text:p>
          </table:table-cell>
          <table:table-cell office:value-type="float" office:value="3.23454">
            <text:p>3.23454</text:p>
          </table:table-cell>
          <table:table-cell office:value-type="float" office:value="0.00338424">
            <text:p>0.00338424</text:p>
          </table:table-cell>
          <table:table-cell table:formula="of:=[.B21]/[.C21]" office:value-type="float" office:value="955.765548542657">
            <text:p>955.7655485427</text:p>
          </table:table-cell>
          <table:table-cell office:value-type="float" office:value="2.26226">
            <text:p>2.26226</text:p>
          </table:table-cell>
        </table:table-row>
        <table:table-row table:style-name="ro1">
          <table:table-cell office:value-type="float" office:value="0.329867">
            <text:p>0.329867</text:p>
          </table:table-cell>
          <table:table-cell office:value-type="float" office:value="3.08589">
            <text:p>3.08589</text:p>
          </table:table-cell>
          <table:table-cell office:value-type="float" office:value="0.00293876">
            <text:p>0.00293876</text:p>
          </table:table-cell>
          <table:table-cell table:formula="of:=[.B22]/[.C22]" office:value-type="float" office:value="1050.06533367815">
            <text:p>1050.0653336782</text:p>
          </table:table-cell>
          <table:table-cell office:value-type="float" office:value="2.25167">
            <text:p>2.25167</text:p>
          </table:table-cell>
        </table:table-row>
        <table:table-row table:style-name="ro1">
          <table:table-cell office:value-type="float" office:value="0.345575">
            <text:p>0.345575</text:p>
          </table:table-cell>
          <table:table-cell office:value-type="float" office:value="2.951">
            <text:p>2.951</text:p>
          </table:table-cell>
          <table:table-cell office:value-type="float" office:value="0.00256963">
            <text:p>0.00256963</text:p>
          </table:table-cell>
          <table:table-cell table:formula="of:=[.B23]/[.C23]" office:value-type="float" office:value="1148.41436315734">
            <text:p>1148.4143631574</text:p>
          </table:table-cell>
          <table:table-cell office:value-type="float" office:value="2.2418">
            <text:p>2.2418</text:p>
          </table:table-cell>
        </table:table-row>
        <table:table-row table:style-name="ro1">
          <table:table-cell office:value-type="float" office:value="0.361283">
            <text:p>0.361283</text:p>
          </table:table-cell>
          <table:table-cell office:value-type="float" office:value="2.82807">
            <text:p>2.82807</text:p>
          </table:table-cell>
          <table:table-cell office:value-type="float" office:value="0.00226163">
            <text:p>0.00226163</text:p>
          </table:table-cell>
          <table:table-cell table:formula="of:=[.B24]/[.C24]" office:value-type="float" office:value="1250.45652914049">
            <text:p>1250.4565291405</text:p>
          </table:table-cell>
          <table:table-cell office:value-type="float" office:value="2.23175">
            <text:p>2.23175</text:p>
          </table:table-cell>
        </table:table-row>
        <table:table-row table:style-name="ro1">
          <table:table-cell office:value-type="float" office:value="0.376991">
            <text:p>0.376991</text:p>
          </table:table-cell>
          <table:table-cell office:value-type="float" office:value="2.71561">
            <text:p>2.71561</text:p>
          </table:table-cell>
          <table:table-cell office:value-type="float" office:value="0.00200352">
            <text:p>0.00200352</text:p>
          </table:table-cell>
          <table:table-cell table:formula="of:=[.B25]/[.C25]" office:value-type="float" office:value="1355.41946174732">
            <text:p>1355.4194617473</text:p>
          </table:table-cell>
          <table:table-cell office:value-type="float" office:value="2.22441">
            <text:p>2.22441</text:p>
          </table:table-cell>
        </table:table-row>
        <table:table-row table:style-name="ro1">
          <table:table-cell office:value-type="float" office:value="0.392699">
            <text:p>0.392699</text:p>
          </table:table-cell>
          <table:table-cell office:value-type="float" office:value="2.61236">
            <text:p>2.61236</text:p>
          </table:table-cell>
          <table:table-cell office:value-type="float" office:value="0.00178295">
            <text:p>0.00178295</text:p>
          </table:table-cell>
          <table:table-cell table:formula="of:=[.B26]/[.C26]" office:value-type="float" office:value="1465.18971367677">
            <text:p>1465.1897136768</text:p>
          </table:table-cell>
          <table:table-cell office:value-type="float" office:value="2.21702">
            <text:p>2.21702</text:p>
          </table:table-cell>
        </table:table-row>
        <table:table-row table:style-name="ro1">
          <table:table-cell office:value-type="float" office:value="0.408407">
            <text:p>0.408407</text:p>
          </table:table-cell>
          <table:table-cell office:value-type="float" office:value="2.51728">
            <text:p>2.51728</text:p>
          </table:table-cell>
          <table:table-cell office:value-type="float" office:value="0.00159493">
            <text:p>0.00159493</text:p>
          </table:table-cell>
          <table:table-cell table:formula="of:=[.B27]/[.C27]" office:value-type="float" office:value="1578.30124206078">
            <text:p>1578.3012420608</text:p>
          </table:table-cell>
          <table:table-cell office:value-type="float" office:value="2.20987">
            <text:p>2.20987</text:p>
          </table:table-cell>
        </table:table-row>
        <table:table-row table:style-name="ro1">
          <table:table-cell office:value-type="float" office:value="0.424115">
            <text:p>0.424115</text:p>
          </table:table-cell>
          <table:table-cell office:value-type="float" office:value="2.42945">
            <text:p>2.42945</text:p>
          </table:table-cell>
          <table:table-cell office:value-type="float" office:value="0.00143374">
            <text:p>0.00143374</text:p>
          </table:table-cell>
          <table:table-cell table:formula="of:=[.B28]/[.C28]" office:value-type="float" office:value="1694.48435560143">
            <text:p>1694.4843556014</text:p>
          </table:table-cell>
          <table:table-cell office:value-type="float" office:value="2.20293">
            <text:p>2.20293</text:p>
          </table:table-cell>
        </table:table-row>
        <table:table-row table:style-name="ro1">
          <table:table-cell office:value-type="float" office:value="0.439823">
            <text:p>0.439823</text:p>
          </table:table-cell>
          <table:table-cell office:value-type="float" office:value="2.3481">
            <text:p>2.3481</text:p>
          </table:table-cell>
          <table:table-cell office:value-type="float" office:value="0.00129477">
            <text:p>0.00129477</text:p>
          </table:table-cell>
          <table:table-cell table:formula="of:=[.B29]/[.C29]" office:value-type="float" office:value="1813.52672675456">
            <text:p>1813.5267267546</text:p>
          </table:table-cell>
          <table:table-cell office:value-type="float" office:value="2.19741">
            <text:p>2.19741</text:p>
          </table:table-cell>
        </table:table-row>
        <table:table-row table:style-name="ro1">
          <table:table-cell office:value-type="float" office:value="0.455531">
            <text:p>0.455531</text:p>
          </table:table-cell>
          <table:table-cell office:value-type="float" office:value="2.27257">
            <text:p>2.27257</text:p>
          </table:table-cell>
          <table:table-cell office:value-type="float" office:value="0.0011735">
            <text:p>0.0011735</text:p>
          </table:table-cell>
          <table:table-cell table:formula="of:=[.B30]/[.C30]" office:value-type="float" office:value="1936.57435023434">
            <text:p>1936.5743502344</text:p>
          </table:table-cell>
          <table:table-cell office:value-type="float" office:value="2.19058">
            <text:p>2.19058</text:p>
          </table:table-cell>
        </table:table-row>
        <table:table-row table:style-name="ro1">
          <table:table-cell office:value-type="float" office:value="0.471239">
            <text:p>0.471239</text:p>
          </table:table-cell>
          <table:table-cell office:value-type="float" office:value="2.20227">
            <text:p>2.20227</text:p>
          </table:table-cell>
          <table:table-cell office:value-type="float" office:value="0.00106854">
            <text:p>0.00106854</text:p>
          </table:table-cell>
          <table:table-cell table:formula="of:=[.B31]/[.C31]" office:value-type="float" office:value="2061.008478859">
            <text:p>2061.008478859</text:p>
          </table:table-cell>
          <table:table-cell office:value-type="float" office:value="2.18495">
            <text:p>2.18495</text:p>
          </table:table-cell>
        </table:table-row>
        <table:table-row table:style-name="ro1">
          <table:table-cell office:value-type="float" office:value="0.486947">
            <text:p>0.486947</text:p>
          </table:table-cell>
          <table:table-cell office:value-type="float" office:value="2.13669">
            <text:p>2.13669</text:p>
          </table:table-cell>
          <table:table-cell office:value-type="float" office:value="0.000976215">
            <text:p>0.000976215</text:p>
          </table:table-cell>
          <table:table-cell table:formula="of:=[.B32]/[.C32]" office:value-type="float" office:value="2188.74940458813">
            <text:p>2188.7494045881</text:p>
          </table:table-cell>
          <table:table-cell office:value-type="float" office:value="2.18062">
            <text:p>2.18062</text:p>
          </table:table-cell>
        </table:table-row>
        <table:table-row table:style-name="ro1">
          <table:table-cell office:value-type="float" office:value="0.502655">
            <text:p>0.502655</text:p>
          </table:table-cell>
          <table:table-cell office:value-type="float" office:value="2.07541">
            <text:p>2.07541</text:p>
          </table:table-cell>
          <table:table-cell office:value-type="float" office:value="0.000894342">
            <text:p>0.000894342</text:p>
          </table:table-cell>
          <table:table-cell table:formula="of:=[.B33]/[.C33]" office:value-type="float" office:value="2320.59994946005">
            <text:p>2320.5999494601</text:p>
          </table:table-cell>
          <table:table-cell office:value-type="float" office:value="2.17697">
            <text:p>2.17697</text:p>
          </table:table-cell>
        </table:table-row>
        <table:table-row table:style-name="ro1">
          <table:table-cell office:value-type="float" office:value="0.518363">
            <text:p>0.518363</text:p>
          </table:table-cell>
          <table:table-cell office:value-type="float" office:value="2.01802">
            <text:p>2.01802</text:p>
          </table:table-cell>
          <table:table-cell office:value-type="float" office:value="0.00082165">
            <text:p>0.00082165</text:p>
          </table:table-cell>
          <table:table-cell table:formula="of:=[.B34]/[.C34]" office:value-type="float" office:value="2456.05793220958">
            <text:p>2456.0579322096</text:p>
          </table:table-cell>
          <table:table-cell office:value-type="float" office:value="2.17101">
            <text:p>2.17101</text:p>
          </table:table-cell>
        </table:table-row>
        <table:table-row table:style-name="ro1">
          <table:table-cell office:value-type="float" office:value="0.534071">
            <text:p>0.534071</text:p>
          </table:table-cell>
          <table:table-cell office:value-type="float" office:value="1.9642">
            <text:p>1.9642</text:p>
          </table:table-cell>
          <table:table-cell office:value-type="float" office:value="0.000758169">
            <text:p>0.000758169</text:p>
          </table:table-cell>
          <table:table-cell table:formula="of:=[.B35]/[.C35]" office:value-type="float" office:value="2590.71526269209">
            <text:p>2590.7152626921</text:p>
          </table:table-cell>
          <table:table-cell office:value-type="float" office:value="2.16772">
            <text:p>2.16772</text:p>
          </table:table-cell>
        </table:table-row>
        <table:table-row table:style-name="ro1">
          <table:table-cell office:value-type="float" office:value="0.549779">
            <text:p>0.549779</text:p>
          </table:table-cell>
          <table:table-cell office:value-type="float" office:value="1.91363">
            <text:p>1.91363</text:p>
          </table:table-cell>
          <table:table-cell office:value-type="float" office:value="0.000700876">
            <text:p>0.000700876</text:p>
          </table:table-cell>
          <table:table-cell table:formula="of:=[.B36]/[.C36]" office:value-type="float" office:value="2730.34031697476">
            <text:p>2730.3403169748</text:p>
          </table:table-cell>
          <table:table-cell office:value-type="float" office:value="2.16289">
            <text:p>2.16289</text:p>
          </table:table-cell>
        </table:table-row>
        <table:table-row table:style-name="ro1">
          <table:table-cell office:value-type="float" office:value="0.565487">
            <text:p>0.565487</text:p>
          </table:table-cell>
          <table:table-cell office:value-type="float" office:value="1.86604">
            <text:p>1.86604</text:p>
          </table:table-cell>
          <table:table-cell office:value-type="float" office:value="0.000650147">
            <text:p>0.000650147</text:p>
          </table:table-cell>
          <table:table-cell table:formula="of:=[.B37]/[.C37]" office:value-type="float" office:value="2870.18166660771">
            <text:p>2870.1816666077</text:p>
          </table:table-cell>
          <table:table-cell office:value-type="float" office:value="2.15852">
            <text:p>2.15852</text:p>
          </table:table-cell>
        </table:table-row>
        <table:table-row table:style-name="ro1">
          <table:table-cell office:value-type="float" office:value="0.581195">
            <text:p>0.581195</text:p>
          </table:table-cell>
          <table:table-cell office:value-type="float" office:value="1.82121">
            <text:p>1.82121</text:p>
          </table:table-cell>
          <table:table-cell office:value-type="float" office:value="0.00060467">
            <text:p>0.00060467</text:p>
          </table:table-cell>
          <table:table-cell table:formula="of:=[.B38]/[.C38]" office:value-type="float" office:value="3011.90732134884">
            <text:p>3011.9073213488</text:p>
          </table:table-cell>
          <table:table-cell office:value-type="float" office:value="2.15738">
            <text:p>2.15738</text:p>
          </table:table-cell>
        </table:table-row>
        <table:table-row table:style-name="ro1">
          <table:table-cell office:value-type="float" office:value="0.596903">
            <text:p>0.596903</text:p>
          </table:table-cell>
          <table:table-cell office:value-type="float" office:value="1.7789">
            <text:p>1.7789</text:p>
          </table:table-cell>
          <table:table-cell office:value-type="float" office:value="0.000562791">
            <text:p>0.000562791</text:p>
          </table:table-cell>
          <table:table-cell table:formula="of:=[.B39]/[.C39]" office:value-type="float" office:value="3160.85367392158">
            <text:p>3160.8536739216</text:p>
          </table:table-cell>
          <table:table-cell office:value-type="float" office:value="2.15349">
            <text:p>2.15349</text:p>
          </table:table-cell>
        </table:table-row>
        <table:table-row table:style-name="ro1">
          <table:table-cell office:value-type="float" office:value="0.612611">
            <text:p>0.612611</text:p>
          </table:table-cell>
          <table:table-cell office:value-type="float" office:value="1.73894">
            <text:p>1.73894</text:p>
          </table:table-cell>
          <table:table-cell office:value-type="float" office:value="0.000525686">
            <text:p>0.000525686</text:p>
          </table:table-cell>
          <table:table-cell table:formula="of:=[.B40]/[.C40]" office:value-type="float" office:value="3307.94428613279">
            <text:p>3307.9442861328</text:p>
          </table:table-cell>
          <table:table-cell office:value-type="float" office:value="2.15105">
            <text:p>2.15105</text:p>
          </table:table-cell>
        </table:table-row>
        <table:table-row table:style-name="ro1">
          <table:table-cell office:value-type="float" office:value="0.628319">
            <text:p>0.628319</text:p>
          </table:table-cell>
          <table:table-cell office:value-type="float" office:value="1.70114">
            <text:p>1.70114</text:p>
          </table:table-cell>
          <table:table-cell office:value-type="float" office:value="0.000491918">
            <text:p>0.000491918</text:p>
          </table:table-cell>
          <table:table-cell table:formula="of:=[.B41]/[.C41]" office:value-type="float" office:value="3458.17798901443">
            <text:p>3458.1779890144</text:p>
          </table:table-cell>
          <table:table-cell office:value-type="float" office:value="2.14692">
            <text:p>2.14692</text:p>
          </table:table-cell>
        </table:table-row>
        <table:table-row table:style-name="ro1">
          <table:table-cell office:value-type="float" office:value="0.644026">
            <text:p>0.644026</text:p>
          </table:table-cell>
          <table:table-cell office:value-type="float" office:value="1.66535">
            <text:p>1.66535</text:p>
          </table:table-cell>
          <table:table-cell office:value-type="float" office:value="0.000461736">
            <text:p>0.000461736</text:p>
          </table:table-cell>
          <table:table-cell table:formula="of:=[.B42]/[.C42]" office:value-type="float" office:value="3606.71465945908">
            <text:p>3606.7146594591</text:p>
          </table:table-cell>
          <table:table-cell office:value-type="float" office:value="2.14326">
            <text:p>2.14326</text:p>
          </table:table-cell>
        </table:table-row>
        <table:table-row table:style-name="ro1">
          <table:table-cell office:value-type="float" office:value="0.659734">
            <text:p>0.659734</text:p>
          </table:table-cell>
          <table:table-cell office:value-type="float" office:value="1.63143">
            <text:p>1.63143</text:p>
          </table:table-cell>
          <table:table-cell office:value-type="float" office:value="0.000434314">
            <text:p>0.000434314</text:p>
          </table:table-cell>
          <table:table-cell table:formula="of:=[.B43]/[.C43]" office:value-type="float" office:value="3756.33758064442">
            <text:p>3756.3375806444</text:p>
          </table:table-cell>
          <table:table-cell office:value-type="float" office:value="2.14162">
            <text:p>2.14162</text:p>
          </table:table-cell>
        </table:table-row>
        <table:table-row table:style-name="ro1">
          <table:table-cell office:value-type="float" office:value="0.675442">
            <text:p>0.675442</text:p>
          </table:table-cell>
          <table:table-cell office:value-type="float" office:value="1.59925">
            <text:p>1.59925</text:p>
          </table:table-cell>
          <table:table-cell office:value-type="float" office:value="0.000408889">
            <text:p>0.000408889</text:p>
          </table:table-cell>
          <table:table-cell table:formula="of:=[.B44]/[.C44]" office:value-type="float" office:value="3911.20817630213">
            <text:p>3911.2081763021</text:p>
          </table:table-cell>
          <table:table-cell office:value-type="float" office:value="2.13764">
            <text:p>2.13764</text:p>
          </table:table-cell>
        </table:table-row>
        <table:table-row table:style-name="ro1">
          <table:table-cell office:value-type="float" office:value="0.69115">
            <text:p>0.69115</text:p>
          </table:table-cell>
          <table:table-cell office:value-type="float" office:value="1.5687">
            <text:p>1.5687</text:p>
          </table:table-cell>
          <table:table-cell office:value-type="float" office:value="0.000386121">
            <text:p>0.000386121</text:p>
          </table:table-cell>
          <table:table-cell table:formula="of:=[.B45]/[.C45]" office:value-type="float" office:value="4062.71609158787">
            <text:p>4062.7160915879</text:p>
          </table:table-cell>
          <table:table-cell office:value-type="float" office:value="2.13423">
            <text:p>2.13423</text:p>
          </table:table-cell>
        </table:table-row>
        <table:table-row table:style-name="ro1">
          <table:table-cell office:value-type="float" office:value="0.706858">
            <text:p>0.706858</text:p>
          </table:table-cell>
          <table:table-cell office:value-type="float" office:value="1.53966">
            <text:p>1.53966</text:p>
          </table:table-cell>
          <table:table-cell office:value-type="float" office:value="0.000365291">
            <text:p>0.000365291</text:p>
          </table:table-cell>
          <table:table-cell table:formula="of:=[.B46]/[.C46]" office:value-type="float" office:value="4214.88621400473">
            <text:p>4214.8862140047</text:p>
          </table:table-cell>
          <table:table-cell office:value-type="float" office:value="2.13403">
            <text:p>2.13403</text:p>
          </table:table-cell>
        </table:table-row>
        <table:table-row table:style-name="ro1">
          <table:table-cell office:value-type="float" office:value="0.722566">
            <text:p>0.722566</text:p>
          </table:table-cell>
          <table:table-cell office:value-type="float" office:value="1.51205">
            <text:p>1.51205</text:p>
          </table:table-cell>
          <table:table-cell office:value-type="float" office:value="0.000345578">
            <text:p>0.000345578</text:p>
          </table:table-cell>
          <table:table-cell table:formula="of:=[.B47]/[.C47]" office:value-type="float" office:value="4375.4232040234">
            <text:p>4375.4232040234</text:p>
          </table:table-cell>
          <table:table-cell office:value-type="float" office:value="2.13112">
            <text:p>2.13112</text:p>
          </table:table-cell>
        </table:table-row>
        <table:table-row table:style-name="ro1">
          <table:table-cell office:value-type="float" office:value="0.738274">
            <text:p>0.738274</text:p>
          </table:table-cell>
          <table:table-cell office:value-type="float" office:value="1.48577">
            <text:p>1.48577</text:p>
          </table:table-cell>
          <table:table-cell office:value-type="float" office:value="0.000327865">
            <text:p>0.000327865</text:p>
          </table:table-cell>
          <table:table-cell table:formula="of:=[.B48]/[.C48]" office:value-type="float" office:value="4531.65174690803">
            <text:p>4531.651746908</text:p>
          </table:table-cell>
          <table:table-cell office:value-type="float" office:value="2.12428">
            <text:p>2.12428</text:p>
          </table:table-cell>
        </table:table-row>
        <table:table-row table:style-name="ro1">
          <table:table-cell office:value-type="float" office:value="0.753982">
            <text:p>0.753982</text:p>
          </table:table-cell>
          <table:table-cell office:value-type="float" office:value="1.46074">
            <text:p>1.46074</text:p>
          </table:table-cell>
          <table:table-cell office:value-type="float" office:value="0.000312379">
            <text:p>0.000312379</text:p>
          </table:table-cell>
          <table:table-cell table:formula="of:=[.B49]/[.C49]" office:value-type="float" office:value="4676.17861636025">
            <text:p>4676.1786163603</text:p>
          </table:table-cell>
          <table:table-cell office:value-type="float" office:value="2.12528">
            <text:p>2.12528</text:p>
          </table:table-cell>
        </table:table-row>
        <table:table-row table:style-name="ro1">
          <table:table-cell office:value-type="float" office:value="0.76969">
            <text:p>0.76969</text:p>
          </table:table-cell>
          <table:table-cell office:value-type="float" office:value="1.43689">
            <text:p>1.43689</text:p>
          </table:table-cell>
          <table:table-cell office:value-type="float" office:value="0.000296957">
            <text:p>0.000296957</text:p>
          </table:table-cell>
          <table:table-cell table:formula="of:=[.B50]/[.C50]" office:value-type="float" office:value="4838.71402256892">
            <text:p>4838.7140225689</text:p>
          </table:table-cell>
          <table:table-cell office:value-type="float" office:value="2.12497">
            <text:p>2.12497</text:p>
          </table:table-cell>
        </table:table-row>
        <table:table-row table:style-name="ro1">
          <table:table-cell office:value-type="float" office:value="0.785398">
            <text:p>0.785398</text:p>
          </table:table-cell>
          <table:table-cell office:value-type="float" office:value="1.41414">
            <text:p>1.41414</text:p>
          </table:table-cell>
          <table:table-cell office:value-type="float" office:value="0.000282687">
            <text:p>0.000282687</text:p>
          </table:table-cell>
          <table:table-cell table:formula="of:=[.B51]/[.C51]" office:value-type="float" office:value="5002.49392437572">
            <text:p>5002.4939243757</text:p>
          </table:table-cell>
          <table:table-cell office:value-type="float" office:value="2.12234">
            <text:p>2.12234</text:p>
          </table:table-cell>
        </table:table-row>
        <table:table-row table:style-name="ro1">
          <table:table-cell office:value-type="float" office:value="0.801106">
            <text:p>0.801106</text:p>
          </table:table-cell>
          <table:table-cell office:value-type="float" office:value="1.39245">
            <text:p>1.39245</text:p>
          </table:table-cell>
          <table:table-cell office:value-type="float" office:value="0.000269864">
            <text:p>0.000269864</text:p>
          </table:table-cell>
          <table:table-cell table:formula="of:=[.B52]/[.C52]" office:value-type="float" office:value="5159.82124329292">
            <text:p>5159.8212432929</text:p>
          </table:table-cell>
          <table:table-cell office:value-type="float" office:value="2.1203">
            <text:p>2.1203</text:p>
          </table:table-cell>
        </table:table-row>
        <table:table-row table:style-name="ro1">
          <table:table-cell office:value-type="float" office:value="0.816814">
            <text:p>0.816814</text:p>
          </table:table-cell>
          <table:table-cell office:value-type="float" office:value="1.37174">
            <text:p>1.37174</text:p>
          </table:table-cell>
          <table:table-cell office:value-type="float" office:value="0.000258">
            <text:p>0.000258</text:p>
          </table:table-cell>
          <table:table-cell table:formula="of:=[.B53]/[.C53]" office:value-type="float" office:value="5316.82170542636">
            <text:p>5316.8217054264</text:p>
          </table:table-cell>
          <table:table-cell office:value-type="float" office:value="2.11569">
            <text:p>2.11569</text:p>
          </table:table-cell>
        </table:table-row>
        <table:table-row table:style-name="ro1">
          <table:table-cell office:value-type="float" office:value="0.832522">
            <text:p>0.832522</text:p>
          </table:table-cell>
          <table:table-cell office:value-type="float" office:value="1.35197">
            <text:p>1.35197</text:p>
          </table:table-cell>
          <table:table-cell office:value-type="float" office:value="0.00024738">
            <text:p>0.00024738</text:p>
          </table:table-cell>
          <table:table-cell table:formula="of:=[.B54]/[.C54]" office:value-type="float" office:value="5465.15482254022">
            <text:p>5465.1548225402</text:p>
          </table:table-cell>
          <table:table-cell office:value-type="float" office:value="2.11698">
            <text:p>2.11698</text:p>
          </table:table-cell>
        </table:table-row>
        <table:table-row table:style-name="ro1">
          <table:table-cell office:value-type="float" office:value="0.84823">
            <text:p>0.84823</text:p>
          </table:table-cell>
          <table:table-cell office:value-type="float" office:value="1.33308">
            <text:p>1.33308</text:p>
          </table:table-cell>
          <table:table-cell office:value-type="float" office:value="0.000236804">
            <text:p>0.000236804</text:p>
          </table:table-cell>
          <table:table-cell table:formula="of:=[.B55]/[.C55]" office:value-type="float" office:value="5629.46571848449">
            <text:p>5629.4657184845</text:p>
          </table:table-cell>
          <table:table-cell office:value-type="float" office:value="2.11455">
            <text:p>2.11455</text:p>
          </table:table-cell>
        </table:table-row>
        <table:table-row table:style-name="ro1">
          <table:table-cell office:value-type="float" office:value="0.863938">
            <text:p>0.863938</text:p>
          </table:table-cell>
          <table:table-cell office:value-type="float" office:value="1.31504">
            <text:p>1.31504</text:p>
          </table:table-cell>
          <table:table-cell office:value-type="float" office:value="0.000227308">
            <text:p>0.000227308</text:p>
          </table:table-cell>
          <table:table-cell table:formula="of:=[.B56]/[.C56]" office:value-type="float" office:value="5785.27812483503">
            <text:p>5785.278124835</text:p>
          </table:table-cell>
          <table:table-cell office:value-type="float" office:value="2.10988">
            <text:p>2.10988</text:p>
          </table:table-cell>
        </table:table-row>
        <table:table-row table:style-name="ro1">
          <table:table-cell office:value-type="float" office:value="0.879646">
            <text:p>0.879646</text:p>
          </table:table-cell>
          <table:table-cell office:value-type="float" office:value="1.29779">
            <text:p>1.29779</text:p>
          </table:table-cell>
          <table:table-cell office:value-type="float" office:value="0.000218842">
            <text:p>0.000218842</text:p>
          </table:table-cell>
          <table:table-cell table:formula="of:=[.B57]/[.C57]" office:value-type="float" office:value="5930.26018771534">
            <text:p>5930.2601877153</text:p>
          </table:table-cell>
          <table:table-cell office:value-type="float" office:value="2.10588">
            <text:p>2.10588</text:p>
          </table:table-cell>
        </table:table-row>
        <table:table-row table:style-name="ro1">
          <table:table-cell office:value-type="float" office:value="0.895354">
            <text:p>0.895354</text:p>
          </table:table-cell>
          <table:table-cell office:value-type="float" office:value="1.2813">
            <text:p>1.2813</text:p>
          </table:table-cell>
          <table:table-cell office:value-type="float" office:value="0.000210965">
            <text:p>0.000210965</text:p>
          </table:table-cell>
          <table:table-cell table:formula="of:=[.B58]/[.C58]" office:value-type="float" office:value="6073.51930414998">
            <text:p>6073.51930415</text:p>
          </table:table-cell>
          <table:table-cell office:value-type="float" office:value="2.10774">
            <text:p>2.10774</text:p>
          </table:table-cell>
        </table:table-row>
        <table:table-row table:style-name="ro1">
          <table:table-cell office:value-type="float" office:value="0.911062">
            <text:p>0.911062</text:p>
          </table:table-cell>
          <table:table-cell office:value-type="float" office:value="1.26554">
            <text:p>1.26554</text:p>
          </table:table-cell>
          <table:table-cell office:value-type="float" office:value="0.000202933">
            <text:p>0.000202933</text:p>
          </table:table-cell>
          <table:table-cell table:formula="of:=[.B59]/[.C59]" office:value-type="float" office:value="6236.24546032434">
            <text:p>6236.2454603244</text:p>
          </table:table-cell>
          <table:table-cell office:value-type="float" office:value="2.10832">
            <text:p>2.10832</text:p>
          </table:table-cell>
        </table:table-row>
        <table:table-row table:style-name="ro1">
          <table:table-cell office:value-type="float" office:value="0.92677">
            <text:p>0.92677</text:p>
          </table:table-cell>
          <table:table-cell office:value-type="float" office:value="1.25046">
            <text:p>1.25046</text:p>
          </table:table-cell>
          <table:table-cell office:value-type="float" office:value="0.00019543">
            <text:p>0.00019543</text:p>
          </table:table-cell>
          <table:table-cell table:formula="of:=[.B60]/[.C60]" office:value-type="float" office:value="6398.5058588753">
            <text:p>6398.5058588753</text:p>
          </table:table-cell>
          <table:table-cell office:value-type="float" office:value="2.10448">
            <text:p>2.10448</text:p>
          </table:table-cell>
        </table:table-row>
        <table:table-row table:style-name="ro1">
          <table:table-cell office:value-type="float" office:value="0.942478">
            <text:p>0.942478</text:p>
          </table:table-cell>
          <table:table-cell office:value-type="float" office:value="1.23604">
            <text:p>1.23604</text:p>
          </table:table-cell>
          <table:table-cell office:value-type="float" office:value="0.00018891">
            <text:p>0.00018891</text:p>
          </table:table-cell>
          <table:table-cell table:formula="of:=[.B61]/[.C61]" office:value-type="float" office:value="6543.00989889365">
            <text:p>6543.0098988937</text:p>
          </table:table-cell>
          <table:table-cell office:value-type="float" office:value="2.10482">
            <text:p>2.10482</text:p>
          </table:table-cell>
        </table:table-row>
        <table:table-row table:style-name="ro1">
          <table:table-cell office:value-type="float" office:value="0.958186">
            <text:p>0.958186</text:p>
          </table:table-cell>
          <table:table-cell office:value-type="float" office:value="1.22224">
            <text:p>1.22224</text:p>
          </table:table-cell>
          <table:table-cell office:value-type="float" office:value="0.000182487">
            <text:p>0.000182487</text:p>
          </table:table-cell>
          <table:table-cell table:formula="of:=[.B62]/[.C62]" office:value-type="float" office:value="6697.68257464915">
            <text:p>6697.6825746492</text:p>
          </table:table-cell>
          <table:table-cell office:value-type="float" office:value="2.10292">
            <text:p>2.10292</text:p>
          </table:table-cell>
        </table:table-row>
        <table:table-row table:style-name="ro1">
          <table:table-cell office:value-type="float" office:value="0.973894">
            <text:p>0.973894</text:p>
          </table:table-cell>
          <table:table-cell office:value-type="float" office:value="1.20904">
            <text:p>1.20904</text:p>
          </table:table-cell>
          <table:table-cell office:value-type="float" office:value="0.000176635">
            <text:p>0.000176635</text:p>
          </table:table-cell>
          <table:table-cell table:formula="of:=[.B63]/[.C63]" office:value-type="float" office:value="6844.84954850398">
            <text:p>6844.849548504</text:p>
          </table:table-cell>
          <table:table-cell office:value-type="float" office:value="2.09803">
            <text:p>2.09803</text:p>
          </table:table-cell>
        </table:table-row>
        <table:table-row table:style-name="ro1">
          <table:table-cell office:value-type="float" office:value="0.989602">
            <text:p>0.989602</text:p>
          </table:table-cell>
          <table:table-cell office:value-type="float" office:value="1.19642">
            <text:p>1.19642</text:p>
          </table:table-cell>
          <table:table-cell office:value-type="float" office:value="0.000171498">
            <text:p>0.000171498</text:p>
          </table:table-cell>
          <table:table-cell table:formula="of:=[.B64]/[.C64]" office:value-type="float" office:value="6976.29126870284">
            <text:p>6976.2912687029</text:p>
          </table:table-cell>
          <table:table-cell office:value-type="float" office:value="2.1007">
            <text:p>2.1007</text:p>
          </table:table-cell>
        </table:table-row>
        <table:table-row table:style-name="ro1">
          <table:table-cell office:value-type="float" office:value="1.00531">
            <text:p>1.00531</text:p>
          </table:table-cell>
          <table:table-cell office:value-type="float" office:value="1.18435">
            <text:p>1.18435</text:p>
          </table:table-cell>
          <table:table-cell office:value-type="float" office:value="0.000166032">
            <text:p>0.000166032</text:p>
          </table:table-cell>
          <table:table-cell table:formula="of:=[.B65]/[.C65]" office:value-type="float" office:value="7133.26346728342">
            <text:p>7133.2634672834</text:p>
          </table:table-cell>
          <table:table-cell office:value-type="float" office:value="2.09845">
            <text:p>2.09845</text:p>
          </table:table-cell>
        </table:table-row>
        <table:table-row table:style-name="ro1">
          <table:table-cell office:value-type="float" office:value="1.02102">
            <text:p>1.02102</text:p>
          </table:table-cell>
          <table:table-cell office:value-type="float" office:value="1.17281">
            <text:p>1.17281</text:p>
          </table:table-cell>
          <table:table-cell office:value-type="float" office:value="0.000161223">
            <text:p>0.000161223</text:p>
          </table:table-cell>
          <table:table-cell table:formula="of:=[.B66]/[.C66]" office:value-type="float" office:value="7274.45835891901">
            <text:p>7274.458358919</text:p>
          </table:table-cell>
          <table:table-cell office:value-type="float" office:value="2.09699">
            <text:p>2.09699</text:p>
          </table:table-cell>
        </table:table-row>
        <table:table-row table:style-name="ro1">
          <table:table-cell office:value-type="float" office:value="1.03673">
            <text:p>1.03673</text:p>
          </table:table-cell>
          <table:table-cell office:value-type="float" office:value="1.16177">
            <text:p>1.16177</text:p>
          </table:table-cell>
          <table:table-cell office:value-type="float" office:value="0.000156715">
            <text:p>0.000156715</text:p>
          </table:table-cell>
          <table:table-cell table:formula="of:=[.B67]/[.C67]" office:value-type="float" office:value="7413.2661200268">
            <text:p>7413.2661200268</text:p>
          </table:table-cell>
          <table:table-cell office:value-type="float" office:value="2.09387">
            <text:p>2.09387</text:p>
          </table:table-cell>
        </table:table-row>
        <table:table-row table:style-name="ro1">
          <table:table-cell office:value-type="float" office:value="1.05243">
            <text:p>1.05243</text:p>
          </table:table-cell>
          <table:table-cell office:value-type="float" office:value="1.15122">
            <text:p>1.15122</text:p>
          </table:table-cell>
          <table:table-cell office:value-type="float" office:value="0.000152639">
            <text:p>0.000152639</text:p>
          </table:table-cell>
          <table:table-cell table:formula="of:=[.B68]/[.C68]" office:value-type="float" office:value="7542.10915952017">
            <text:p>7542.1091595202</text:p>
          </table:table-cell>
          <table:table-cell office:value-type="float" office:value="2.08928">
            <text:p>2.08928</text:p>
          </table:table-cell>
        </table:table-row>
        <table:table-row table:style-name="ro1">
          <table:table-cell office:value-type="float" office:value="1.06814">
            <text:p>1.06814</text:p>
          </table:table-cell>
          <table:table-cell office:value-type="float" office:value="1.14114">
            <text:p>1.14114</text:p>
          </table:table-cell>
          <table:table-cell office:value-type="float" office:value="0.000148982">
            <text:p>0.000148982</text:p>
          </table:table-cell>
          <table:table-cell table:formula="of:=[.B69]/[.C69]" office:value-type="float" office:value="7659.58303687694">
            <text:p>7659.5830368769</text:p>
          </table:table-cell>
          <table:table-cell office:value-type="float" office:value="2.09426">
            <text:p>2.09426</text:p>
          </table:table-cell>
        </table:table-row>
        <table:table-row table:style-name="ro1">
          <table:table-cell office:value-type="float" office:value="1.08385">
            <text:p>1.08385</text:p>
          </table:table-cell>
          <table:table-cell office:value-type="float" office:value="1.13151">
            <text:p>1.13151</text:p>
          </table:table-cell>
          <table:table-cell office:value-type="float" office:value="0.000144777">
            <text:p>0.000144777</text:p>
          </table:table-cell>
          <table:table-cell table:formula="of:=[.B70]/[.C70]" office:value-type="float" office:value="7815.53699828011">
            <text:p>7815.5369982801</text:p>
          </table:table-cell>
          <table:table-cell office:value-type="float" office:value="2.09161">
            <text:p>2.09161</text:p>
          </table:table-cell>
        </table:table-row>
        <table:table-row table:style-name="ro1">
          <table:table-cell office:value-type="float" office:value="1.09956">
            <text:p>1.09956</text:p>
          </table:table-cell>
          <table:table-cell office:value-type="float" office:value="1.12231">
            <text:p>1.12231</text:p>
          </table:table-cell>
          <table:table-cell office:value-type="float" office:value="0.000141276">
            <text:p>0.000141276</text:p>
          </table:table-cell>
          <table:table-cell table:formula="of:=[.B71]/[.C71]" office:value-type="float" office:value="7944.09524618477">
            <text:p>7944.0952461848</text:p>
          </table:table-cell>
          <table:table-cell office:value-type="float" office:value="2.08657">
            <text:p>2.08657</text:p>
          </table:table-cell>
        </table:table-row>
        <table:table-row table:style-name="ro1">
          <table:table-cell office:value-type="float" office:value="1.11527">
            <text:p>1.11527</text:p>
          </table:table-cell>
          <table:table-cell office:value-type="float" office:value="1.11354">
            <text:p>1.11354</text:p>
          </table:table-cell>
          <table:table-cell office:value-type="float" office:value="0.000138294">
            <text:p>0.000138294</text:p>
          </table:table-cell>
          <table:table-cell table:formula="of:=[.B72]/[.C72]" office:value-type="float" office:value="8051.97622456506">
            <text:p>8051.9762245651</text:p>
          </table:table-cell>
          <table:table-cell office:value-type="float" office:value="2.09387">
            <text:p>2.09387</text:p>
          </table:table-cell>
        </table:table-row>
        <table:table-row table:style-name="ro1">
          <table:table-cell office:value-type="float" office:value="1.13097">
            <text:p>1.13097</text:p>
          </table:table-cell>
          <table:table-cell office:value-type="float" office:value="1.10517">
            <text:p>1.10517</text:p>
          </table:table-cell>
          <table:table-cell office:value-type="float" office:value="0.00013459">
            <text:p>0.00013459</text:p>
          </table:table-cell>
          <table:table-cell table:formula="of:=[.B73]/[.C73]" office:value-type="float" office:value="8211.38271788394">
            <text:p>8211.382717884</text:p>
          </table:table-cell>
          <table:table-cell office:value-type="float" office:value="2.08687">
            <text:p>2.08687</text:p>
          </table:table-cell>
        </table:table-row>
        <table:table-row table:style-name="ro1">
          <table:table-cell office:value-type="float" office:value="1.14668">
            <text:p>1.14668</text:p>
          </table:table-cell>
          <table:table-cell office:value-type="float" office:value="1.0972">
            <text:p>1.0972</text:p>
          </table:table-cell>
          <table:table-cell office:value-type="float" office:value="0.000131999">
            <text:p>0.000131999</text:p>
          </table:table-cell>
          <table:table-cell table:formula="of:=[.B74]/[.C74]" office:value-type="float" office:value="8312.18418321351">
            <text:p>8312.1841832135</text:p>
          </table:table-cell>
          <table:table-cell office:value-type="float" office:value="2.08659">
            <text:p>2.08659</text:p>
          </table:table-cell>
        </table:table-row>
        <table:table-row table:style-name="ro1">
          <table:table-cell office:value-type="float" office:value="1.16239">
            <text:p>1.16239</text:p>
          </table:table-cell>
          <table:table-cell office:value-type="float" office:value="1.08961">
            <text:p>1.08961</text:p>
          </table:table-cell>
          <table:table-cell office:value-type="float" office:value="0.000129275">
            <text:p>0.000129275</text:p>
          </table:table-cell>
          <table:table-cell table:formula="of:=[.B75]/[.C75]" office:value-type="float" office:value="8428.62115644943">
            <text:p>8428.6211564494</text:p>
          </table:table-cell>
          <table:table-cell office:value-type="float" office:value="2.08335">
            <text:p>2.08335</text:p>
          </table:table-cell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1.08238">
            <text:p>1.08238</text:p>
          </table:table-cell>
          <table:table-cell office:value-type="float" office:value="0.000126872">
            <text:p>0.000126872</text:p>
          </table:table-cell>
          <table:table-cell table:formula="of:=[.B76]/[.C76]" office:value-type="float" office:value="8531.27561636925">
            <text:p>8531.2756163693</text:p>
          </table:table-cell>
          <table:table-cell office:value-type="float" office:value="2.08266">
            <text:p>2.08266</text:p>
          </table:table-cell>
        </table:table-row>
        <table:table-row table:style-name="ro1">
          <table:table-cell office:value-type="float" office:value="1.19381">
            <text:p>1.19381</text:p>
          </table:table-cell>
          <table:table-cell office:value-type="float" office:value="1.07552">
            <text:p>1.07552</text:p>
          </table:table-cell>
          <table:table-cell office:value-type="float" office:value="0.000124471">
            <text:p>0.000124471</text:p>
          </table:table-cell>
          <table:table-cell table:formula="of:=[.B77]/[.C77]" office:value-type="float" office:value="8640.72755902981">
            <text:p>8640.7275590298</text:p>
          </table:table-cell>
          <table:table-cell office:value-type="float" office:value="2.08345">
            <text:p>2.08345</text:p>
          </table:table-cell>
        </table:table-row>
        <table:table-row table:style-name="ro1">
          <table:table-cell office:value-type="float" office:value="1.20951">
            <text:p>1.20951</text:p>
          </table:table-cell>
          <table:table-cell office:value-type="float" office:value="1.069">
            <text:p>1.069</text:p>
          </table:table-cell>
          <table:table-cell office:value-type="float" office:value="0.000122078">
            <text:p>0.000122078</text:p>
          </table:table-cell>
          <table:table-cell table:formula="of:=[.B78]/[.C78]" office:value-type="float" office:value="8756.6965382788">
            <text:p>8756.6965382788</text:p>
          </table:table-cell>
          <table:table-cell office:value-type="float" office:value="2.07977">
            <text:p>2.07977</text:p>
          </table:table-cell>
        </table:table-row>
        <table:table-row table:style-name="ro1">
          <table:table-cell office:value-type="float" office:value="1.22522">
            <text:p>1.22522</text:p>
          </table:table-cell>
          <table:table-cell office:value-type="float" office:value="1.06283">
            <text:p>1.06283</text:p>
          </table:table-cell>
          <table:table-cell office:value-type="float" office:value="0.000120119">
            <text:p>0.000120119</text:p>
          </table:table-cell>
          <table:table-cell table:formula="of:=[.B79]/[.C79]" office:value-type="float" office:value="8848.14225892657">
            <text:p>8848.1422589266</text:p>
          </table:table-cell>
          <table:table-cell office:value-type="float" office:value="2.07699">
            <text:p>2.07699</text:p>
          </table:table-cell>
        </table:table-row>
        <table:table-row table:style-name="ro1">
          <table:table-cell office:value-type="float" office:value="1.24093">
            <text:p>1.24093</text:p>
          </table:table-cell>
          <table:table-cell office:value-type="float" office:value="1.05698">
            <text:p>1.05698</text:p>
          </table:table-cell>
          <table:table-cell office:value-type="float" office:value="0.000118295">
            <text:p>0.000118295</text:p>
          </table:table-cell>
          <table:table-cell table:formula="of:=[.B80]/[.C80]" office:value-type="float" office:value="8935.11982754977">
            <text:p>8935.1198275498</text:p>
          </table:table-cell>
          <table:table-cell office:value-type="float" office:value="2.0784">
            <text:p>2.0784</text:p>
          </table:table-cell>
        </table:table-row>
        <table:table-row table:style-name="ro1">
          <table:table-cell office:value-type="float" office:value="1.25664">
            <text:p>1.25664</text:p>
          </table:table-cell>
          <table:table-cell office:value-type="float" office:value="1.05146">
            <text:p>1.05146</text:p>
          </table:table-cell>
          <table:table-cell office:value-type="float" office:value="0.000116308">
            <text:p>0.000116308</text:p>
          </table:table-cell>
          <table:table-cell table:formula="of:=[.B81]/[.C81]" office:value-type="float" office:value="9040.30677167521">
            <text:p>9040.3067716752</text:p>
          </table:table-cell>
          <table:table-cell office:value-type="float" office:value="2.07893">
            <text:p>2.07893</text:p>
          </table:table-cell>
        </table:table-row>
        <table:table-row table:style-name="ro1">
          <table:table-cell office:value-type="float" office:value="1.27235">
            <text:p>1.27235</text:p>
          </table:table-cell>
          <table:table-cell office:value-type="float" office:value="1.04625">
            <text:p>1.04625</text:p>
          </table:table-cell>
          <table:table-cell office:value-type="float" office:value="0.000114441">
            <text:p>0.000114441</text:p>
          </table:table-cell>
          <table:table-cell table:formula="of:=[.B82]/[.C82]" office:value-type="float" office:value="9142.26544682412">
            <text:p>9142.2654468241</text:p>
          </table:table-cell>
          <table:table-cell office:value-type="float" office:value="2.07514">
            <text:p>2.07514</text:p>
          </table:table-cell>
        </table:table-row>
        <table:table-row table:style-name="ro1">
          <table:table-cell office:value-type="float" office:value="1.28805">
            <text:p>1.28805</text:p>
          </table:table-cell>
          <table:table-cell office:value-type="float" office:value="1.04134">
            <text:p>1.04134</text:p>
          </table:table-cell>
          <table:table-cell office:value-type="float" office:value="0.000112983">
            <text:p>0.000112983</text:p>
          </table:table-cell>
          <table:table-cell table:formula="of:=[.B83]/[.C83]" office:value-type="float" office:value="9216.78482603577">
            <text:p>9216.7848260358</text:p>
          </table:table-cell>
          <table:table-cell office:value-type="float" office:value="2.07453">
            <text:p>2.07453</text:p>
          </table:table-cell>
        </table:table-row>
        <table:table-row table:style-name="ro1">
          <table:table-cell office:value-type="float" office:value="1.30376">
            <text:p>1.30376</text:p>
          </table:table-cell>
          <table:table-cell office:value-type="float" office:value="1.03674">
            <text:p>1.03674</text:p>
          </table:table-cell>
          <table:table-cell office:value-type="float" office:value="0.000111492">
            <text:p>0.000111492</text:p>
          </table:table-cell>
          <table:table-cell table:formula="of:=[.B84]/[.C84]" office:value-type="float" office:value="9298.78376923905">
            <text:p>9298.7837692391</text:p>
          </table:table-cell>
          <table:table-cell office:value-type="float" office:value="2.07121">
            <text:p>2.07121</text:p>
          </table:table-cell>
        </table:table-row>
        <table:table-row table:style-name="ro1">
          <table:table-cell office:value-type="float" office:value="1.31947">
            <text:p>1.31947</text:p>
          </table:table-cell>
          <table:table-cell office:value-type="float" office:value="1.03243">
            <text:p>1.03243</text:p>
          </table:table-cell>
          <table:table-cell office:value-type="float" office:value="0.000110253">
            <text:p>0.000110253</text:p>
          </table:table-cell>
          <table:table-cell table:formula="of:=[.B85]/[.C85]" office:value-type="float" office:value="9364.18963656318">
            <text:p>9364.1896365632</text:p>
          </table:table-cell>
          <table:table-cell office:value-type="float" office:value="2.07283">
            <text:p>2.07283</text:p>
          </table:table-cell>
        </table:table-row>
        <table:table-row table:style-name="ro1">
          <table:table-cell office:value-type="float" office:value="1.33518">
            <text:p>1.33518</text:p>
          </table:table-cell>
          <table:table-cell office:value-type="float" office:value="1.02841">
            <text:p>1.02841</text:p>
          </table:table-cell>
          <table:table-cell office:value-type="float" office:value="0.000108829">
            <text:p>0.000108829</text:p>
          </table:table-cell>
          <table:table-cell table:formula="of:=[.B86]/[.C86]" office:value-type="float" office:value="9449.77901110917">
            <text:p>9449.7790111092</text:p>
          </table:table-cell>
          <table:table-cell office:value-type="float" office:value="2.07125">
            <text:p>2.07125</text:p>
          </table:table-cell>
        </table:table-row>
        <table:table-row table:style-name="ro1">
          <table:table-cell office:value-type="float" office:value="1.35088">
            <text:p>1.35088</text:p>
          </table:table-cell>
          <table:table-cell office:value-type="float" office:value="1.02467">
            <text:p>1.02467</text:p>
          </table:table-cell>
          <table:table-cell office:value-type="float" office:value="0.000107646">
            <text:p>0.000107646</text:p>
          </table:table-cell>
          <table:table-cell table:formula="of:=[.B87]/[.C87]" office:value-type="float" office:value="9518.88597811345">
            <text:p>9518.8859781135</text:p>
          </table:table-cell>
          <table:table-cell office:value-type="float" office:value="2.07237">
            <text:p>2.07237</text:p>
          </table:table-cell>
        </table:table-row>
        <table:table-row table:style-name="ro1">
          <table:table-cell office:value-type="float" office:value="1.36659">
            <text:p>1.36659</text:p>
          </table:table-cell>
          <table:table-cell office:value-type="float" office:value="1.02122">
            <text:p>1.02122</text:p>
          </table:table-cell>
          <table:table-cell office:value-type="float" office:value="0.00010642">
            <text:p>0.00010642</text:p>
          </table:table-cell>
          <table:table-cell table:formula="of:=[.B88]/[.C88]" office:value-type="float" office:value="9596.12854726555">
            <text:p>9596.1285472656</text:p>
          </table:table-cell>
          <table:table-cell office:value-type="float" office:value="2.06856">
            <text:p>2.06856</text:p>
          </table:table-cell>
        </table:table-row>
        <table:table-row table:style-name="ro1">
          <table:table-cell office:value-type="float" office:value="1.3823">
            <text:p>1.3823</text:p>
          </table:table-cell>
          <table:table-cell office:value-type="float" office:value="1.01803">
            <text:p>1.01803</text:p>
          </table:table-cell>
          <table:table-cell office:value-type="float" office:value="0.000105567">
            <text:p>0.000105567</text:p>
          </table:table-cell>
          <table:table-cell table:formula="of:=[.B89]/[.C89]" office:value-type="float" office:value="9643.44918393059">
            <text:p>9643.4491839306</text:p>
          </table:table-cell>
          <table:table-cell office:value-type="float" office:value="2.07028">
            <text:p>2.07028</text:p>
          </table:table-cell>
        </table:table-row>
        <table:table-row table:style-name="ro1">
          <table:table-cell office:value-type="float" office:value="1.39801">
            <text:p>1.39801</text:p>
          </table:table-cell>
          <table:table-cell office:value-type="float" office:value="1.01511">
            <text:p>1.01511</text:p>
          </table:table-cell>
          <table:table-cell office:value-type="float" office:value="0.000104522">
            <text:p>0.000104522</text:p>
          </table:table-cell>
          <table:table-cell table:formula="of:=[.B90]/[.C90]" office:value-type="float" office:value="9711.92667572377">
            <text:p>9711.9266757238</text:p>
          </table:table-cell>
          <table:table-cell office:value-type="float" office:value="2.06415">
            <text:p>2.06415</text:p>
          </table:table-cell>
        </table:table-row>
        <table:table-row table:style-name="ro1">
          <table:table-cell office:value-type="float" office:value="1.41372">
            <text:p>1.41372</text:p>
          </table:table-cell>
          <table:table-cell office:value-type="float" office:value="1.01246">
            <text:p>1.01246</text:p>
          </table:table-cell>
          <table:table-cell office:value-type="float" office:value="0.000103986">
            <text:p>0.000103986</text:p>
          </table:table-cell>
          <table:table-cell table:formula="of:=[.B91]/[.C91]" office:value-type="float" office:value="9736.50299078722">
            <text:p>9736.5029907872</text:p>
          </table:table-cell>
          <table:table-cell office:value-type="float" office:value="2.06645">
            <text:p>2.06645</text:p>
          </table:table-cell>
        </table:table-row>
        <table:table-row table:style-name="ro1">
          <table:table-cell office:value-type="float" office:value="1.42942">
            <text:p>1.42942</text:p>
          </table:table-cell>
          <table:table-cell office:value-type="float" office:value="1.01008">
            <text:p>1.01008</text:p>
          </table:table-cell>
          <table:table-cell office:value-type="float" office:value="0.000103113">
            <text:p>0.000103113</text:p>
          </table:table-cell>
          <table:table-cell table:formula="of:=[.B92]/[.C92]" office:value-type="float" office:value="9795.85503282806">
            <text:p>9795.8550328281</text:p>
          </table:table-cell>
          <table:table-cell office:value-type="float" office:value="2.06259">
            <text:p>2.06259</text:p>
          </table:table-cell>
        </table:table-row>
        <table:table-row table:style-name="ro1">
          <table:table-cell office:value-type="float" office:value="1.44513">
            <text:p>1.44513</text:p>
          </table:table-cell>
          <table:table-cell office:value-type="float" office:value="1.00795">
            <text:p>1.00795</text:p>
          </table:table-cell>
          <table:table-cell office:value-type="float" office:value="0.000102602">
            <text:p>0.000102602</text:p>
          </table:table-cell>
          <table:table-cell table:formula="of:=[.B93]/[.C93]" office:value-type="float" office:value="9823.88257538839">
            <text:p>9823.8825753884</text:p>
          </table:table-cell>
          <table:table-cell office:value-type="float" office:value="2.06666">
            <text:p>2.06666</text:p>
          </table:table-cell>
        </table:table-row>
        <table:table-row table:style-name="ro1">
          <table:table-cell office:value-type="float" office:value="1.46084">
            <text:p>1.46084</text:p>
          </table:table-cell>
          <table:table-cell office:value-type="float" office:value="1.00608">
            <text:p>1.00608</text:p>
          </table:table-cell>
          <table:table-cell office:value-type="float" office:value="0.000101753">
            <text:p>0.000101753</text:p>
          </table:table-cell>
          <table:table-cell table:formula="of:=[.B94]/[.C94]" office:value-type="float" office:value="9887.47260523031">
            <text:p>9887.4726052303</text:p>
          </table:table-cell>
          <table:table-cell office:value-type="float" office:value="2.06455">
            <text:p>2.06455</text:p>
          </table:table-cell>
        </table:table-row>
        <table:table-row table:style-name="ro1">
          <table:table-cell office:value-type="float" office:value="1.47655">
            <text:p>1.47655</text:p>
          </table:table-cell>
          <table:table-cell office:value-type="float" office:value="1.00446">
            <text:p>1.00446</text:p>
          </table:table-cell>
          <table:table-cell office:value-type="float" office:value="0.000101263">
            <text:p>0.000101263</text:p>
          </table:table-cell>
          <table:table-cell table:formula="of:=[.B95]/[.C95]" office:value-type="float" office:value="9919.31900101715">
            <text:p>9919.3190010172</text:p>
          </table:table-cell>
          <table:table-cell office:value-type="float" office:value="2.06122">
            <text:p>2.06122</text:p>
          </table:table-cell>
        </table:table-row>
        <table:table-row table:style-name="ro1">
          <table:table-cell office:value-type="float" office:value="1.49226">
            <text:p>1.49226</text:p>
          </table:table-cell>
          <table:table-cell office:value-type="float" office:value="1.00309">
            <text:p>1.00309</text:p>
          </table:table-cell>
          <table:table-cell office:value-type="float" office:value="0.000100989">
            <text:p>0.000100989</text:p>
          </table:table-cell>
          <table:table-cell table:formula="of:=[.B96]/[.C96]" office:value-type="float" office:value="9932.6659339136">
            <text:p>9932.6659339136</text:p>
          </table:table-cell>
          <table:table-cell office:value-type="float" office:value="2.06304">
            <text:p>2.06304</text:p>
          </table:table-cell>
        </table:table-row>
        <table:table-row table:style-name="ro1">
          <table:table-cell office:value-type="float" office:value="1.50796">
            <text:p>1.50796</text:p>
          </table:table-cell>
          <table:table-cell office:value-type="float" office:value="1.00198">
            <text:p>1.00198</text:p>
          </table:table-cell>
          <table:table-cell office:value-type="float" office:value="0.000100514">
            <text:p>0.000100514</text:p>
          </table:table-cell>
          <table:table-cell table:formula="of:=[.B97]/[.C97]" office:value-type="float" office:value="9968.56159340987">
            <text:p>9968.5615934099</text:p>
          </table:table-cell>
          <table:table-cell office:value-type="float" office:value="2.05687">
            <text:p>2.05687</text:p>
          </table:table-cell>
        </table:table-row>
        <table:table-row table:style-name="ro1">
          <table:table-cell office:value-type="float" office:value="1.52367">
            <text:p>1.52367</text:p>
          </table:table-cell>
          <table:table-cell office:value-type="float" office:value="1.00111">
            <text:p>1.00111</text:p>
          </table:table-cell>
          <table:table-cell office:value-type="float" office:value="0.000100532">
            <text:p>0.000100532</text:p>
          </table:table-cell>
          <table:table-cell table:formula="of:=[.B98]/[.C98]" office:value-type="float" office:value="9958.12278677436">
            <text:p>9958.1227867744</text:p>
          </table:table-cell>
          <table:table-cell office:value-type="float" office:value="2.06387">
            <text:p>2.06387</text:p>
          </table:table-cell>
        </table:table-row>
        <table:table-row table:style-name="ro1">
          <table:table-cell office:value-type="float" office:value="1.53938">
            <text:p>1.53938</text:p>
          </table:table-cell>
          <table:table-cell office:value-type="float" office:value="1.00049">
            <text:p>1.00049</text:p>
          </table:table-cell>
          <table:table-cell table:style-name="ce1" office:value-type="string">
            <text:p>9.99293e-05</text:p>
          </table:table-cell>
          <table:table-cell table:formula="of:=[.B99]/[.C99]" office:value-type="float" office:value="10011.9784687774">
            <text:p>10011.9784687774</text:p>
          </table:table-cell>
          <table:table-cell office:value-type="float" office:value="2.0598">
            <text:p>2.0598</text:p>
          </table:table-cell>
        </table:table-row>
        <table:table-row table:style-name="ro1">
          <table:table-cell office:value-type="float" office:value="1.55509">
            <text:p>1.55509</text:p>
          </table:table-cell>
          <table:table-cell office:value-type="float" office:value="1.00012">
            <text:p>1.00012</text:p>
          </table:table-cell>
          <table:table-cell office:value-type="float" office:value="0.000100235">
            <text:p>0.000100235</text:p>
          </table:table-cell>
          <table:table-cell table:formula="of:=[.B100]/[.C100]" office:value-type="float" office:value="9977.75228213698">
            <text:p>9977.752282137</text:p>
          </table:table-cell>
          <table:table-cell office:value-type="float" office:value="2.0598">
            <text:p>2.0598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Zoom elli 100 1 1" table:style-name="ta1">
        <table:shapes>
          <draw:frame draw:z-index="0" draw:style-name="gr1" svg:width="6.3004in" svg:height="3.5394in" svg:x="4.7874in" svg:y="0.2988in">
            <draw:object draw:notify-on-update-of-ranges="'Zoom elli 100 1 1'.A1:'Zoom elli 100 1 1'.A100 'Zoom elli 100 1 1'.E1:'Zoom elli 100 1 1'.E10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formula="of:=[.B1]/[.C1]" office:value-type="float" office:value="1">
            <text:p>1</text:p>
          </table:table-cell>
          <table:table-cell office:value-type="float" office:value="1.15162">
            <text:p>1.15162</text:p>
          </table:table-cell>
        </table:table-row>
        <table:table-row table:style-name="ro1">
          <table:table-cell office:value-type="float" office:value="0.00314159">
            <text:p>0.00314159</text:p>
          </table:table-cell>
          <table:table-cell office:value-type="float" office:value="95.4033">
            <text:p>95.4033</text:p>
          </table:table-cell>
          <table:table-cell office:value-type="float" office:value="86.834">
            <text:p>86.834</text:p>
          </table:table-cell>
          <table:table-cell table:formula="of:=[.B2]/[.C2]" office:value-type="float" office:value="1.09868599857199">
            <text:p>1.0986859986</text:p>
          </table:table-cell>
          <table:table-cell office:value-type="float" office:value="1.44216">
            <text:p>1.44216</text:p>
          </table:table-cell>
        </table:table-row>
        <table:table-row table:style-name="ro1">
          <table:table-cell office:value-type="float" office:value="0.00628319">
            <text:p>0.00628319</text:p>
          </table:table-cell>
          <table:table-cell office:value-type="float" office:value="84.6747">
            <text:p>84.6747</text:p>
          </table:table-cell>
          <table:table-cell office:value-type="float" office:value="60.71">
            <text:p>60.71</text:p>
          </table:table-cell>
          <table:table-cell table:formula="of:=[.B3]/[.C3]" office:value-type="float" office:value="1.39474056992258">
            <text:p>1.3947405699</text:p>
          </table:table-cell>
          <table:table-cell office:value-type="float" office:value="1.61626">
            <text:p>1.61626</text:p>
          </table:table-cell>
        </table:table-row>
        <table:table-row table:style-name="ro1">
          <table:table-cell office:value-type="float" office:value="0.00942478">
            <text:p>0.00942478</text:p>
          </table:table-cell>
          <table:table-cell office:value-type="float" office:value="72.7749">
            <text:p>72.7749</text:p>
          </table:table-cell>
          <table:table-cell office:value-type="float" office:value="38.543">
            <text:p>38.543</text:p>
          </table:table-cell>
          <table:table-cell table:formula="of:=[.B4]/[.C4]" office:value-type="float" office:value="1.88814830189658">
            <text:p>1.8881483019</text:p>
          </table:table-cell>
          <table:table-cell office:value-type="float" office:value="1.66433">
            <text:p>1.66433</text:p>
          </table:table-cell>
        </table:table-row>
        <table:table-row table:style-name="ro1">
          <table:table-cell office:value-type="float" office:value="0.0125664">
            <text:p>0.0125664</text:p>
          </table:table-cell>
          <table:table-cell office:value-type="float" office:value="62.2706">
            <text:p>62.2706</text:p>
          </table:table-cell>
          <table:table-cell office:value-type="float" office:value="24.1462">
            <text:p>24.1462</text:p>
          </table:table-cell>
          <table:table-cell table:formula="of:=[.B5]/[.C5]" office:value-type="float" office:value="2.57889854304197">
            <text:p>2.578898543</text:p>
          </table:table-cell>
          <table:table-cell office:value-type="float" office:value="1.64493">
            <text:p>1.64493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 table:formula="of:=[.B6]/[.C6]" office:value-type="float" office:value="3.46694209541024">
            <text:p>3.4669420954</text:p>
          </table:table-cell>
          <table:table-cell office:value-type="float" office:value="1.6024">
            <text:p>1.6024</text:p>
          </table:table-cell>
        </table:table-row>
        <table:table-row table:style-name="ro1">
          <table:table-cell office:value-type="float" office:value="0.0188496">
            <text:p>0.0188496</text:p>
          </table:table-cell>
          <table:table-cell office:value-type="float" office:value="46.869">
            <text:p>46.869</text:p>
          </table:table-cell>
          <table:table-cell office:value-type="float" office:value="10.2957">
            <text:p>10.2957</text:p>
          </table:table-cell>
          <table:table-cell table:formula="of:=[.B7]/[.C7]" office:value-type="float" office:value="4.5522888196043">
            <text:p>4.5522888196</text:p>
          </table:table-cell>
          <table:table-cell office:value-type="float" office:value="1.5568">
            <text:p>1.5568</text:p>
          </table:table-cell>
        </table:table-row>
        <table:table-row table:style-name="ro1">
          <table:table-cell office:value-type="float" office:value="0.0219911">
            <text:p>0.0219911</text:p>
          </table:table-cell>
          <table:table-cell office:value-type="float" office:value="41.3986">
            <text:p>41.3986</text:p>
          </table:table-cell>
          <table:table-cell office:value-type="float" office:value="7.09505">
            <text:p>7.09505</text:p>
          </table:table-cell>
          <table:table-cell table:formula="of:=[.B8]/[.C8]" office:value-type="float" office:value="5.83485669586543">
            <text:p>5.8348566959</text:p>
          </table:table-cell>
          <table:table-cell office:value-type="float" office:value="1.5151">
            <text:p>1.5151</text:p>
          </table:table-cell>
        </table:table-row>
        <table:table-row table:style-name="ro1">
          <table:table-cell office:value-type="float" office:value="0.0251327">
            <text:p>0.0251327</text:p>
          </table:table-cell>
          <table:table-cell office:value-type="float" office:value="36.9748">
            <text:p>36.9748</text:p>
          </table:table-cell>
          <table:table-cell office:value-type="float" office:value="5.05494">
            <text:p>5.05494</text:p>
          </table:table-cell>
          <table:table-cell table:formula="of:=[.B9]/[.C9]" office:value-type="float" office:value="7.31458731458732">
            <text:p>7.3145873146</text:p>
          </table:table-cell>
          <table:table-cell office:value-type="float" office:value="1.47899">
            <text:p>1.47899</text:p>
          </table:table-cell>
        </table:table-row>
        <table:table-row table:style-name="ro1">
          <table:table-cell office:value-type="float" office:value="0.0282743">
            <text:p>0.0282743</text:p>
          </table:table-cell>
          <table:table-cell office:value-type="float" office:value="33.3492">
            <text:p>33.3492</text:p>
          </table:table-cell>
          <table:table-cell office:value-type="float" office:value="3.709">
            <text:p>3.709</text:p>
          </table:table-cell>
          <table:table-cell table:formula="of:=[.B10]/[.C10]" office:value-type="float" office:value="8.99142626044756">
            <text:p>8.9914262604</text:p>
          </table:table-cell>
          <table:table-cell office:value-type="float" office:value="1.44829">
            <text:p>1.44829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 table:formula="of:=[.B11]/[.C11]" office:value-type="float" office:value="10.8653639528387">
            <text:p>10.8653639528</text:p>
          </table:table-cell>
          <table:table-cell office:value-type="float" office:value="1.42227">
            <text:p>1.42227</text:p>
          </table:table-cell>
        </table:table-row>
        <table:table-row table:style-name="ro1">
          <table:table-cell office:value-type="float" office:value="0.0345575">
            <text:p>0.0345575</text:p>
          </table:table-cell>
          <table:table-cell office:value-type="float" office:value="27.8032">
            <text:p>27.8032</text:p>
          </table:table-cell>
          <table:table-cell office:value-type="float" office:value="2.14925">
            <text:p>2.14925</text:p>
          </table:table-cell>
          <table:table-cell table:formula="of:=[.B12]/[.C12]" office:value-type="float" office:value="12.9362335698499">
            <text:p>12.9362335699</text:p>
          </table:table-cell>
          <table:table-cell office:value-type="float" office:value="1.40016">
            <text:p>1.40016</text:p>
          </table:table-cell>
        </table:table-row>
        <table:table-row table:style-name="ro1">
          <table:table-cell office:value-type="float" office:value="0.0376991">
            <text:p>0.0376991</text:p>
          </table:table-cell>
          <table:table-cell office:value-type="float" office:value="25.646">
            <text:p>25.646</text:p>
          </table:table-cell>
          <table:table-cell office:value-type="float" office:value="1.68678">
            <text:p>1.68678</text:p>
          </table:table-cell>
          <table:table-cell table:formula="of:=[.B13]/[.C13]" office:value-type="float" office:value="15.2041167194299">
            <text:p>15.2041167194</text:p>
          </table:table-cell>
          <table:table-cell office:value-type="float" office:value="1.38124">
            <text:p>1.38124</text:p>
          </table:table-cell>
        </table:table-row>
        <table:table-row table:style-name="ro1">
          <table:table-cell office:value-type="float" office:value="0.0408407">
            <text:p>0.0408407</text:p>
          </table:table-cell>
          <table:table-cell office:value-type="float" office:value="23.7902">
            <text:p>23.7902</text:p>
          </table:table-cell>
          <table:table-cell office:value-type="float" office:value="1.34646">
            <text:p>1.34646</text:p>
          </table:table-cell>
          <table:table-cell table:formula="of:=[.B14]/[.C14]" office:value-type="float" office:value="17.6687016324287">
            <text:p>17.6687016324</text:p>
          </table:table-cell>
          <table:table-cell office:value-type="float" office:value="1.36495">
            <text:p>1.36495</text:p>
          </table:table-cell>
        </table:table-row>
        <table:table-row table:style-name="ro1">
          <table:table-cell office:value-type="float" office:value="0.0439823">
            <text:p>0.0439823</text:p>
          </table:table-cell>
          <table:table-cell office:value-type="float" office:value="22.1785">
            <text:p>22.1785</text:p>
          </table:table-cell>
          <table:table-cell office:value-type="float" office:value="1.09093">
            <text:p>1.09093</text:p>
          </table:table-cell>
          <table:table-cell table:formula="of:=[.B15]/[.C15]" office:value-type="float" office:value="20.3299020102115">
            <text:p>20.3299020102</text:p>
          </table:table-cell>
          <table:table-cell office:value-type="float" office:value="1.35083">
            <text:p>1.35083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 table:formula="of:=[.B16]/[.C16]" office:value-type="float" office:value="23.187739087131">
            <text:p>23.1877390871</text:p>
          </table:table-cell>
          <table:table-cell office:value-type="float" office:value="1.33852">
            <text:p>1.33852</text:p>
          </table:table-cell>
        </table:table-row>
        <table:table-row table:style-name="ro1">
          <table:table-cell office:value-type="float" office:value="0.0502655">
            <text:p>0.0502655</text:p>
          </table:table-cell>
          <table:table-cell office:value-type="float" office:value="19.5208">
            <text:p>19.5208</text:p>
          </table:table-cell>
          <table:table-cell office:value-type="float" office:value="0.743863">
            <text:p>0.743863</text:p>
          </table:table-cell>
          <table:table-cell table:formula="of:=[.B17]/[.C17]" office:value-type="float" office:value="26.2424666907751">
            <text:p>26.2424666908</text:p>
          </table:table-cell>
          <table:table-cell office:value-type="float" office:value="1.32765">
            <text:p>1.32765</text:p>
          </table:table-cell>
        </table:table-row>
        <table:table-row table:style-name="ro1">
          <table:table-cell office:value-type="float" office:value="0.0534071">
            <text:p>0.0534071</text:p>
          </table:table-cell>
          <table:table-cell office:value-type="float" office:value="18.4136">
            <text:p>18.4136</text:p>
          </table:table-cell>
          <table:table-cell office:value-type="float" office:value="0.624337">
            <text:p>0.624337</text:p>
          </table:table-cell>
          <table:table-cell table:formula="of:=[.B18]/[.C18]" office:value-type="float" office:value="29.4930462234338">
            <text:p>29.4930462234</text:p>
          </table:table-cell>
          <table:table-cell office:value-type="float" office:value="1.31805">
            <text:p>1.31805</text:p>
          </table:table-cell>
        </table:table-row>
        <table:table-row table:style-name="ro1">
          <table:table-cell office:value-type="float" office:value="0.0565487">
            <text:p>0.0565487</text:p>
          </table:table-cell>
          <table:table-cell office:value-type="float" office:value="17.4235">
            <text:p>17.4235</text:p>
          </table:table-cell>
          <table:table-cell office:value-type="float" office:value="0.528943">
            <text:p>0.528943</text:p>
          </table:table-cell>
          <table:table-cell table:formula="of:=[.B19]/[.C19]" office:value-type="float" office:value="32.9402222923831">
            <text:p>32.9402222924</text:p>
          </table:table-cell>
          <table:table-cell office:value-type="float" office:value="1.3095">
            <text:p>1.3095</text:p>
          </table:table-cell>
        </table:table-row>
        <table:table-row table:style-name="ro1">
          <table:table-cell office:value-type="float" office:value="0.0596903">
            <text:p>0.0596903</text:p>
          </table:table-cell>
          <table:table-cell office:value-type="float" office:value="16.5332">
            <text:p>16.5332</text:p>
          </table:table-cell>
          <table:table-cell office:value-type="float" office:value="0.451927">
            <text:p>0.451927</text:p>
          </table:table-cell>
          <table:table-cell table:formula="of:=[.B20]/[.C20]" office:value-type="float" office:value="36.5837845492746">
            <text:p>36.5837845493</text:p>
          </table:table-cell>
          <table:table-cell office:value-type="float" office:value="1.30183">
            <text:p>1.30183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 table:formula="of:=[.B21]/[.C21]" office:value-type="float" office:value="40.4223549488055">
            <text:p>40.4223549488</text:p>
          </table:table-cell>
          <table:table-cell office:value-type="float" office:value="1.29494">
            <text:p>1.29494</text:p>
          </table:table-cell>
        </table:table-row>
        <table:table-row table:style-name="ro1">
          <table:table-cell office:value-type="float" office:value="0.0659734">
            <text:p>0.0659734</text:p>
          </table:table-cell>
          <table:table-cell office:value-type="float" office:value="14.9978">
            <text:p>14.9978</text:p>
          </table:table-cell>
          <table:table-cell office:value-type="float" office:value="0.337351">
            <text:p>0.337351</text:p>
          </table:table-cell>
          <table:table-cell table:formula="of:=[.B22]/[.C22]" office:value-type="float" office:value="44.457553112337">
            <text:p>44.4575531123</text:p>
          </table:table-cell>
          <table:table-cell office:value-type="float" office:value="1.2887">
            <text:p>1.2887</text:p>
          </table:table-cell>
        </table:table-row>
        <table:table-row table:style-name="ro1">
          <table:table-cell office:value-type="float" office:value="0.069115">
            <text:p>0.069115</text:p>
          </table:table-cell>
          <table:table-cell office:value-type="float" office:value="14.3314">
            <text:p>14.3314</text:p>
          </table:table-cell>
          <table:table-cell office:value-type="float" office:value="0.294354">
            <text:p>0.294354</text:p>
          </table:table-cell>
          <table:table-cell table:formula="of:=[.B23]/[.C23]" office:value-type="float" office:value="48.6876346168219">
            <text:p>48.6876346168</text:p>
          </table:table-cell>
          <table:table-cell office:value-type="float" office:value="1.28306">
            <text:p>1.28306</text:p>
          </table:table-cell>
        </table:table-row>
        <table:table-row table:style-name="ro1">
          <table:table-cell office:value-type="float" office:value="0.0722566">
            <text:p>0.0722566</text:p>
          </table:table-cell>
          <table:table-cell office:value-type="float" office:value="13.7213">
            <text:p>13.7213</text:p>
          </table:table-cell>
          <table:table-cell office:value-type="float" office:value="0.258334">
            <text:p>0.258334</text:p>
          </table:table-cell>
          <table:table-cell table:formula="of:=[.B24]/[.C24]" office:value-type="float" office:value="53.1145726075546">
            <text:p>53.1145726076</text:p>
          </table:table-cell>
          <table:table-cell office:value-type="float" office:value="1.27787">
            <text:p>1.27787</text:p>
          </table:table-cell>
        </table:table-row>
        <table:table-row table:style-name="ro1">
          <table:table-cell office:value-type="float" office:value="0.0753982">
            <text:p>0.0753982</text:p>
          </table:table-cell>
          <table:table-cell office:value-type="float" office:value="13.1607">
            <text:p>13.1607</text:p>
          </table:table-cell>
          <table:table-cell office:value-type="float" office:value="0.227948">
            <text:p>0.227948</text:p>
          </table:table-cell>
          <table:table-cell table:formula="of:=[.B25]/[.C25]" office:value-type="float" office:value="57.7355361749171">
            <text:p>57.7355361749</text:p>
          </table:table-cell>
          <table:table-cell office:value-type="float" office:value="1.27318">
            <text:p>1.27318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 table:formula="of:=[.B26]/[.C26]" office:value-type="float" office:value="62.5537409648389">
            <text:p>62.5537409648</text:p>
          </table:table-cell>
          <table:table-cell office:value-type="float" office:value="1.26881">
            <text:p>1.26881</text:p>
          </table:table-cell>
        </table:table-row>
        <table:table-row table:style-name="ro1">
          <table:table-cell office:value-type="float" office:value="0.0816814">
            <text:p>0.0816814</text:p>
          </table:table-cell>
          <table:table-cell office:value-type="float" office:value="12.1659">
            <text:p>12.1659</text:p>
          </table:table-cell>
          <table:table-cell office:value-type="float" office:value="0.18006">
            <text:p>0.18006</text:p>
          </table:table-cell>
          <table:table-cell table:formula="of:=[.B27]/[.C27]" office:value-type="float" office:value="67.5658113962013">
            <text:p>67.5658113962</text:p>
          </table:table-cell>
          <table:table-cell office:value-type="float" office:value="1.26475">
            <text:p>1.26475</text:p>
          </table:table-cell>
        </table:table-row>
        <table:table-row table:style-name="ro1">
          <table:table-cell office:value-type="float" office:value="0.084823">
            <text:p>0.084823</text:p>
          </table:table-cell>
          <table:table-cell office:value-type="float" office:value="11.7226">
            <text:p>11.7226</text:p>
          </table:table-cell>
          <table:table-cell office:value-type="float" office:value="0.161097">
            <text:p>0.161097</text:p>
          </table:table-cell>
          <table:table-cell table:formula="of:=[.B28]/[.C28]" office:value-type="float" office:value="72.7673389324444">
            <text:p>72.7673389324</text:p>
          </table:table-cell>
          <table:table-cell office:value-type="float" office:value="1.26113">
            <text:p>1.26113</text:p>
          </table:table-cell>
        </table:table-row>
        <table:table-row table:style-name="ro1">
          <table:table-cell office:value-type="float" office:value="0.0879646">
            <text:p>0.0879646</text:p>
          </table:table-cell>
          <table:table-cell office:value-type="float" office:value="11.3104">
            <text:p>11.3104</text:p>
          </table:table-cell>
          <table:table-cell office:value-type="float" office:value="0.144688">
            <text:p>0.144688</text:p>
          </table:table-cell>
          <table:table-cell table:formula="of:=[.B29]/[.C29]" office:value-type="float" office:value="78.1709609642818">
            <text:p>78.1709609643</text:p>
          </table:table-cell>
          <table:table-cell office:value-type="float" office:value="1.25771">
            <text:p>1.25771</text:p>
          </table:table-cell>
        </table:table-row>
        <table:table-row table:style-name="ro1">
          <table:table-cell office:value-type="float" office:value="0.0911062">
            <text:p>0.0911062</text:p>
          </table:table-cell>
          <table:table-cell office:value-type="float" office:value="10.9261">
            <text:p>10.9261</text:p>
          </table:table-cell>
          <table:table-cell office:value-type="float" office:value="0.13043">
            <text:p>0.13043</text:p>
          </table:table-cell>
          <table:table-cell table:formula="of:=[.B30]/[.C30]" office:value-type="float" office:value="83.7698382274017">
            <text:p>83.7698382274</text:p>
          </table:table-cell>
          <table:table-cell office:value-type="float" office:value="1.25443">
            <text:p>1.25443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 table:formula="of:=[.B31]/[.C31]" office:value-type="float" office:value="89.5532127663181">
            <text:p>89.5532127663</text:p>
          </table:table-cell>
          <table:table-cell office:value-type="float" office:value="1.25151">
            <text:p>1.25151</text:p>
          </table:table-cell>
        </table:table-row>
        <table:table-row table:style-name="ro1">
          <table:table-cell office:value-type="float" office:value="0.0973894">
            <text:p>0.0973894</text:p>
          </table:table-cell>
          <table:table-cell office:value-type="float" office:value="10.2309">
            <text:p>10.2309</text:p>
          </table:table-cell>
          <table:table-cell office:value-type="float" office:value="0.107089">
            <text:p>0.107089</text:p>
          </table:table-cell>
          <table:table-cell table:formula="of:=[.B32]/[.C32]" office:value-type="float" office:value="95.5364229752822">
            <text:p>95.5364229753</text:p>
          </table:table-cell>
          <table:table-cell office:value-type="float" office:value="1.24874">
            <text:p>1.24874</text:p>
          </table:table-cell>
        </table:table-row>
        <table:table-row table:style-name="ro1">
          <table:table-cell office:value-type="float" office:value="0.100531">
            <text:p>0.100531</text:p>
          </table:table-cell>
          <table:table-cell office:value-type="float" office:value="9.91535">
            <text:p>9.91535</text:p>
          </table:table-cell>
          <table:table-cell office:value-type="float" office:value="0.0974826">
            <text:p>0.0974826</text:p>
          </table:table-cell>
          <table:table-cell table:formula="of:=[.B33]/[.C33]" office:value-type="float" office:value="101.714049481651">
            <text:p>101.7140494817</text:p>
          </table:table-cell>
          <table:table-cell office:value-type="float" office:value="1.24614">
            <text:p>1.24614</text:p>
          </table:table-cell>
        </table:table-row>
        <table:table-row table:style-name="ro1">
          <table:table-cell office:value-type="float" office:value="0.103673">
            <text:p>0.103673</text:p>
          </table:table-cell>
          <table:table-cell office:value-type="float" office:value="9.61873">
            <text:p>9.61873</text:p>
          </table:table-cell>
          <table:table-cell office:value-type="float" office:value="0.0889919">
            <text:p>0.0889919</text:p>
          </table:table-cell>
          <table:table-cell table:formula="of:=[.B34]/[.C34]" office:value-type="float" office:value="108.085454968374">
            <text:p>108.0854549684</text:p>
          </table:table-cell>
          <table:table-cell office:value-type="float" office:value="1.24368">
            <text:p>1.24368</text:p>
          </table:table-cell>
        </table:table-row>
        <table:table-row table:style-name="ro1">
          <table:table-cell office:value-type="float" office:value="0.106814">
            <text:p>0.106814</text:p>
          </table:table-cell>
          <table:table-cell office:value-type="float" office:value="9.33935">
            <text:p>9.33935</text:p>
          </table:table-cell>
          <table:table-cell office:value-type="float" office:value="0.0814627">
            <text:p>0.0814627</text:p>
          </table:table-cell>
          <table:table-cell table:formula="of:=[.B35]/[.C35]" office:value-type="float" office:value="114.645721293304">
            <text:p>114.6457212933</text:p>
          </table:table-cell>
          <table:table-cell office:value-type="float" office:value="1.24143">
            <text:p>1.24143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 table:formula="of:=[.B36]/[.C36]" office:value-type="float" office:value="121.405400777731">
            <text:p>121.4054007777</text:p>
          </table:table-cell>
          <table:table-cell office:value-type="float" office:value="1.23925">
            <text:p>1.23925</text:p>
          </table:table-cell>
        </table:table-row>
        <table:table-row table:style-name="ro1">
          <table:table-cell office:value-type="float" office:value="0.113097">
            <text:p>0.113097</text:p>
          </table:table-cell>
          <table:table-cell office:value-type="float" office:value="8.82668">
            <text:p>8.82668</text:p>
          </table:table-cell>
          <table:table-cell office:value-type="float" office:value="0.0687681">
            <text:p>0.0687681</text:p>
          </table:table-cell>
          <table:table-cell table:formula="of:=[.B37]/[.C37]" office:value-type="float" office:value="128.354280545776">
            <text:p>128.3542805458</text:p>
          </table:table-cell>
          <table:table-cell office:value-type="float" office:value="1.23723">
            <text:p>1.23723</text:p>
          </table:table-cell>
        </table:table-row>
        <table:table-row table:style-name="ro1">
          <table:table-cell office:value-type="float" office:value="0.116239">
            <text:p>0.116239</text:p>
          </table:table-cell>
          <table:table-cell office:value-type="float" office:value="8.59093">
            <text:p>8.59093</text:p>
          </table:table-cell>
          <table:table-cell office:value-type="float" office:value="0.0634026">
            <text:p>0.0634026</text:p>
          </table:table-cell>
          <table:table-cell table:formula="of:=[.B38]/[.C38]" office:value-type="float" office:value="135.498071057023">
            <text:p>135.498071057</text:p>
          </table:table-cell>
          <table:table-cell office:value-type="float" office:value="1.23527">
            <text:p>1.23527</text:p>
          </table:table-cell>
        </table:table-row>
        <table:table-row table:style-name="ro1">
          <table:table-cell office:value-type="float" office:value="0.119381">
            <text:p>0.119381</text:p>
          </table:table-cell>
          <table:table-cell office:value-type="float" office:value="8.36748">
            <text:p>8.36748</text:p>
          </table:table-cell>
          <table:table-cell office:value-type="float" office:value="0.0585853">
            <text:p>0.0585853</text:p>
          </table:table-cell>
          <table:table-cell table:formula="of:=[.B39]/[.C39]" office:value-type="float" office:value="142.825589354326">
            <text:p>142.8255893543</text:p>
          </table:table-cell>
          <table:table-cell office:value-type="float" office:value="1.23344">
            <text:p>1.23344</text:p>
          </table:table-cell>
        </table:table-row>
        <table:table-row table:style-name="ro1">
          <table:table-cell office:value-type="float" office:value="0.122522">
            <text:p>0.122522</text:p>
          </table:table-cell>
          <table:table-cell office:value-type="float" office:value="8.1554">
            <text:p>8.1554</text:p>
          </table:table-cell>
          <table:table-cell office:value-type="float" office:value="0.0542448">
            <text:p>0.0542448</text:p>
          </table:table-cell>
          <table:table-cell table:formula="of:=[.B40]/[.C40]" office:value-type="float" office:value="150.344364805474">
            <text:p>150.3443648055</text:p>
          </table:table-cell>
          <table:table-cell office:value-type="float" office:value="1.2318">
            <text:p>1.2318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 table:formula="of:=[.B41]/[.C41]" office:value-type="float" office:value="158.070407644122">
            <text:p>158.0704076441</text:p>
          </table:table-cell>
          <table:table-cell office:value-type="float" office:value="1.23012">
            <text:p>1.23012</text:p>
          </table:table-cell>
        </table:table-row>
        <table:table-row table:style-name="ro1">
          <table:table-cell office:value-type="float" office:value="0.128805">
            <text:p>0.128805</text:p>
          </table:table-cell>
          <table:table-cell office:value-type="float" office:value="7.76207">
            <text:p>7.76207</text:p>
          </table:table-cell>
          <table:table-cell office:value-type="float" office:value="0.0467657">
            <text:p>0.0467657</text:p>
          </table:table-cell>
          <table:table-cell table:formula="of:=[.B42]/[.C42]" office:value-type="float" office:value="165.977842735167">
            <text:p>165.9778427352</text:p>
          </table:table-cell>
          <table:table-cell office:value-type="float" office:value="1.22855">
            <text:p>1.22855</text:p>
          </table:table-cell>
        </table:table-row>
        <table:table-row table:style-name="ro1">
          <table:table-cell office:value-type="float" office:value="0.131947">
            <text:p>0.131947</text:p>
          </table:table-cell>
          <table:table-cell office:value-type="float" office:value="7.57936">
            <text:p>7.57936</text:p>
          </table:table-cell>
          <table:table-cell office:value-type="float" office:value="0.0435413">
            <text:p>0.0435413</text:p>
          </table:table-cell>
          <table:table-cell table:formula="of:=[.B43]/[.C43]" office:value-type="float" office:value="174.072891714303">
            <text:p>174.0728917143</text:p>
          </table:table-cell>
          <table:table-cell office:value-type="float" office:value="1.22707">
            <text:p>1.22707</text:p>
          </table:table-cell>
        </table:table-row>
        <table:table-row table:style-name="ro1">
          <table:table-cell office:value-type="float" office:value="0.135088">
            <text:p>0.135088</text:p>
          </table:table-cell>
          <table:table-cell office:value-type="float" office:value="7.4051">
            <text:p>7.4051</text:p>
          </table:table-cell>
          <table:table-cell office:value-type="float" office:value="0.0406077">
            <text:p>0.0406077</text:p>
          </table:table-cell>
          <table:table-cell table:formula="of:=[.B44]/[.C44]" office:value-type="float" office:value="182.357040659776">
            <text:p>182.3570406598</text:p>
          </table:table-cell>
          <table:table-cell office:value-type="float" office:value="1.2257">
            <text:p>1.2257</text:p>
          </table:table-cell>
        </table:table-row>
        <table:table-row table:style-name="ro1">
          <table:table-cell office:value-type="float" office:value="0.13823">
            <text:p>0.13823</text:p>
          </table:table-cell>
          <table:table-cell office:value-type="float" office:value="7.23873">
            <text:p>7.23873</text:p>
          </table:table-cell>
          <table:table-cell office:value-type="float" office:value="0.0379308">
            <text:p>0.0379308</text:p>
          </table:table-cell>
          <table:table-cell table:formula="of:=[.B45]/[.C45]" office:value-type="float" office:value="190.840425195356">
            <text:p>190.8404251954</text:p>
          </table:table-cell>
          <table:table-cell office:value-type="float" office:value="1.22434">
            <text:p>1.22434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 table:formula="of:=[.B46]/[.C46]" office:value-type="float" office:value="199.50853580869">
            <text:p>199.5085358087</text:p>
          </table:table-cell>
          <table:table-cell office:value-type="float" office:value="1.2231">
            <text:p>1.2231</text:p>
          </table:table-cell>
        </table:table-row>
        <table:table-row table:style-name="ro1">
          <table:table-cell office:value-type="float" office:value="0.144513">
            <text:p>0.144513</text:p>
          </table:table-cell>
          <table:table-cell office:value-type="float" office:value="6.92759">
            <text:p>6.92759</text:p>
          </table:table-cell>
          <table:table-cell office:value-type="float" office:value="0.0332451">
            <text:p>0.0332451</text:p>
          </table:table-cell>
          <table:table-cell table:formula="of:=[.B47]/[.C47]" office:value-type="float" office:value="208.379279954038">
            <text:p>208.379279954</text:p>
          </table:table-cell>
          <table:table-cell office:value-type="float" office:value="1.22174">
            <text:p>1.22174</text:p>
          </table:table-cell>
        </table:table-row>
        <table:table-row table:style-name="ro1">
          <table:table-cell office:value-type="float" office:value="0.147655">
            <text:p>0.147655</text:p>
          </table:table-cell>
          <table:table-cell office:value-type="float" office:value="6.78191">
            <text:p>6.78191</text:p>
          </table:table-cell>
          <table:table-cell office:value-type="float" office:value="0.031196">
            <text:p>0.031196</text:p>
          </table:table-cell>
          <table:table-cell table:formula="of:=[.B48]/[.C48]" office:value-type="float" office:value="217.396781638672">
            <text:p>217.3967816387</text:p>
          </table:table-cell>
          <table:table-cell office:value-type="float" office:value="1.22069">
            <text:p>1.22069</text:p>
          </table:table-cell>
        </table:table-row>
        <table:table-row table:style-name="ro1">
          <table:table-cell office:value-type="float" office:value="0.150796">
            <text:p>0.150796</text:p>
          </table:table-cell>
          <table:table-cell office:value-type="float" office:value="6.64229">
            <text:p>6.64229</text:p>
          </table:table-cell>
          <table:table-cell office:value-type="float" office:value="0.0293069">
            <text:p>0.0293069</text:p>
          </table:table-cell>
          <table:table-cell table:formula="of:=[.B49]/[.C49]" office:value-type="float" office:value="226.645943446765">
            <text:p>226.6459434468</text:p>
          </table:table-cell>
          <table:table-cell office:value-type="float" office:value="1.21951">
            <text:p>1.21951</text:p>
          </table:table-cell>
        </table:table-row>
        <table:table-row table:style-name="ro1">
          <table:table-cell office:value-type="float" office:value="0.153938">
            <text:p>0.153938</text:p>
          </table:table-cell>
          <table:table-cell office:value-type="float" office:value="6.50835">
            <text:p>6.50835</text:p>
          </table:table-cell>
          <table:table-cell office:value-type="float" office:value="0.0275706">
            <text:p>0.0275706</text:p>
          </table:table-cell>
          <table:table-cell table:formula="of:=[.B50]/[.C50]" office:value-type="float" office:value="236.061239146047">
            <text:p>236.061239146</text:p>
          </table:table-cell>
          <table:table-cell office:value-type="float" office:value="1.21859">
            <text:p>1.21859</text:p>
          </table:table-cell>
        </table:table-row>
        <table:table-row table:style-name="ro1">
          <table:table-cell office:value-type="float" office:value="0.15708">
            <text:p>0.15708</text:p>
          </table:table-cell>
          <table:table-cell office:value-type="float" office:value="6.37975">
            <text:p>6.37975</text:p>
          </table:table-cell>
          <table:table-cell office:value-type="float" office:value="0.025964">
            <text:p>0.025964</text:p>
          </table:table-cell>
          <table:table-cell table:formula="of:=[.B51]/[.C51]" office:value-type="float" office:value="245.715221075335">
            <text:p>245.7152210753</text:p>
          </table:table-cell>
          <table:table-cell office:value-type="float" office:value="1.21735">
            <text:p>1.21735</text:p>
          </table:table-cell>
        </table:table-row>
        <table:table-row table:style-name="ro1">
          <table:table-cell office:value-type="float" office:value="0.160221">
            <text:p>0.160221</text:p>
          </table:table-cell>
          <table:table-cell office:value-type="float" office:value="6.25619">
            <text:p>6.25619</text:p>
          </table:table-cell>
          <table:table-cell office:value-type="float" office:value="0.0244878">
            <text:p>0.0244878</text:p>
          </table:table-cell>
          <table:table-cell table:formula="of:=[.B52]/[.C52]" office:value-type="float" office:value="255.481913442612">
            <text:p>255.4819134426</text:p>
          </table:table-cell>
          <table:table-cell office:value-type="float" office:value="1.21644">
            <text:p>1.21644</text:p>
          </table:table-cell>
        </table:table-row>
        <table:table-row table:style-name="ro1">
          <table:table-cell office:value-type="float" office:value="0.163363">
            <text:p>0.163363</text:p>
          </table:table-cell>
          <table:table-cell office:value-type="float" office:value="6.13737">
            <text:p>6.13737</text:p>
          </table:table-cell>
          <table:table-cell office:value-type="float" office:value="0.0231191">
            <text:p>0.0231191</text:p>
          </table:table-cell>
          <table:table-cell table:formula="of:=[.B53]/[.C53]" office:value-type="float" office:value="265.46751387381">
            <text:p>265.4675138738</text:p>
          </table:table-cell>
          <table:table-cell office:value-type="float" office:value="1.21555">
            <text:p>1.21555</text:p>
          </table:table-cell>
        </table:table-row>
        <table:table-row table:style-name="ro1">
          <table:table-cell office:value-type="float" office:value="0.166504">
            <text:p>0.166504</text:p>
          </table:table-cell>
          <table:table-cell office:value-type="float" office:value="6.02303">
            <text:p>6.02303</text:p>
          </table:table-cell>
          <table:table-cell office:value-type="float" office:value="0.0218493">
            <text:p>0.0218493</text:p>
          </table:table-cell>
          <table:table-cell table:formula="of:=[.B54]/[.C54]" office:value-type="float" office:value="275.662378199759">
            <text:p>275.6623781998</text:p>
          </table:table-cell>
          <table:table-cell office:value-type="float" office:value="1.21465">
            <text:p>1.21465</text:p>
          </table:table-cell>
        </table:table-row>
        <table:table-row table:style-name="ro1">
          <table:table-cell office:value-type="float" office:value="0.169646">
            <text:p>0.169646</text:p>
          </table:table-cell>
          <table:table-cell office:value-type="float" office:value="5.91293">
            <text:p>5.91293</text:p>
          </table:table-cell>
          <table:table-cell office:value-type="float" office:value="0.0206711">
            <text:p>0.0206711</text:p>
          </table:table-cell>
          <table:table-cell table:formula="of:=[.B55]/[.C55]" office:value-type="float" office:value="286.048154186279">
            <text:p>286.0481541863</text:p>
          </table:table-cell>
          <table:table-cell office:value-type="float" office:value="1.21364">
            <text:p>1.21364</text:p>
          </table:table-cell>
        </table:table-row>
        <table:table-row table:style-name="ro1">
          <table:table-cell office:value-type="float" office:value="0.172788">
            <text:p>0.172788</text:p>
          </table:table-cell>
          <table:table-cell office:value-type="float" office:value="5.80683">
            <text:p>5.80683</text:p>
          </table:table-cell>
          <table:table-cell office:value-type="float" office:value="0.0195805">
            <text:p>0.0195805</text:p>
          </table:table-cell>
          <table:table-cell table:formula="of:=[.B56]/[.C56]" office:value-type="float" office:value="296.561885549399">
            <text:p>296.5618855494</text:p>
          </table:table-cell>
          <table:table-cell office:value-type="float" office:value="1.21283">
            <text:p>1.21283</text:p>
          </table:table-cell>
        </table:table-row>
        <table:table-row table:style-name="ro1">
          <table:table-cell office:value-type="float" office:value="0.175929">
            <text:p>0.175929</text:p>
          </table:table-cell>
          <table:table-cell office:value-type="float" office:value="5.70452">
            <text:p>5.70452</text:p>
          </table:table-cell>
          <table:table-cell office:value-type="float" office:value="0.0185644">
            <text:p>0.0185644</text:p>
          </table:table-cell>
          <table:table-cell table:formula="of:=[.B57]/[.C57]" office:value-type="float" office:value="307.282756243132">
            <text:p>307.2827562431</text:p>
          </table:table-cell>
          <table:table-cell office:value-type="float" office:value="1.21209">
            <text:p>1.21209</text:p>
          </table:table-cell>
        </table:table-row>
        <table:table-row table:style-name="ro1">
          <table:table-cell office:value-type="float" office:value="0.179071">
            <text:p>0.179071</text:p>
          </table:table-cell>
          <table:table-cell office:value-type="float" office:value="5.60579">
            <text:p>5.60579</text:p>
          </table:table-cell>
          <table:table-cell office:value-type="float" office:value="0.0176158">
            <text:p>0.0176158</text:p>
          </table:table-cell>
          <table:table-cell table:formula="of:=[.B58]/[.C58]" office:value-type="float" office:value="318.225116088966">
            <text:p>318.225116089</text:p>
          </table:table-cell>
          <table:table-cell office:value-type="float" office:value="1.2113">
            <text:p>1.2113</text:p>
          </table:table-cell>
        </table:table-row>
        <table:table-row table:style-name="ro1">
          <table:table-cell office:value-type="float" office:value="0.182212">
            <text:p>0.182212</text:p>
          </table:table-cell>
          <table:table-cell office:value-type="float" office:value="5.51048">
            <text:p>5.51048</text:p>
          </table:table-cell>
          <table:table-cell office:value-type="float" office:value="0.0167316">
            <text:p>0.0167316</text:p>
          </table:table-cell>
          <table:table-cell table:formula="of:=[.B59]/[.C59]" office:value-type="float" office:value="329.345669272514">
            <text:p>329.3456692725</text:p>
          </table:table-cell>
          <table:table-cell office:value-type="float" office:value="1.2104">
            <text:p>1.2104</text:p>
          </table:table-cell>
        </table:table-row>
        <table:table-row table:style-name="ro1">
          <table:table-cell office:value-type="float" office:value="0.185354">
            <text:p>0.185354</text:p>
          </table:table-cell>
          <table:table-cell office:value-type="float" office:value="5.4184">
            <text:p>5.4184</text:p>
          </table:table-cell>
          <table:table-cell office:value-type="float" office:value="0.0159091">
            <text:p>0.0159091</text:p>
          </table:table-cell>
          <table:table-cell table:formula="of:=[.B60]/[.C60]" office:value-type="float" office:value="340.584948237172">
            <text:p>340.5849482372</text:p>
          </table:table-cell>
          <table:table-cell office:value-type="float" office:value="1.20982">
            <text:p>1.20982</text:p>
          </table:table-cell>
        </table:table-row>
        <table:table-row table:style-name="ro1">
          <table:table-cell office:value-type="float" office:value="0.188496">
            <text:p>0.188496</text:p>
          </table:table-cell>
          <table:table-cell office:value-type="float" office:value="5.32939">
            <text:p>5.32939</text:p>
          </table:table-cell>
          <table:table-cell office:value-type="float" office:value="0.0151364">
            <text:p>0.0151364</text:p>
          </table:table-cell>
          <table:table-cell table:formula="of:=[.B61]/[.C61]" office:value-type="float" office:value="352.090985967601">
            <text:p>352.0909859676</text:p>
          </table:table-cell>
          <table:table-cell office:value-type="float" office:value="1.20898">
            <text:p>1.20898</text:p>
          </table:table-cell>
        </table:table-row>
        <table:table-row table:style-name="ro1">
          <table:table-cell office:value-type="float" office:value="0.191637">
            <text:p>0.191637</text:p>
          </table:table-cell>
          <table:table-cell office:value-type="float" office:value="5.24331">
            <text:p>5.24331</text:p>
          </table:table-cell>
          <table:table-cell office:value-type="float" office:value="0.0144162">
            <text:p>0.0144162</text:p>
          </table:table-cell>
          <table:table-cell table:formula="of:=[.B62]/[.C62]" office:value-type="float" office:value="363.709576726183">
            <text:p>363.7095767262</text:p>
          </table:table-cell>
          <table:table-cell office:value-type="float" office:value="1.20852">
            <text:p>1.20852</text:p>
          </table:table-cell>
        </table:table-row>
        <table:table-row table:style-name="ro1">
          <table:table-cell office:value-type="float" office:value="0.194779">
            <text:p>0.194779</text:p>
          </table:table-cell>
          <table:table-cell office:value-type="float" office:value="5.16001">
            <text:p>5.16001</text:p>
          </table:table-cell>
          <table:table-cell office:value-type="float" office:value="0.013737">
            <text:p>0.013737</text:p>
          </table:table-cell>
          <table:table-cell table:formula="of:=[.B63]/[.C63]" office:value-type="float" office:value="375.628594307345">
            <text:p>375.6285943073</text:p>
          </table:table-cell>
          <table:table-cell office:value-type="float" office:value="1.20769">
            <text:p>1.20769</text:p>
          </table:table-cell>
        </table:table-row>
        <table:table-row table:style-name="ro1">
          <table:table-cell office:value-type="float" office:value="0.19792">
            <text:p>0.19792</text:p>
          </table:table-cell>
          <table:table-cell office:value-type="float" office:value="5.07937">
            <text:p>5.07937</text:p>
          </table:table-cell>
          <table:table-cell office:value-type="float" office:value="0.0131036">
            <text:p>0.0131036</text:p>
          </table:table-cell>
          <table:table-cell table:formula="of:=[.B64]/[.C64]" office:value-type="float" office:value="387.631643212552">
            <text:p>387.6316432126</text:p>
          </table:table-cell>
          <table:table-cell office:value-type="float" office:value="1.20696">
            <text:p>1.20696</text:p>
          </table:table-cell>
        </table:table-row>
        <table:table-row table:style-name="ro1">
          <table:table-cell office:value-type="float" office:value="0.201062">
            <text:p>0.201062</text:p>
          </table:table-cell>
          <table:table-cell office:value-type="float" office:value="5.00125">
            <text:p>5.00125</text:p>
          </table:table-cell>
          <table:table-cell office:value-type="float" office:value="0.0125103">
            <text:p>0.0125103</text:p>
          </table:table-cell>
          <table:table-cell table:formula="of:=[.B65]/[.C65]" office:value-type="float" office:value="399.770589034635">
            <text:p>399.7705890346</text:p>
          </table:table-cell>
          <table:table-cell office:value-type="float" office:value="1.20643">
            <text:p>1.20643</text:p>
          </table:table-cell>
        </table:table-row>
        <table:table-row table:style-name="ro1">
          <table:table-cell office:value-type="float" office:value="0.204204">
            <text:p>0.204204</text:p>
          </table:table-cell>
          <table:table-cell office:value-type="float" office:value="4.92554">
            <text:p>4.92554</text:p>
          </table:table-cell>
          <table:table-cell office:value-type="float" office:value="0.0119508">
            <text:p>0.0119508</text:p>
          </table:table-cell>
          <table:table-cell table:formula="of:=[.B66]/[.C66]" office:value-type="float" office:value="412.151487766509">
            <text:p>412.1514877665</text:p>
          </table:table-cell>
          <table:table-cell office:value-type="float" office:value="1.20591">
            <text:p>1.20591</text:p>
          </table:table-cell>
        </table:table-row>
        <table:table-row table:style-name="ro1">
          <table:table-cell office:value-type="float" office:value="0.207345">
            <text:p>0.207345</text:p>
          </table:table-cell>
          <table:table-cell office:value-type="float" office:value="4.85213">
            <text:p>4.85213</text:p>
          </table:table-cell>
          <table:table-cell office:value-type="float" office:value="0.0114231">
            <text:p>0.0114231</text:p>
          </table:table-cell>
          <table:table-cell table:formula="of:=[.B67]/[.C67]" office:value-type="float" office:value="424.764731115021">
            <text:p>424.764731115</text:p>
          </table:table-cell>
          <table:table-cell office:value-type="float" office:value="1.20532">
            <text:p>1.20532</text:p>
          </table:table-cell>
        </table:table-row>
        <table:table-row table:style-name="ro1">
          <table:table-cell office:value-type="float" office:value="0.210487">
            <text:p>0.210487</text:p>
          </table:table-cell>
          <table:table-cell office:value-type="float" office:value="4.78092">
            <text:p>4.78092</text:p>
          </table:table-cell>
          <table:table-cell office:value-type="float" office:value="0.0109268">
            <text:p>0.0109268</text:p>
          </table:table-cell>
          <table:table-cell table:formula="of:=[.B68]/[.C68]" office:value-type="float" office:value="437.540725555515">
            <text:p>437.5407255555</text:p>
          </table:table-cell>
          <table:table-cell office:value-type="float" office:value="1.20452">
            <text:p>1.20452</text:p>
          </table:table-cell>
        </table:table-row>
        <table:table-row table:style-name="ro1">
          <table:table-cell office:value-type="float" office:value="0.213628">
            <text:p>0.213628</text:p>
          </table:table-cell>
          <table:table-cell office:value-type="float" office:value="4.71182">
            <text:p>4.71182</text:p>
          </table:table-cell>
          <table:table-cell office:value-type="float" office:value="0.0104624">
            <text:p>0.0104624</text:p>
          </table:table-cell>
          <table:table-cell table:formula="of:=[.B69]/[.C69]" office:value-type="float" office:value="450.357470561248">
            <text:p>450.3574705612</text:p>
          </table:table-cell>
          <table:table-cell office:value-type="float" office:value="1.2042">
            <text:p>1.2042</text:p>
          </table:table-cell>
        </table:table-row>
        <table:table-row table:style-name="ro1">
          <table:table-cell office:value-type="float" office:value="0.21677">
            <text:p>0.21677</text:p>
          </table:table-cell>
          <table:table-cell office:value-type="float" office:value="4.64473">
            <text:p>4.64473</text:p>
          </table:table-cell>
          <table:table-cell office:value-type="float" office:value="0.0100206">
            <text:p>0.0100206</text:p>
          </table:table-cell>
          <table:table-cell table:formula="of:=[.B70]/[.C70]" office:value-type="float" office:value="463.518152605633">
            <text:p>463.5181526056</text:p>
          </table:table-cell>
          <table:table-cell office:value-type="float" office:value="1.20366">
            <text:p>1.20366</text:p>
          </table:table-cell>
        </table:table-row>
        <table:table-row table:style-name="ro1">
          <table:table-cell office:value-type="float" office:value="0.219911">
            <text:p>0.219911</text:p>
          </table:table-cell>
          <table:table-cell office:value-type="float" office:value="4.57956">
            <text:p>4.57956</text:p>
          </table:table-cell>
          <table:table-cell office:value-type="float" office:value="0.00960408">
            <text:p>0.00960408</text:p>
          </table:table-cell>
          <table:table-cell table:formula="of:=[.B71]/[.C71]" office:value-type="float" office:value="476.834845190794">
            <text:p>476.8348451908</text:p>
          </table:table-cell>
          <table:table-cell office:value-type="float" office:value="1.20295">
            <text:p>1.20295</text:p>
          </table:table-cell>
        </table:table-row>
        <table:table-row table:style-name="ro1">
          <table:table-cell office:value-type="float" office:value="0.223053">
            <text:p>0.223053</text:p>
          </table:table-cell>
          <table:table-cell office:value-type="float" office:value="4.51625">
            <text:p>4.51625</text:p>
          </table:table-cell>
          <table:table-cell office:value-type="float" office:value="0.00921305">
            <text:p>0.00921305</text:p>
          </table:table-cell>
          <table:table-cell table:formula="of:=[.B72]/[.C72]" office:value-type="float" office:value="490.20139910236">
            <text:p>490.2013991024</text:p>
          </table:table-cell>
          <table:table-cell office:value-type="float" office:value="1.20281">
            <text:p>1.20281</text:p>
          </table:table-cell>
        </table:table-row>
        <table:table-row table:style-name="ro1">
          <table:table-cell office:value-type="float" office:value="0.226195">
            <text:p>0.226195</text:p>
          </table:table-cell>
          <table:table-cell office:value-type="float" office:value="4.45469">
            <text:p>4.45469</text:p>
          </table:table-cell>
          <table:table-cell office:value-type="float" office:value="0.00883843">
            <text:p>0.00883843</text:p>
          </table:table-cell>
          <table:table-cell table:formula="of:=[.B73]/[.C73]" office:value-type="float" office:value="504.013721894047">
            <text:p>504.013721894</text:p>
          </table:table-cell>
          <table:table-cell office:value-type="float" office:value="1.20192">
            <text:p>1.20192</text:p>
          </table:table-cell>
        </table:table-row>
        <table:table-row table:style-name="ro1">
          <table:table-cell office:value-type="float" office:value="0.229336">
            <text:p>0.229336</text:p>
          </table:table-cell>
          <table:table-cell office:value-type="float" office:value="4.39484">
            <text:p>4.39484</text:p>
          </table:table-cell>
          <table:table-cell office:value-type="float" office:value="0.00848932">
            <text:p>0.00848932</text:p>
          </table:table-cell>
          <table:table-cell table:formula="of:=[.B74]/[.C74]" office:value-type="float" office:value="517.690462840369">
            <text:p>517.6904628404</text:p>
          </table:table-cell>
          <table:table-cell office:value-type="float" office:value="1.20166">
            <text:p>1.20166</text:p>
          </table:table-cell>
        </table:table-row>
        <table:table-row table:style-name="ro1">
          <table:table-cell office:value-type="float" office:value="0.232478">
            <text:p>0.232478</text:p>
          </table:table-cell>
          <table:table-cell office:value-type="float" office:value="4.33661">
            <text:p>4.33661</text:p>
          </table:table-cell>
          <table:table-cell office:value-type="float" office:value="0.00815577">
            <text:p>0.00815577</text:p>
          </table:table-cell>
          <table:table-cell table:formula="of:=[.B75]/[.C75]" office:value-type="float" office:value="531.722939710169">
            <text:p>531.7229397102</text:p>
          </table:table-cell>
          <table:table-cell office:value-type="float" office:value="1.20104">
            <text:p>1.20104</text:p>
          </table:table-cell>
        </table:table-row>
        <table:table-row table:style-name="ro1">
          <table:table-cell office:value-type="float" office:value="0.235619">
            <text:p>0.235619</text:p>
          </table:table-cell>
          <table:table-cell office:value-type="float" office:value="4.27995">
            <text:p>4.27995</text:p>
          </table:table-cell>
          <table:table-cell office:value-type="float" office:value="0.00784147">
            <text:p>0.00784147</text:p>
          </table:table-cell>
          <table:table-cell table:formula="of:=[.B76]/[.C76]" office:value-type="float" office:value="545.809650486452">
            <text:p>545.8096504865</text:p>
          </table:table-cell>
          <table:table-cell office:value-type="float" office:value="1.2008">
            <text:p>1.2008</text:p>
          </table:table-cell>
        </table:table-row>
        <table:table-row table:style-name="ro1">
          <table:table-cell office:value-type="float" office:value="0.238761">
            <text:p>0.238761</text:p>
          </table:table-cell>
          <table:table-cell office:value-type="float" office:value="4.22478">
            <text:p>4.22478</text:p>
          </table:table-cell>
          <table:table-cell office:value-type="float" office:value="0.00754093">
            <text:p>0.00754093</text:p>
          </table:table-cell>
          <table:table-cell table:formula="of:=[.B77]/[.C77]" office:value-type="float" office:value="560.24654783959">
            <text:p>560.2465478396</text:p>
          </table:table-cell>
          <table:table-cell office:value-type="float" office:value="1.20032">
            <text:p>1.20032</text:p>
          </table:table-cell>
        </table:table-row>
        <table:table-row table:style-name="ro1">
          <table:table-cell office:value-type="float" office:value="0.241903">
            <text:p>0.241903</text:p>
          </table:table-cell>
          <table:table-cell office:value-type="float" office:value="4.17106">
            <text:p>4.17106</text:p>
          </table:table-cell>
          <table:table-cell office:value-type="float" office:value="0.00725644">
            <text:p>0.00725644</text:p>
          </table:table-cell>
          <table:table-cell table:formula="of:=[.B78]/[.C78]" office:value-type="float" office:value="574.808032588983">
            <text:p>574.808032589</text:p>
          </table:table-cell>
          <table:table-cell office:value-type="float" office:value="1.19985">
            <text:p>1.19985</text:p>
          </table:table-cell>
        </table:table-row>
        <table:table-row table:style-name="ro1">
          <table:table-cell office:value-type="float" office:value="0.245044">
            <text:p>0.245044</text:p>
          </table:table-cell>
          <table:table-cell office:value-type="float" office:value="4.11873">
            <text:p>4.11873</text:p>
          </table:table-cell>
          <table:table-cell office:value-type="float" office:value="0.00698672">
            <text:p>0.00698672</text:p>
          </table:table-cell>
          <table:table-cell table:formula="of:=[.B79]/[.C79]" office:value-type="float" office:value="589.508381615408">
            <text:p>589.5083816154</text:p>
          </table:table-cell>
          <table:table-cell office:value-type="float" office:value="1.19937">
            <text:p>1.19937</text:p>
          </table:table-cell>
        </table:table-row>
        <table:table-row table:style-name="ro1">
          <table:table-cell office:value-type="float" office:value="0.248186">
            <text:p>0.248186</text:p>
          </table:table-cell>
          <table:table-cell office:value-type="float" office:value="4.06774">
            <text:p>4.06774</text:p>
          </table:table-cell>
          <table:table-cell office:value-type="float" office:value="0.00673096">
            <text:p>0.00673096</text:p>
          </table:table-cell>
          <table:table-cell table:formula="of:=[.B80]/[.C80]" office:value-type="float" office:value="604.332814338519">
            <text:p>604.3328143385</text:p>
          </table:table-cell>
          <table:table-cell office:value-type="float" office:value="1.19908">
            <text:p>1.19908</text:p>
          </table:table-cell>
        </table:table-row>
        <table:table-row table:style-name="ro1">
          <table:table-cell office:value-type="float" office:value="0.251327">
            <text:p>0.251327</text:p>
          </table:table-cell>
          <table:table-cell office:value-type="float" office:value="4.01803">
            <text:p>4.01803</text:p>
          </table:table-cell>
          <table:table-cell office:value-type="float" office:value="0.00648659">
            <text:p>0.00648659</text:p>
          </table:table-cell>
          <table:table-cell table:formula="of:=[.B81]/[.C81]" office:value-type="float" office:value="619.436406494013">
            <text:p>619.436406494</text:p>
          </table:table-cell>
          <table:table-cell office:value-type="float" office:value="1.19863">
            <text:p>1.19863</text:p>
          </table:table-cell>
        </table:table-row>
        <table:table-row table:style-name="ro1">
          <table:table-cell office:value-type="float" office:value="0.254469">
            <text:p>0.254469</text:p>
          </table:table-cell>
          <table:table-cell office:value-type="float" office:value="3.96955">
            <text:p>3.96955</text:p>
          </table:table-cell>
          <table:table-cell office:value-type="float" office:value="0.00625473">
            <text:p>0.00625473</text:p>
          </table:table-cell>
          <table:table-cell table:formula="of:=[.B82]/[.C82]" office:value-type="float" office:value="634.647698621683">
            <text:p>634.6476986217</text:p>
          </table:table-cell>
          <table:table-cell office:value-type="float" office:value="1.1982">
            <text:p>1.1982</text:p>
          </table:table-cell>
        </table:table-row>
        <table:table-row table:style-name="ro1">
          <table:table-cell office:value-type="float" office:value="0.257611">
            <text:p>0.257611</text:p>
          </table:table-cell>
          <table:table-cell office:value-type="float" office:value="3.92227">
            <text:p>3.92227</text:p>
          </table:table-cell>
          <table:table-cell office:value-type="float" office:value="0.00603431">
            <text:p>0.00603431</text:p>
          </table:table-cell>
          <table:table-cell table:formula="of:=[.B83]/[.C83]" office:value-type="float" office:value="649.994779850555">
            <text:p>649.9947798506</text:p>
          </table:table-cell>
          <table:table-cell office:value-type="float" office:value="1.19779">
            <text:p>1.19779</text:p>
          </table:table-cell>
        </table:table-row>
        <table:table-row table:style-name="ro1">
          <table:table-cell office:value-type="float" office:value="0.260752">
            <text:p>0.260752</text:p>
          </table:table-cell>
          <table:table-cell office:value-type="float" office:value="3.87614">
            <text:p>3.87614</text:p>
          </table:table-cell>
          <table:table-cell office:value-type="float" office:value="0.00582443">
            <text:p>0.00582443</text:p>
          </table:table-cell>
          <table:table-cell table:formula="of:=[.B84]/[.C84]" office:value-type="float" office:value="665.496881239881">
            <text:p>665.4968812399</text:p>
          </table:table-cell>
          <table:table-cell office:value-type="float" office:value="1.1974">
            <text:p>1.1974</text:p>
          </table:table-cell>
        </table:table-row>
        <table:table-row table:style-name="ro1">
          <table:table-cell office:value-type="float" office:value="0.263894">
            <text:p>0.263894</text:p>
          </table:table-cell>
          <table:table-cell office:value-type="float" office:value="3.83112">
            <text:p>3.83112</text:p>
          </table:table-cell>
          <table:table-cell office:value-type="float" office:value="0.00562438">
            <text:p>0.00562438</text:p>
          </table:table-cell>
          <table:table-cell table:formula="of:=[.B85]/[.C85]" office:value-type="float" office:value="681.163079308297">
            <text:p>681.1630793083</text:p>
          </table:table-cell>
          <table:table-cell office:value-type="float" office:value="1.19746">
            <text:p>1.19746</text:p>
          </table:table-cell>
        </table:table-row>
        <table:table-row table:style-name="ro1">
          <table:table-cell office:value-type="float" office:value="0.267035">
            <text:p>0.267035</text:p>
          </table:table-cell>
          <table:table-cell office:value-type="float" office:value="3.78717">
            <text:p>3.78717</text:p>
          </table:table-cell>
          <table:table-cell office:value-type="float" office:value="0.00543039">
            <text:p>0.00543039</text:p>
          </table:table-cell>
          <table:table-cell table:formula="of:=[.B86]/[.C86]" office:value-type="float" office:value="697.402948959467">
            <text:p>697.4029489595</text:p>
          </table:table-cell>
          <table:table-cell office:value-type="float" office:value="1.19662">
            <text:p>1.19662</text:p>
          </table:table-cell>
        </table:table-row>
        <table:table-row table:style-name="ro1">
          <table:table-cell office:value-type="float" office:value="0.270177">
            <text:p>0.270177</text:p>
          </table:table-cell>
          <table:table-cell office:value-type="float" office:value="3.74426">
            <text:p>3.74426</text:p>
          </table:table-cell>
          <table:table-cell office:value-type="float" office:value="0.00524941">
            <text:p>0.00524941</text:p>
          </table:table-cell>
          <table:table-cell table:formula="of:=[.B87]/[.C87]" office:value-type="float" office:value="713.272539199643">
            <text:p>713.2725391996</text:p>
          </table:table-cell>
          <table:table-cell office:value-type="float" office:value="1.19637">
            <text:p>1.19637</text:p>
          </table:table-cell>
        </table:table-row>
        <table:table-row table:style-name="ro1">
          <table:table-cell office:value-type="float" office:value="0.273319">
            <text:p>0.273319</text:p>
          </table:table-cell>
          <table:table-cell office:value-type="float" office:value="3.70233">
            <text:p>3.70233</text:p>
          </table:table-cell>
          <table:table-cell office:value-type="float" office:value="0.00507558">
            <text:p>0.00507558</text:p>
          </table:table-cell>
          <table:table-cell table:formula="of:=[.B88]/[.C88]" office:value-type="float" office:value="729.439788162141">
            <text:p>729.4397881621</text:p>
          </table:table-cell>
          <table:table-cell office:value-type="float" office:value="1.19623">
            <text:p>1.19623</text:p>
          </table:table-cell>
        </table:table-row>
        <table:table-row table:style-name="ro1">
          <table:table-cell office:value-type="float" office:value="0.27646">
            <text:p>0.27646</text:p>
          </table:table-cell>
          <table:table-cell office:value-type="float" office:value="3.66138">
            <text:p>3.66138</text:p>
          </table:table-cell>
          <table:table-cell office:value-type="float" office:value="0.00490803">
            <text:p>0.00490803</text:p>
          </table:table-cell>
          <table:table-cell table:formula="of:=[.B89]/[.C89]" office:value-type="float" office:value="745.997885098502">
            <text:p>745.9978850985</text:p>
          </table:table-cell>
          <table:table-cell office:value-type="float" office:value="1.19603">
            <text:p>1.19603</text:p>
          </table:table-cell>
        </table:table-row>
        <table:table-row table:style-name="ro1">
          <table:table-cell office:value-type="float" office:value="0.279602">
            <text:p>0.279602</text:p>
          </table:table-cell>
          <table:table-cell office:value-type="float" office:value="3.62135">
            <text:p>3.62135</text:p>
          </table:table-cell>
          <table:table-cell office:value-type="float" office:value="0.0047473">
            <text:p>0.0047473</text:p>
          </table:table-cell>
          <table:table-cell table:formula="of:=[.B90]/[.C90]" office:value-type="float" office:value="762.823078381396">
            <text:p>762.8230783814</text:p>
          </table:table-cell>
          <table:table-cell office:value-type="float" office:value="1.19507">
            <text:p>1.19507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3.58222">
            <text:p>3.58222</text:p>
          </table:table-cell>
          <table:table-cell office:value-type="float" office:value="0.00459802">
            <text:p>0.00459802</text:p>
          </table:table-cell>
          <table:table-cell table:formula="of:=[.B91]/[.C91]" office:value-type="float" office:value="779.078820883772">
            <text:p>779.0788208838</text:p>
          </table:table-cell>
          <table:table-cell office:value-type="float" office:value="1.19534">
            <text:p>1.19534</text:p>
          </table:table-cell>
        </table:table-row>
        <table:table-row table:style-name="ro1">
          <table:table-cell office:value-type="float" office:value="0.285885">
            <text:p>0.285885</text:p>
          </table:table-cell>
          <table:table-cell office:value-type="float" office:value="3.54397">
            <text:p>3.54397</text:p>
          </table:table-cell>
          <table:table-cell office:value-type="float" office:value="0.00445083">
            <text:p>0.00445083</text:p>
          </table:table-cell>
          <table:table-cell table:formula="of:=[.B92]/[.C92]" office:value-type="float" office:value="796.249238906002">
            <text:p>796.249238906</text:p>
          </table:table-cell>
          <table:table-cell office:value-type="float" office:value="1.19477">
            <text:p>1.19477</text:p>
          </table:table-cell>
        </table:table-row>
        <table:table-row table:style-name="ro1">
          <table:table-cell office:value-type="float" office:value="0.289027">
            <text:p>0.289027</text:p>
          </table:table-cell>
          <table:table-cell office:value-type="float" office:value="3.50655">
            <text:p>3.50655</text:p>
          </table:table-cell>
          <table:table-cell office:value-type="float" office:value="0.00431186">
            <text:p>0.00431186</text:p>
          </table:table-cell>
          <table:table-cell table:formula="of:=[.B93]/[.C93]" office:value-type="float" office:value="813.2337320785">
            <text:p>813.2337320785</text:p>
          </table:table-cell>
          <table:table-cell office:value-type="float" office:value="1.1948">
            <text:p>1.1948</text:p>
          </table:table-cell>
        </table:table-row>
        <table:table-row table:style-name="ro1">
          <table:table-cell office:value-type="float" office:value="0.292168">
            <text:p>0.292168</text:p>
          </table:table-cell>
          <table:table-cell office:value-type="float" office:value="3.46995">
            <text:p>3.46995</text:p>
          </table:table-cell>
          <table:table-cell office:value-type="float" office:value="0.00417675">
            <text:p>0.00417675</text:p>
          </table:table-cell>
          <table:table-cell table:formula="of:=[.B94]/[.C94]" office:value-type="float" office:value="830.777518405459">
            <text:p>830.7775184055</text:p>
          </table:table-cell>
          <table:table-cell office:value-type="float" office:value="1.19397">
            <text:p>1.19397</text:p>
          </table:table-cell>
        </table:table-row>
        <table:table-row table:style-name="ro1">
          <table:table-cell office:value-type="float" office:value="0.29531">
            <text:p>0.29531</text:p>
          </table:table-cell>
          <table:table-cell office:value-type="float" office:value="3.43414">
            <text:p>3.43414</text:p>
          </table:table-cell>
          <table:table-cell office:value-type="float" office:value="0.00405068">
            <text:p>0.00405068</text:p>
          </table:table-cell>
          <table:table-cell table:formula="of:=[.B95]/[.C95]" office:value-type="float" office:value="847.793456901064">
            <text:p>847.7934569011</text:p>
          </table:table-cell>
          <table:table-cell office:value-type="float" office:value="1.19394">
            <text:p>1.19394</text:p>
          </table:table-cell>
        </table:table-row>
        <table:table-row table:style-name="ro1">
          <table:table-cell office:value-type="float" office:value="0.298451">
            <text:p>0.298451</text:p>
          </table:table-cell>
          <table:table-cell office:value-type="float" office:value="3.3991">
            <text:p>3.3991</text:p>
          </table:table-cell>
          <table:table-cell office:value-type="float" office:value="0.00392795">
            <text:p>0.00392795</text:p>
          </table:table-cell>
          <table:table-cell table:formula="of:=[.B96]/[.C96]" office:value-type="float" office:value="865.362339133645">
            <text:p>865.3623391336</text:p>
          </table:table-cell>
          <table:table-cell office:value-type="float" office:value="1.19375">
            <text:p>1.19375</text:p>
          </table:table-cell>
        </table:table-row>
        <table:table-row table:style-name="ro1">
          <table:table-cell office:value-type="float" office:value="0.301593">
            <text:p>0.301593</text:p>
          </table:table-cell>
          <table:table-cell office:value-type="float" office:value="3.36479">
            <text:p>3.36479</text:p>
          </table:table-cell>
          <table:table-cell office:value-type="float" office:value="0.00380976">
            <text:p>0.00380976</text:p>
          </table:table-cell>
          <table:table-cell table:formula="of:=[.B97]/[.C97]" office:value-type="float" office:value="883.202616437781">
            <text:p>883.2026164378</text:p>
          </table:table-cell>
          <table:table-cell office:value-type="float" office:value="1.19367">
            <text:p>1.19367</text:p>
          </table:table-cell>
        </table:table-row>
        <table:table-row table:style-name="ro1">
          <table:table-cell office:value-type="float" office:value="0.304734">
            <text:p>0.304734</text:p>
          </table:table-cell>
          <table:table-cell office:value-type="float" office:value="3.33121">
            <text:p>3.33121</text:p>
          </table:table-cell>
          <table:table-cell office:value-type="float" office:value="0.00369546">
            <text:p>0.00369546</text:p>
          </table:table-cell>
          <table:table-cell table:formula="of:=[.B98]/[.C98]" office:value-type="float" office:value="901.433109815828">
            <text:p>901.4331098158</text:p>
          </table:table-cell>
          <table:table-cell office:value-type="float" office:value="1.19312">
            <text:p>1.19312</text:p>
          </table:table-cell>
        </table:table-row>
        <table:table-row table:style-name="ro1">
          <table:table-cell office:value-type="float" office:value="0.307876">
            <text:p>0.307876</text:p>
          </table:table-cell>
          <table:table-cell office:value-type="float" office:value="3.29832">
            <text:p>3.29832</text:p>
          </table:table-cell>
          <table:table-cell office:value-type="float" office:value="0.00358748">
            <text:p>0.00358748</text:p>
          </table:table-cell>
          <table:table-cell table:formula="of:=[.B99]/[.C99]" office:value-type="float" office:value="919.397460055526">
            <text:p>919.3974600555</text:p>
          </table:table-cell>
          <table:table-cell office:value-type="float" office:value="1.19311">
            <text:p>1.19311</text:p>
          </table:table-cell>
        </table:table-row>
        <table:table-row table:style-name="ro1">
          <table:table-cell office:value-type="float" office:value="0.311018">
            <text:p>0.311018</text:p>
          </table:table-cell>
          <table:table-cell office:value-type="float" office:value="3.2661">
            <text:p>3.2661</text:p>
          </table:table-cell>
          <table:table-cell office:value-type="float" office:value="0.00348246">
            <text:p>0.00348246</text:p>
          </table:table-cell>
          <table:table-cell table:formula="of:=[.B100]/[.C100]" office:value-type="float" office:value="937.87150462604">
            <text:p>937.871504626</text:p>
          </table:table-cell>
          <table:table-cell office:value-type="float" office:value="1.1931">
            <text:p>1.1931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shapes>
          <draw:frame draw:z-index="0" draw:style-name="gr1" svg:width="6.3004in" svg:height="3.5394in" svg:x="4.7173in" svg:y="0.1941in">
            <draw:object draw:notify-on-update-of-ranges="Sheet5.A1:Sheet5.A100 Sheet5.E1:Sheet5.E10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.03723">
            <text:p>1.03723</text:p>
          </table:table-cell>
        </table:table-row>
        <table:table-row table:style-name="ro1">
          <table:table-cell office:value-type="float" office:value="0.0015708">
            <text:p>0.0015708</text:p>
          </table:table-cell>
          <table:table-cell office:value-type="float" office:value="98.7888">
            <text:p>98.7888</text:p>
          </table:table-cell>
          <table:table-cell office:value-type="float" office:value="96.4102">
            <text:p>96.4102</text:p>
          </table:table-cell>
          <table:table-cell/>
          <table:table-cell office:value-type="float" office:value="1.11107">
            <text:p>1.11107</text:p>
          </table:table-cell>
        </table:table-row>
        <table:table-row table:style-name="ro1">
          <table:table-cell office:value-type="float" office:value="0.00314159">
            <text:p>0.00314159</text:p>
          </table:table-cell>
          <table:table-cell office:value-type="float" office:value="95.4033">
            <text:p>95.4033</text:p>
          </table:table-cell>
          <table:table-cell office:value-type="float" office:value="86.834">
            <text:p>86.834</text:p>
          </table:table-cell>
          <table:table-cell/>
          <table:table-cell office:value-type="float" office:value="1.1768">
            <text:p>1.1768</text:p>
          </table:table-cell>
        </table:table-row>
        <table:table-row table:style-name="ro1">
          <table:table-cell office:value-type="float" office:value="0.00471239">
            <text:p>0.00471239</text:p>
          </table:table-cell>
          <table:table-cell office:value-type="float" office:value="90.4601">
            <text:p>90.4601</text:p>
          </table:table-cell>
          <table:table-cell office:value-type="float" office:value="74.0237">
            <text:p>74.0237</text:p>
          </table:table-cell>
          <table:table-cell/>
          <table:table-cell office:value-type="float" office:value="1.22797">
            <text:p>1.22797</text:p>
          </table:table-cell>
        </table:table-row>
        <table:table-row table:style-name="ro1">
          <table:table-cell office:value-type="float" office:value="0.00628319">
            <text:p>0.00628319</text:p>
          </table:table-cell>
          <table:table-cell office:value-type="float" office:value="84.6747">
            <text:p>84.6747</text:p>
          </table:table-cell>
          <table:table-cell office:value-type="float" office:value="60.71">
            <text:p>60.71</text:p>
          </table:table-cell>
          <table:table-cell/>
          <table:table-cell office:value-type="float" office:value="1.26258">
            <text:p>1.26258</text:p>
          </table:table-cell>
        </table:table-row>
        <table:table-row table:style-name="ro1">
          <table:table-cell office:value-type="float" office:value="0.00785398">
            <text:p>0.00785398</text:p>
          </table:table-cell>
          <table:table-cell office:value-type="float" office:value="78.6457">
            <text:p>78.6457</text:p>
          </table:table-cell>
          <table:table-cell office:value-type="float" office:value="48.6436">
            <text:p>48.6436</text:p>
          </table:table-cell>
          <table:table-cell/>
          <table:table-cell office:value-type="float" office:value="1.28233">
            <text:p>1.28233</text:p>
          </table:table-cell>
        </table:table-row>
        <table:table-row table:style-name="ro1">
          <table:table-cell office:value-type="float" office:value="0.00942478">
            <text:p>0.00942478</text:p>
          </table:table-cell>
          <table:table-cell office:value-type="float" office:value="72.7749">
            <text:p>72.7749</text:p>
          </table:table-cell>
          <table:table-cell office:value-type="float" office:value="38.543">
            <text:p>38.543</text:p>
          </table:table-cell>
          <table:table-cell/>
          <table:table-cell office:value-type="float" office:value="1.29069">
            <text:p>1.29069</text:p>
          </table:table-cell>
        </table:table-row>
        <table:table-row table:style-name="ro1">
          <table:table-cell office:value-type="float" office:value="0.0109956">
            <text:p>0.0109956</text:p>
          </table:table-cell>
          <table:table-cell office:value-type="float" office:value="67.2847">
            <text:p>67.2847</text:p>
          </table:table-cell>
          <table:table-cell office:value-type="float" office:value="30.4613">
            <text:p>30.4613</text:p>
          </table:table-cell>
          <table:table-cell/>
          <table:table-cell office:value-type="float" office:value="1.29123">
            <text:p>1.29123</text:p>
          </table:table-cell>
        </table:table-row>
        <table:table-row table:style-name="ro1">
          <table:table-cell office:value-type="float" office:value="0.0125664">
            <text:p>0.0125664</text:p>
          </table:table-cell>
          <table:table-cell office:value-type="float" office:value="62.2706">
            <text:p>62.2706</text:p>
          </table:table-cell>
          <table:table-cell office:value-type="float" office:value="24.1462">
            <text:p>24.1462</text:p>
          </table:table-cell>
          <table:table-cell/>
          <table:table-cell office:value-type="float" office:value="1.28686">
            <text:p>1.28686</text:p>
          </table:table-cell>
        </table:table-row>
        <table:table-row table:style-name="ro1">
          <table:table-cell office:value-type="float" office:value="0.0141372">
            <text:p>0.0141372</text:p>
          </table:table-cell>
          <table:table-cell office:value-type="float" office:value="57.7518">
            <text:p>57.7518</text:p>
          </table:table-cell>
          <table:table-cell office:value-type="float" office:value="19.2617">
            <text:p>19.2617</text:p>
          </table:table-cell>
          <table:table-cell/>
          <table:table-cell office:value-type="float" office:value="1.27967">
            <text:p>1.27967</text:p>
          </table:table-cell>
        </table:table-row>
        <table:table-row table:style-name="ro1">
          <table:table-cell office:value-type="float" office:value="0.015708">
            <text:p>0.015708</text:p>
          </table:table-cell>
          <table:table-cell office:value-type="float" office:value="53.7064">
            <text:p>53.7064</text:p>
          </table:table-cell>
          <table:table-cell office:value-type="float" office:value="15.491">
            <text:p>15.491</text:p>
          </table:table-cell>
          <table:table-cell/>
          <table:table-cell office:value-type="float" office:value="1.27106">
            <text:p>1.27106</text:p>
          </table:table-cell>
        </table:table-row>
        <table:table-row table:style-name="ro1">
          <table:table-cell office:value-type="float" office:value="0.0172788">
            <text:p>0.0172788</text:p>
          </table:table-cell>
          <table:table-cell office:value-type="float" office:value="50.0943">
            <text:p>50.0943</text:p>
          </table:table-cell>
          <table:table-cell office:value-type="float" office:value="12.5708">
            <text:p>12.5708</text:p>
          </table:table-cell>
          <table:table-cell/>
          <table:table-cell office:value-type="float" office:value="1.2619">
            <text:p>1.2619</text:p>
          </table:table-cell>
        </table:table-row>
        <table:table-row table:style-name="ro1">
          <table:table-cell office:value-type="float" office:value="0.0188496">
            <text:p>0.0188496</text:p>
          </table:table-cell>
          <table:table-cell office:value-type="float" office:value="46.869">
            <text:p>46.869</text:p>
          </table:table-cell>
          <table:table-cell office:value-type="float" office:value="10.2957">
            <text:p>10.2957</text:p>
          </table:table-cell>
          <table:table-cell/>
          <table:table-cell office:value-type="float" office:value="1.25272">
            <text:p>1.25272</text:p>
          </table:table-cell>
        </table:table-row>
        <table:table-row table:style-name="ro1">
          <table:table-cell office:value-type="float" office:value="0.0204204">
            <text:p>0.0204204</text:p>
          </table:table-cell>
          <table:table-cell office:value-type="float" office:value="43.9846">
            <text:p>43.9846</text:p>
          </table:table-cell>
          <table:table-cell office:value-type="float" office:value="8.50946">
            <text:p>8.50946</text:p>
          </table:table-cell>
          <table:table-cell/>
          <table:table-cell office:value-type="float" office:value="1.24382">
            <text:p>1.24382</text:p>
          </table:table-cell>
        </table:table-row>
        <table:table-row table:style-name="ro1">
          <table:table-cell office:value-type="float" office:value="0.0219911">
            <text:p>0.0219911</text:p>
          </table:table-cell>
          <table:table-cell office:value-type="float" office:value="41.3986">
            <text:p>41.3986</text:p>
          </table:table-cell>
          <table:table-cell office:value-type="float" office:value="7.09505">
            <text:p>7.09505</text:p>
          </table:table-cell>
          <table:table-cell/>
          <table:table-cell office:value-type="float" office:value="1.23537">
            <text:p>1.23537</text:p>
          </table:table-cell>
        </table:table-row>
        <table:table-row table:style-name="ro1">
          <table:table-cell office:value-type="float" office:value="0.0235619">
            <text:p>0.0235619</text:p>
          </table:table-cell>
          <table:table-cell office:value-type="float" office:value="39.073">
            <text:p>39.073</text:p>
          </table:table-cell>
          <table:table-cell office:value-type="float" office:value="5.96528">
            <text:p>5.96528</text:p>
          </table:table-cell>
          <table:table-cell/>
          <table:table-cell office:value-type="float" office:value="1.22743">
            <text:p>1.22743</text:p>
          </table:table-cell>
        </table:table-row>
        <table:table-row table:style-name="ro1">
          <table:table-cell office:value-type="float" office:value="0.0251327">
            <text:p>0.0251327</text:p>
          </table:table-cell>
          <table:table-cell office:value-type="float" office:value="36.9748">
            <text:p>36.9748</text:p>
          </table:table-cell>
          <table:table-cell office:value-type="float" office:value="5.05494">
            <text:p>5.05494</text:p>
          </table:table-cell>
          <table:table-cell/>
          <table:table-cell office:value-type="float" office:value="1.22003">
            <text:p>1.22003</text:p>
          </table:table-cell>
        </table:table-row>
        <table:table-row table:style-name="ro1">
          <table:table-cell office:value-type="float" office:value="0.0267035">
            <text:p>0.0267035</text:p>
          </table:table-cell>
          <table:table-cell office:value-type="float" office:value="35.075">
            <text:p>35.075</text:p>
          </table:table-cell>
          <table:table-cell office:value-type="float" office:value="4.31513">
            <text:p>4.31513</text:p>
          </table:table-cell>
          <table:table-cell/>
          <table:table-cell office:value-type="float" office:value="1.21317">
            <text:p>1.21317</text:p>
          </table:table-cell>
        </table:table-row>
        <table:table-row table:style-name="ro1">
          <table:table-cell office:value-type="float" office:value="0.0282743">
            <text:p>0.0282743</text:p>
          </table:table-cell>
          <table:table-cell office:value-type="float" office:value="33.3492">
            <text:p>33.3492</text:p>
          </table:table-cell>
          <table:table-cell office:value-type="float" office:value="3.709">
            <text:p>3.709</text:p>
          </table:table-cell>
          <table:table-cell/>
          <table:table-cell office:value-type="float" office:value="1.20682">
            <text:p>1.20682</text:p>
          </table:table-cell>
        </table:table-row>
        <table:table-row table:style-name="ro1">
          <table:table-cell office:value-type="float" office:value="0.0298451">
            <text:p>0.0298451</text:p>
          </table:table-cell>
          <table:table-cell office:value-type="float" office:value="31.776">
            <text:p>31.776</text:p>
          </table:table-cell>
          <table:table-cell office:value-type="float" office:value="3.20847">
            <text:p>3.20847</text:p>
          </table:table-cell>
          <table:table-cell/>
          <table:table-cell office:value-type="float" office:value="1.20094">
            <text:p>1.20094</text:p>
          </table:table-cell>
        </table:table-row>
        <table:table-row table:style-name="ro1">
          <table:table-cell office:value-type="float" office:value="0.0314159">
            <text:p>0.0314159</text:p>
          </table:table-cell>
          <table:table-cell office:value-type="float" office:value="30.3374">
            <text:p>30.3374</text:p>
          </table:table-cell>
          <table:table-cell office:value-type="float" office:value="2.79212">
            <text:p>2.79212</text:p>
          </table:table-cell>
          <table:table-cell/>
          <table:table-cell office:value-type="float" office:value="1.19551">
            <text:p>1.19551</text:p>
          </table:table-cell>
        </table:table-row>
        <table:table-row table:style-name="ro1">
          <table:table-cell office:value-type="float" office:value="0.0329867">
            <text:p>0.0329867</text:p>
          </table:table-cell>
          <table:table-cell office:value-type="float" office:value="29.0176">
            <text:p>29.0176</text:p>
          </table:table-cell>
          <table:table-cell office:value-type="float" office:value="2.44334">
            <text:p>2.44334</text:p>
          </table:table-cell>
          <table:table-cell/>
          <table:table-cell office:value-type="float" office:value="1.19048">
            <text:p>1.19048</text:p>
          </table:table-cell>
        </table:table-row>
        <table:table-row table:style-name="ro1">
          <table:table-cell office:value-type="float" office:value="0.0345575">
            <text:p>0.0345575</text:p>
          </table:table-cell>
          <table:table-cell office:value-type="float" office:value="27.8032">
            <text:p>27.8032</text:p>
          </table:table-cell>
          <table:table-cell office:value-type="float" office:value="2.14925">
            <text:p>2.14925</text:p>
          </table:table-cell>
          <table:table-cell/>
          <table:table-cell office:value-type="float" office:value="1.18583">
            <text:p>1.18583</text:p>
          </table:table-cell>
        </table:table-row>
        <table:table-row table:style-name="ro1">
          <table:table-cell office:value-type="float" office:value="0.0361283">
            <text:p>0.0361283</text:p>
          </table:table-cell>
          <table:table-cell office:value-type="float" office:value="26.6827">
            <text:p>26.6827</text:p>
          </table:table-cell>
          <table:table-cell office:value-type="float" office:value="1.89972">
            <text:p>1.89972</text:p>
          </table:table-cell>
          <table:table-cell/>
          <table:table-cell office:value-type="float" office:value="1.18151">
            <text:p>1.18151</text:p>
          </table:table-cell>
        </table:table-row>
        <table:table-row table:style-name="ro1">
          <table:table-cell office:value-type="float" office:value="0.0376991">
            <text:p>0.0376991</text:p>
          </table:table-cell>
          <table:table-cell office:value-type="float" office:value="25.646">
            <text:p>25.646</text:p>
          </table:table-cell>
          <table:table-cell office:value-type="float" office:value="1.68678">
            <text:p>1.68678</text:p>
          </table:table-cell>
          <table:table-cell/>
          <table:table-cell office:value-type="float" office:value="1.17749">
            <text:p>1.17749</text:p>
          </table:table-cell>
        </table:table-row>
        <table:table-row table:style-name="ro1">
          <table:table-cell office:value-type="float" office:value="0.0392699">
            <text:p>0.0392699</text:p>
          </table:table-cell>
          <table:table-cell office:value-type="float" office:value="24.6844">
            <text:p>24.6844</text:p>
          </table:table-cell>
          <table:table-cell office:value-type="float" office:value="1.50407">
            <text:p>1.50407</text:p>
          </table:table-cell>
          <table:table-cell/>
          <table:table-cell office:value-type="float" office:value="1.17377">
            <text:p>1.17377</text:p>
          </table:table-cell>
        </table:table-row>
        <table:table-row table:style-name="ro1">
          <table:table-cell office:value-type="float" office:value="0.0408407">
            <text:p>0.0408407</text:p>
          </table:table-cell>
          <table:table-cell office:value-type="float" office:value="23.7902">
            <text:p>23.7902</text:p>
          </table:table-cell>
          <table:table-cell office:value-type="float" office:value="1.34646">
            <text:p>1.34646</text:p>
          </table:table-cell>
          <table:table-cell/>
          <table:table-cell office:value-type="float" office:value="1.17029">
            <text:p>1.17029</text:p>
          </table:table-cell>
        </table:table-row>
        <table:table-row table:style-name="ro1">
          <table:table-cell office:value-type="float" office:value="0.0424115">
            <text:p>0.0424115</text:p>
          </table:table-cell>
          <table:table-cell office:value-type="float" office:value="22.9568">
            <text:p>22.9568</text:p>
          </table:table-cell>
          <table:table-cell office:value-type="float" office:value="1.20987">
            <text:p>1.20987</text:p>
          </table:table-cell>
          <table:table-cell/>
          <table:table-cell office:value-type="float" office:value="1.16705">
            <text:p>1.16705</text:p>
          </table:table-cell>
        </table:table-row>
        <table:table-row table:style-name="ro1">
          <table:table-cell office:value-type="float" office:value="0.0439823">
            <text:p>0.0439823</text:p>
          </table:table-cell>
          <table:table-cell office:value-type="float" office:value="22.1785">
            <text:p>22.1785</text:p>
          </table:table-cell>
          <table:table-cell office:value-type="float" office:value="1.09093">
            <text:p>1.09093</text:p>
          </table:table-cell>
          <table:table-cell/>
          <table:table-cell office:value-type="float" office:value="1.16403">
            <text:p>1.16403</text:p>
          </table:table-cell>
        </table:table-row>
        <table:table-row table:style-name="ro1">
          <table:table-cell office:value-type="float" office:value="0.0455531">
            <text:p>0.0455531</text:p>
          </table:table-cell>
          <table:table-cell office:value-type="float" office:value="21.4499">
            <text:p>21.4499</text:p>
          </table:table-cell>
          <table:table-cell office:value-type="float" office:value="0.98691">
            <text:p>0.98691</text:p>
          </table:table-cell>
          <table:table-cell/>
          <table:table-cell office:value-type="float" office:value="1.16117">
            <text:p>1.16117</text:p>
          </table:table-cell>
        </table:table-row>
        <table:table-row table:style-name="ro1">
          <table:table-cell office:value-type="float" office:value="0.0471239">
            <text:p>0.0471239</text:p>
          </table:table-cell>
          <table:table-cell office:value-type="float" office:value="20.7668">
            <text:p>20.7668</text:p>
          </table:table-cell>
          <table:table-cell office:value-type="float" office:value="0.895594">
            <text:p>0.895594</text:p>
          </table:table-cell>
          <table:table-cell/>
          <table:table-cell office:value-type="float" office:value="1.15853">
            <text:p>1.15853</text:p>
          </table:table-cell>
        </table:table-row>
        <table:table-row table:style-name="ro1">
          <table:table-cell office:value-type="float" office:value="0.0486947">
            <text:p>0.0486947</text:p>
          </table:table-cell>
          <table:table-cell office:value-type="float" office:value="20.1249">
            <text:p>20.1249</text:p>
          </table:table-cell>
          <table:table-cell office:value-type="float" office:value="0.815086">
            <text:p>0.815086</text:p>
          </table:table-cell>
          <table:table-cell/>
          <table:table-cell office:value-type="float" office:value="1.15603">
            <text:p>1.15603</text:p>
          </table:table-cell>
        </table:table-row>
        <table:table-row table:style-name="ro1">
          <table:table-cell office:value-type="float" office:value="0.0502655">
            <text:p>0.0502655</text:p>
          </table:table-cell>
          <table:table-cell office:value-type="float" office:value="19.5208">
            <text:p>19.5208</text:p>
          </table:table-cell>
          <table:table-cell office:value-type="float" office:value="0.743863">
            <text:p>0.743863</text:p>
          </table:table-cell>
          <table:table-cell/>
          <table:table-cell office:value-type="float" office:value="1.15368">
            <text:p>1.15368</text:p>
          </table:table-cell>
        </table:table-row>
        <table:table-row table:style-name="ro1">
          <table:table-cell office:value-type="float" office:value="0.0518363">
            <text:p>0.0518363</text:p>
          </table:table-cell>
          <table:table-cell office:value-type="float" office:value="18.9513">
            <text:p>18.9513</text:p>
          </table:table-cell>
          <table:table-cell office:value-type="float" office:value="0.680637">
            <text:p>0.680637</text:p>
          </table:table-cell>
          <table:table-cell/>
          <table:table-cell office:value-type="float" office:value="1.15145">
            <text:p>1.15145</text:p>
          </table:table-cell>
        </table:table-row>
        <table:table-row table:style-name="ro1">
          <table:table-cell office:value-type="float" office:value="0.0534071">
            <text:p>0.0534071</text:p>
          </table:table-cell>
          <table:table-cell office:value-type="float" office:value="18.4136">
            <text:p>18.4136</text:p>
          </table:table-cell>
          <table:table-cell office:value-type="float" office:value="0.624337">
            <text:p>0.624337</text:p>
          </table:table-cell>
          <table:table-cell/>
          <table:table-cell office:value-type="float" office:value="1.14938">
            <text:p>1.14938</text:p>
          </table:table-cell>
        </table:table-row>
        <table:table-row table:style-name="ro1">
          <table:table-cell office:value-type="float" office:value="0.0549779">
            <text:p>0.0549779</text:p>
          </table:table-cell>
          <table:table-cell office:value-type="float" office:value="17.9051">
            <text:p>17.9051</text:p>
          </table:table-cell>
          <table:table-cell office:value-type="float" office:value="0.57402">
            <text:p>0.57402</text:p>
          </table:table-cell>
          <table:table-cell/>
          <table:table-cell office:value-type="float" office:value="1.1474">
            <text:p>1.1474</text:p>
          </table:table-cell>
        </table:table-row>
        <table:table-row table:style-name="ro1">
          <table:table-cell office:value-type="float" office:value="0.0565487">
            <text:p>0.0565487</text:p>
          </table:table-cell>
          <table:table-cell office:value-type="float" office:value="17.4235">
            <text:p>17.4235</text:p>
          </table:table-cell>
          <table:table-cell office:value-type="float" office:value="0.528943">
            <text:p>0.528943</text:p>
          </table:table-cell>
          <table:table-cell/>
          <table:table-cell office:value-type="float" office:value="1.14553">
            <text:p>1.14553</text:p>
          </table:table-cell>
        </table:table-row>
        <table:table-row table:style-name="ro1">
          <table:table-cell office:value-type="float" office:value="0.0581195">
            <text:p>0.0581195</text:p>
          </table:table-cell>
          <table:table-cell office:value-type="float" office:value="16.9669">
            <text:p>16.9669</text:p>
          </table:table-cell>
          <table:table-cell office:value-type="float" office:value="0.488434">
            <text:p>0.488434</text:p>
          </table:table-cell>
          <table:table-cell/>
          <table:table-cell office:value-type="float" office:value="1.14378">
            <text:p>1.14378</text:p>
          </table:table-cell>
        </table:table-row>
        <table:table-row table:style-name="ro1">
          <table:table-cell office:value-type="float" office:value="0.0596903">
            <text:p>0.0596903</text:p>
          </table:table-cell>
          <table:table-cell office:value-type="float" office:value="16.5332">
            <text:p>16.5332</text:p>
          </table:table-cell>
          <table:table-cell office:value-type="float" office:value="0.451927">
            <text:p>0.451927</text:p>
          </table:table-cell>
          <table:table-cell/>
          <table:table-cell office:value-type="float" office:value="1.14208">
            <text:p>1.14208</text:p>
          </table:table-cell>
        </table:table-row>
        <table:table-row table:style-name="ro1">
          <table:table-cell office:value-type="float" office:value="0.0612611">
            <text:p>0.0612611</text:p>
          </table:table-cell>
          <table:table-cell office:value-type="float" office:value="16.121">
            <text:p>16.121</text:p>
          </table:table-cell>
          <table:table-cell office:value-type="float" office:value="0.418961">
            <text:p>0.418961</text:p>
          </table:table-cell>
          <table:table-cell/>
          <table:table-cell office:value-type="float" office:value="1.1405">
            <text:p>1.1405</text:p>
          </table:table-cell>
        </table:table-row>
        <table:table-row table:style-name="ro1">
          <table:table-cell office:value-type="float" office:value="0.0628319">
            <text:p>0.0628319</text:p>
          </table:table-cell>
          <table:table-cell office:value-type="float" office:value="15.7285">
            <text:p>15.7285</text:p>
          </table:table-cell>
          <table:table-cell office:value-type="float" office:value="0.389104">
            <text:p>0.389104</text:p>
          </table:table-cell>
          <table:table-cell/>
          <table:table-cell office:value-type="float" office:value="1.13899">
            <text:p>1.13899</text:p>
          </table:table-cell>
        </table:table-row>
        <table:table-row table:style-name="ro1">
          <table:table-cell office:value-type="float" office:value="0.0644026">
            <text:p>0.0644026</text:p>
          </table:table-cell>
          <table:table-cell office:value-type="float" office:value="15.3546">
            <text:p>15.3546</text:p>
          </table:table-cell>
          <table:table-cell office:value-type="float" office:value="0.362">
            <text:p>0.362</text:p>
          </table:table-cell>
          <table:table-cell/>
          <table:table-cell office:value-type="float" office:value="1.13754">
            <text:p>1.13754</text:p>
          </table:table-cell>
        </table:table-row>
        <table:table-row table:style-name="ro1">
          <table:table-cell office:value-type="float" office:value="0.0659734">
            <text:p>0.0659734</text:p>
          </table:table-cell>
          <table:table-cell office:value-type="float" office:value="14.9978">
            <text:p>14.9978</text:p>
          </table:table-cell>
          <table:table-cell office:value-type="float" office:value="0.337351">
            <text:p>0.337351</text:p>
          </table:table-cell>
          <table:table-cell/>
          <table:table-cell office:value-type="float" office:value="1.13617">
            <text:p>1.13617</text:p>
          </table:table-cell>
        </table:table-row>
        <table:table-row table:style-name="ro1">
          <table:table-cell office:value-type="float" office:value="0.0675442">
            <text:p>0.0675442</text:p>
          </table:table-cell>
          <table:table-cell office:value-type="float" office:value="14.6571">
            <text:p>14.6571</text:p>
          </table:table-cell>
          <table:table-cell office:value-type="float" office:value="0.314878">
            <text:p>0.314878</text:p>
          </table:table-cell>
          <table:table-cell/>
          <table:table-cell office:value-type="float" office:value="1.13485">
            <text:p>1.13485</text:p>
          </table:table-cell>
        </table:table-row>
        <table:table-row table:style-name="ro1">
          <table:table-cell office:value-type="float" office:value="0.069115">
            <text:p>0.069115</text:p>
          </table:table-cell>
          <table:table-cell office:value-type="float" office:value="14.3314">
            <text:p>14.3314</text:p>
          </table:table-cell>
          <table:table-cell office:value-type="float" office:value="0.294354">
            <text:p>0.294354</text:p>
          </table:table-cell>
          <table:table-cell/>
          <table:table-cell office:value-type="float" office:value="1.13361">
            <text:p>1.13361</text:p>
          </table:table-cell>
        </table:table-row>
        <table:table-row table:style-name="ro1">
          <table:table-cell office:value-type="float" office:value="0.0706858">
            <text:p>0.0706858</text:p>
          </table:table-cell>
          <table:table-cell office:value-type="float" office:value="14.0198">
            <text:p>14.0198</text:p>
          </table:table-cell>
          <table:table-cell office:value-type="float" office:value="0.275568">
            <text:p>0.275568</text:p>
          </table:table-cell>
          <table:table-cell/>
          <table:table-cell office:value-type="float" office:value="1.13243">
            <text:p>1.13243</text:p>
          </table:table-cell>
        </table:table-row>
        <table:table-row table:style-name="ro1">
          <table:table-cell office:value-type="float" office:value="0.0722566">
            <text:p>0.0722566</text:p>
          </table:table-cell>
          <table:table-cell office:value-type="float" office:value="13.7213">
            <text:p>13.7213</text:p>
          </table:table-cell>
          <table:table-cell office:value-type="float" office:value="0.258334">
            <text:p>0.258334</text:p>
          </table:table-cell>
          <table:table-cell/>
          <table:table-cell office:value-type="float" office:value="1.13125">
            <text:p>1.13125</text:p>
          </table:table-cell>
        </table:table-row>
        <table:table-row table:style-name="ro1">
          <table:table-cell office:value-type="float" office:value="0.0738274">
            <text:p>0.0738274</text:p>
          </table:table-cell>
          <table:table-cell office:value-type="float" office:value="13.4352">
            <text:p>13.4352</text:p>
          </table:table-cell>
          <table:table-cell office:value-type="float" office:value="0.242517">
            <text:p>0.242517</text:p>
          </table:table-cell>
          <table:table-cell/>
          <table:table-cell office:value-type="float" office:value="1.1302">
            <text:p>1.1302</text:p>
          </table:table-cell>
        </table:table-row>
        <table:table-row table:style-name="ro1">
          <table:table-cell office:value-type="float" office:value="0.0753982">
            <text:p>0.0753982</text:p>
          </table:table-cell>
          <table:table-cell office:value-type="float" office:value="13.1607">
            <text:p>13.1607</text:p>
          </table:table-cell>
          <table:table-cell office:value-type="float" office:value="0.227948">
            <text:p>0.227948</text:p>
          </table:table-cell>
          <table:table-cell/>
          <table:table-cell office:value-type="float" office:value="1.12912">
            <text:p>1.12912</text:p>
          </table:table-cell>
        </table:table-row>
        <table:table-row table:style-name="ro1">
          <table:table-cell office:value-type="float" office:value="0.076969">
            <text:p>0.076969</text:p>
          </table:table-cell>
          <table:table-cell office:value-type="float" office:value="12.8971">
            <text:p>12.8971</text:p>
          </table:table-cell>
          <table:table-cell office:value-type="float" office:value="0.214529">
            <text:p>0.214529</text:p>
          </table:table-cell>
          <table:table-cell/>
          <table:table-cell office:value-type="float" office:value="1.12817">
            <text:p>1.12817</text:p>
          </table:table-cell>
        </table:table-row>
        <table:table-row table:style-name="ro1">
          <table:table-cell office:value-type="float" office:value="0.0785398">
            <text:p>0.0785398</text:p>
          </table:table-cell>
          <table:table-cell office:value-type="float" office:value="12.6438">
            <text:p>12.6438</text:p>
          </table:table-cell>
          <table:table-cell office:value-type="float" office:value="0.202127">
            <text:p>0.202127</text:p>
          </table:table-cell>
          <table:table-cell/>
          <table:table-cell office:value-type="float" office:value="1.12714">
            <text:p>1.12714</text:p>
          </table:table-cell>
        </table:table-row>
        <table:table-row table:style-name="ro1">
          <table:table-cell office:value-type="float" office:value="0.0801106">
            <text:p>0.0801106</text:p>
          </table:table-cell>
          <table:table-cell office:value-type="float" office:value="12.4003">
            <text:p>12.4003</text:p>
          </table:table-cell>
          <table:table-cell office:value-type="float" office:value="0.190678">
            <text:p>0.190678</text:p>
          </table:table-cell>
          <table:table-cell/>
          <table:table-cell office:value-type="float" office:value="1.12628">
            <text:p>1.12628</text:p>
          </table:table-cell>
        </table:table-row>
        <table:table-row table:style-name="ro1">
          <table:table-cell office:value-type="float" office:value="0.0816814">
            <text:p>0.0816814</text:p>
          </table:table-cell>
          <table:table-cell office:value-type="float" office:value="12.1659">
            <text:p>12.1659</text:p>
          </table:table-cell>
          <table:table-cell office:value-type="float" office:value="0.18006">
            <text:p>0.18006</text:p>
          </table:table-cell>
          <table:table-cell/>
          <table:table-cell office:value-type="float" office:value="1.12534">
            <text:p>1.12534</text:p>
          </table:table-cell>
        </table:table-row>
        <table:table-row table:style-name="ro1">
          <table:table-cell office:value-type="float" office:value="0.0832522">
            <text:p>0.0832522</text:p>
          </table:table-cell>
          <table:table-cell office:value-type="float" office:value="11.9401">
            <text:p>11.9401</text:p>
          </table:table-cell>
          <table:table-cell office:value-type="float" office:value="0.170225">
            <text:p>0.170225</text:p>
          </table:table-cell>
          <table:table-cell/>
          <table:table-cell office:value-type="float" office:value="1.12446">
            <text:p>1.12446</text:p>
          </table:table-cell>
        </table:table-row>
        <table:table-row table:style-name="ro1">
          <table:table-cell office:value-type="float" office:value="0.084823">
            <text:p>0.084823</text:p>
          </table:table-cell>
          <table:table-cell office:value-type="float" office:value="11.7226">
            <text:p>11.7226</text:p>
          </table:table-cell>
          <table:table-cell office:value-type="float" office:value="0.161097">
            <text:p>0.161097</text:p>
          </table:table-cell>
          <table:table-cell/>
          <table:table-cell office:value-type="float" office:value="1.12368">
            <text:p>1.12368</text:p>
          </table:table-cell>
        </table:table-row>
        <table:table-row table:style-name="ro1">
          <table:table-cell office:value-type="float" office:value="0.0863938">
            <text:p>0.0863938</text:p>
          </table:table-cell>
          <table:table-cell office:value-type="float" office:value="11.5128">
            <text:p>11.5128</text:p>
          </table:table-cell>
          <table:table-cell office:value-type="float" office:value="0.152599">
            <text:p>0.152599</text:p>
          </table:table-cell>
          <table:table-cell/>
          <table:table-cell office:value-type="float" office:value="1.12289">
            <text:p>1.12289</text:p>
          </table:table-cell>
        </table:table-row>
        <table:table-row table:style-name="ro1">
          <table:table-cell office:value-type="float" office:value="0.0879646">
            <text:p>0.0879646</text:p>
          </table:table-cell>
          <table:table-cell office:value-type="float" office:value="11.3104">
            <text:p>11.3104</text:p>
          </table:table-cell>
          <table:table-cell office:value-type="float" office:value="0.144688">
            <text:p>0.144688</text:p>
          </table:table-cell>
          <table:table-cell/>
          <table:table-cell office:value-type="float" office:value="1.12212">
            <text:p>1.12212</text:p>
          </table:table-cell>
        </table:table-row>
        <table:table-row table:style-name="ro1">
          <table:table-cell office:value-type="float" office:value="0.0895354">
            <text:p>0.0895354</text:p>
          </table:table-cell>
          <table:table-cell office:value-type="float" office:value="11.115">
            <text:p>11.115</text:p>
          </table:table-cell>
          <table:table-cell office:value-type="float" office:value="0.137316">
            <text:p>0.137316</text:p>
          </table:table-cell>
          <table:table-cell/>
          <table:table-cell office:value-type="float" office:value="1.12141">
            <text:p>1.12141</text:p>
          </table:table-cell>
        </table:table-row>
        <table:table-row table:style-name="ro1">
          <table:table-cell office:value-type="float" office:value="0.0911062">
            <text:p>0.0911062</text:p>
          </table:table-cell>
          <table:table-cell office:value-type="float" office:value="10.9261">
            <text:p>10.9261</text:p>
          </table:table-cell>
          <table:table-cell office:value-type="float" office:value="0.13043">
            <text:p>0.13043</text:p>
          </table:table-cell>
          <table:table-cell/>
          <table:table-cell office:value-type="float" office:value="1.12064">
            <text:p>1.12064</text:p>
          </table:table-cell>
        </table:table-row>
        <table:table-row table:style-name="ro1">
          <table:table-cell office:value-type="float" office:value="0.092677">
            <text:p>0.092677</text:p>
          </table:table-cell>
          <table:table-cell office:value-type="float" office:value="10.7436">
            <text:p>10.7436</text:p>
          </table:table-cell>
          <table:table-cell office:value-type="float" office:value="0.124008">
            <text:p>0.124008</text:p>
          </table:table-cell>
          <table:table-cell/>
          <table:table-cell office:value-type="float" office:value="1.11996">
            <text:p>1.11996</text:p>
          </table:table-cell>
        </table:table-row>
        <table:table-row table:style-name="ro1">
          <table:table-cell office:value-type="float" office:value="0.0942478">
            <text:p>0.0942478</text:p>
          </table:table-cell>
          <table:table-cell office:value-type="float" office:value="10.5671">
            <text:p>10.5671</text:p>
          </table:table-cell>
          <table:table-cell office:value-type="float" office:value="0.117998">
            <text:p>0.117998</text:p>
          </table:table-cell>
          <table:table-cell/>
          <table:table-cell office:value-type="float" office:value="1.11933">
            <text:p>1.11933</text:p>
          </table:table-cell>
        </table:table-row>
        <table:table-row table:style-name="ro1">
          <table:table-cell office:value-type="float" office:value="0.0958186">
            <text:p>0.0958186</text:p>
          </table:table-cell>
          <table:table-cell office:value-type="float" office:value="10.3963">
            <text:p>10.3963</text:p>
          </table:table-cell>
          <table:table-cell office:value-type="float" office:value="0.112364">
            <text:p>0.112364</text:p>
          </table:table-cell>
          <table:table-cell/>
          <table:table-cell office:value-type="float" office:value="1.11865">
            <text:p>1.11865</text:p>
          </table:table-cell>
        </table:table-row>
        <table:table-row table:style-name="ro1">
          <table:table-cell office:value-type="float" office:value="0.0973894">
            <text:p>0.0973894</text:p>
          </table:table-cell>
          <table:table-cell office:value-type="float" office:value="10.2309">
            <text:p>10.2309</text:p>
          </table:table-cell>
          <table:table-cell office:value-type="float" office:value="0.107089">
            <text:p>0.107089</text:p>
          </table:table-cell>
          <table:table-cell/>
          <table:table-cell office:value-type="float" office:value="1.11805">
            <text:p>1.11805</text:p>
          </table:table-cell>
        </table:table-row>
        <table:table-row table:style-name="ro1">
          <table:table-cell office:value-type="float" office:value="0.0989602">
            <text:p>0.0989602</text:p>
          </table:table-cell>
          <table:table-cell office:value-type="float" office:value="10.0706">
            <text:p>10.0706</text:p>
          </table:table-cell>
          <table:table-cell office:value-type="float" office:value="0.102136">
            <text:p>0.102136</text:p>
          </table:table-cell>
          <table:table-cell/>
          <table:table-cell office:value-type="float" office:value="1.11746">
            <text:p>1.11746</text:p>
          </table:table-cell>
        </table:table-row>
        <table:table-row table:style-name="ro1">
          <table:table-cell office:value-type="float" office:value="0.100531">
            <text:p>0.100531</text:p>
          </table:table-cell>
          <table:table-cell office:value-type="float" office:value="9.91535">
            <text:p>9.91535</text:p>
          </table:table-cell>
          <table:table-cell office:value-type="float" office:value="0.0974826">
            <text:p>0.0974826</text:p>
          </table:table-cell>
          <table:table-cell/>
          <table:table-cell office:value-type="float" office:value="1.11687">
            <text:p>1.11687</text:p>
          </table:table-cell>
        </table:table-row>
        <table:table-row table:style-name="ro1">
          <table:table-cell office:value-type="float" office:value="0.102102">
            <text:p>0.102102</text:p>
          </table:table-cell>
          <table:table-cell office:value-type="float" office:value="9.76479">
            <text:p>9.76479</text:p>
          </table:table-cell>
          <table:table-cell office:value-type="float" office:value="0.0931089">
            <text:p>0.0931089</text:p>
          </table:table-cell>
          <table:table-cell/>
          <table:table-cell office:value-type="float" office:value="1.11631">
            <text:p>1.11631</text:p>
          </table:table-cell>
        </table:table-row>
        <table:table-row table:style-name="ro1">
          <table:table-cell office:value-type="float" office:value="0.103673">
            <text:p>0.103673</text:p>
          </table:table-cell>
          <table:table-cell office:value-type="float" office:value="9.61873">
            <text:p>9.61873</text:p>
          </table:table-cell>
          <table:table-cell office:value-type="float" office:value="0.0889919">
            <text:p>0.0889919</text:p>
          </table:table-cell>
          <table:table-cell/>
          <table:table-cell office:value-type="float" office:value="1.11576">
            <text:p>1.11576</text:p>
          </table:table-cell>
        </table:table-row>
        <table:table-row table:style-name="ro1">
          <table:table-cell office:value-type="float" office:value="0.105243">
            <text:p>0.105243</text:p>
          </table:table-cell>
          <table:table-cell office:value-type="float" office:value="9.47698">
            <text:p>9.47698</text:p>
          </table:table-cell>
          <table:table-cell office:value-type="float" office:value="0.085115">
            <text:p>0.085115</text:p>
          </table:table-cell>
          <table:table-cell/>
          <table:table-cell office:value-type="float" office:value="1.11521">
            <text:p>1.11521</text:p>
          </table:table-cell>
        </table:table-row>
        <table:table-row table:style-name="ro1">
          <table:table-cell office:value-type="float" office:value="0.106814">
            <text:p>0.106814</text:p>
          </table:table-cell>
          <table:table-cell office:value-type="float" office:value="9.33935">
            <text:p>9.33935</text:p>
          </table:table-cell>
          <table:table-cell office:value-type="float" office:value="0.0814627">
            <text:p>0.0814627</text:p>
          </table:table-cell>
          <table:table-cell/>
          <table:table-cell office:value-type="float" office:value="1.1147">
            <text:p>1.1147</text:p>
          </table:table-cell>
        </table:table-row>
        <table:table-row table:style-name="ro1">
          <table:table-cell office:value-type="float" office:value="0.108385">
            <text:p>0.108385</text:p>
          </table:table-cell>
          <table:table-cell office:value-type="float" office:value="9.20567">
            <text:p>9.20567</text:p>
          </table:table-cell>
          <table:table-cell office:value-type="float" office:value="0.0780159">
            <text:p>0.0780159</text:p>
          </table:table-cell>
          <table:table-cell/>
          <table:table-cell office:value-type="float" office:value="1.11424">
            <text:p>1.11424</text:p>
          </table:table-cell>
        </table:table-row>
        <table:table-row table:style-name="ro1">
          <table:table-cell office:value-type="float" office:value="0.109956">
            <text:p>0.109956</text:p>
          </table:table-cell>
          <table:table-cell office:value-type="float" office:value="9.07577">
            <text:p>9.07577</text:p>
          </table:table-cell>
          <table:table-cell office:value-type="float" office:value="0.0747559">
            <text:p>0.0747559</text:p>
          </table:table-cell>
          <table:table-cell/>
          <table:table-cell office:value-type="float" office:value="1.11372">
            <text:p>1.11372</text:p>
          </table:table-cell>
        </table:table-row>
        <table:table-row table:style-name="ro1">
          <table:table-cell office:value-type="float" office:value="0.111527">
            <text:p>0.111527</text:p>
          </table:table-cell>
          <table:table-cell office:value-type="float" office:value="8.94948">
            <text:p>8.94948</text:p>
          </table:table-cell>
          <table:table-cell office:value-type="float" office:value="0.0716801">
            <text:p>0.0716801</text:p>
          </table:table-cell>
          <table:table-cell/>
          <table:table-cell office:value-type="float" office:value="1.11327">
            <text:p>1.11327</text:p>
          </table:table-cell>
        </table:table-row>
        <table:table-row table:style-name="ro1">
          <table:table-cell office:value-type="float" office:value="0.113097">
            <text:p>0.113097</text:p>
          </table:table-cell>
          <table:table-cell office:value-type="float" office:value="8.82668">
            <text:p>8.82668</text:p>
          </table:table-cell>
          <table:table-cell office:value-type="float" office:value="0.0687681">
            <text:p>0.0687681</text:p>
          </table:table-cell>
          <table:table-cell/>
          <table:table-cell office:value-type="float" office:value="1.11278">
            <text:p>1.11278</text:p>
          </table:table-cell>
        </table:table-row>
        <table:table-row table:style-name="ro1">
          <table:table-cell office:value-type="float" office:value="0.114668">
            <text:p>0.114668</text:p>
          </table:table-cell>
          <table:table-cell office:value-type="float" office:value="8.7072">
            <text:p>8.7072</text:p>
          </table:table-cell>
          <table:table-cell office:value-type="float" office:value="0.0660157">
            <text:p>0.0660157</text:p>
          </table:table-cell>
          <table:table-cell/>
          <table:table-cell office:value-type="float" office:value="1.11239">
            <text:p>1.11239</text:p>
          </table:table-cell>
        </table:table-row>
        <table:table-row table:style-name="ro1">
          <table:table-cell office:value-type="float" office:value="0.116239">
            <text:p>0.116239</text:p>
          </table:table-cell>
          <table:table-cell office:value-type="float" office:value="8.59093">
            <text:p>8.59093</text:p>
          </table:table-cell>
          <table:table-cell office:value-type="float" office:value="0.0634026">
            <text:p>0.0634026</text:p>
          </table:table-cell>
          <table:table-cell/>
          <table:table-cell office:value-type="float" office:value="1.1119">
            <text:p>1.1119</text:p>
          </table:table-cell>
        </table:table-row>
        <table:table-row table:style-name="ro1">
          <table:table-cell office:value-type="float" office:value="0.11781">
            <text:p>0.11781</text:p>
          </table:table-cell>
          <table:table-cell office:value-type="float" office:value="8.47773">
            <text:p>8.47773</text:p>
          </table:table-cell>
          <table:table-cell office:value-type="float" office:value="0.0609316">
            <text:p>0.0609316</text:p>
          </table:table-cell>
          <table:table-cell/>
          <table:table-cell office:value-type="float" office:value="1.1115">
            <text:p>1.1115</text:p>
          </table:table-cell>
        </table:table-row>
        <table:table-row table:style-name="ro1">
          <table:table-cell office:value-type="float" office:value="0.119381">
            <text:p>0.119381</text:p>
          </table:table-cell>
          <table:table-cell office:value-type="float" office:value="8.36748">
            <text:p>8.36748</text:p>
          </table:table-cell>
          <table:table-cell office:value-type="float" office:value="0.0585853">
            <text:p>0.0585853</text:p>
          </table:table-cell>
          <table:table-cell/>
          <table:table-cell office:value-type="float" office:value="1.1111">
            <text:p>1.1111</text:p>
          </table:table-cell>
        </table:table-row>
        <table:table-row table:style-name="ro1">
          <table:table-cell office:value-type="float" office:value="0.120951">
            <text:p>0.120951</text:p>
          </table:table-cell>
          <table:table-cell office:value-type="float" office:value="8.26007">
            <text:p>8.26007</text:p>
          </table:table-cell>
          <table:table-cell office:value-type="float" office:value="0.0563578">
            <text:p>0.0563578</text:p>
          </table:table-cell>
          <table:table-cell/>
          <table:table-cell office:value-type="float" office:value="1.11067">
            <text:p>1.11067</text:p>
          </table:table-cell>
        </table:table-row>
        <table:table-row table:style-name="ro1">
          <table:table-cell office:value-type="float" office:value="0.122522">
            <text:p>0.122522</text:p>
          </table:table-cell>
          <table:table-cell office:value-type="float" office:value="8.1554">
            <text:p>8.1554</text:p>
          </table:table-cell>
          <table:table-cell office:value-type="float" office:value="0.0542448">
            <text:p>0.0542448</text:p>
          </table:table-cell>
          <table:table-cell/>
          <table:table-cell office:value-type="float" office:value="1.11032">
            <text:p>1.11032</text:p>
          </table:table-cell>
        </table:table-row>
        <table:table-row table:style-name="ro1">
          <table:table-cell office:value-type="float" office:value="0.124093">
            <text:p>0.124093</text:p>
          </table:table-cell>
          <table:table-cell office:value-type="float" office:value="8.05336">
            <text:p>8.05336</text:p>
          </table:table-cell>
          <table:table-cell office:value-type="float" office:value="0.0522331">
            <text:p>0.0522331</text:p>
          </table:table-cell>
          <table:table-cell/>
          <table:table-cell office:value-type="float" office:value="1.10996">
            <text:p>1.10996</text:p>
          </table:table-cell>
        </table:table-row>
        <table:table-row table:style-name="ro1">
          <table:table-cell office:value-type="float" office:value="0.125664">
            <text:p>0.125664</text:p>
          </table:table-cell>
          <table:table-cell office:value-type="float" office:value="7.95385">
            <text:p>7.95385</text:p>
          </table:table-cell>
          <table:table-cell office:value-type="float" office:value="0.0503184">
            <text:p>0.0503184</text:p>
          </table:table-cell>
          <table:table-cell/>
          <table:table-cell office:value-type="float" office:value="1.10953">
            <text:p>1.10953</text:p>
          </table:table-cell>
        </table:table-row>
        <table:table-row table:style-name="ro1">
          <table:table-cell office:value-type="float" office:value="0.127235">
            <text:p>0.127235</text:p>
          </table:table-cell>
          <table:table-cell office:value-type="float" office:value="7.85678">
            <text:p>7.85678</text:p>
          </table:table-cell>
          <table:table-cell office:value-type="float" office:value="0.0485008">
            <text:p>0.0485008</text:p>
          </table:table-cell>
          <table:table-cell/>
          <table:table-cell office:value-type="float" office:value="1.10923">
            <text:p>1.10923</text:p>
          </table:table-cell>
        </table:table-row>
        <table:table-row table:style-name="ro1">
          <table:table-cell office:value-type="float" office:value="0.128805">
            <text:p>0.128805</text:p>
          </table:table-cell>
          <table:table-cell office:value-type="float" office:value="7.76207">
            <text:p>7.76207</text:p>
          </table:table-cell>
          <table:table-cell office:value-type="float" office:value="0.0467657">
            <text:p>0.0467657</text:p>
          </table:table-cell>
          <table:table-cell/>
          <table:table-cell office:value-type="float" office:value="1.10882">
            <text:p>1.10882</text:p>
          </table:table-cell>
        </table:table-row>
        <table:table-row table:style-name="ro1">
          <table:table-cell office:value-type="float" office:value="0.130376">
            <text:p>0.130376</text:p>
          </table:table-cell>
          <table:table-cell office:value-type="float" office:value="7.66962">
            <text:p>7.66962</text:p>
          </table:table-cell>
          <table:table-cell office:value-type="float" office:value="0.0451165">
            <text:p>0.0451165</text:p>
          </table:table-cell>
          <table:table-cell/>
          <table:table-cell office:value-type="float" office:value="1.10852">
            <text:p>1.10852</text:p>
          </table:table-cell>
        </table:table-row>
        <table:table-row table:style-name="ro1">
          <table:table-cell office:value-type="float" office:value="0.131947">
            <text:p>0.131947</text:p>
          </table:table-cell>
          <table:table-cell office:value-type="float" office:value="7.57936">
            <text:p>7.57936</text:p>
          </table:table-cell>
          <table:table-cell office:value-type="float" office:value="0.0435413">
            <text:p>0.0435413</text:p>
          </table:table-cell>
          <table:table-cell/>
          <table:table-cell office:value-type="float" office:value="1.10818">
            <text:p>1.10818</text:p>
          </table:table-cell>
        </table:table-row>
        <table:table-row table:style-name="ro1">
          <table:table-cell office:value-type="float" office:value="0.133518">
            <text:p>0.133518</text:p>
          </table:table-cell>
          <table:table-cell office:value-type="float" office:value="7.49121">
            <text:p>7.49121</text:p>
          </table:table-cell>
          <table:table-cell office:value-type="float" office:value="0.0420398">
            <text:p>0.0420398</text:p>
          </table:table-cell>
          <table:table-cell/>
          <table:table-cell office:value-type="float" office:value="1.10783">
            <text:p>1.10783</text:p>
          </table:table-cell>
        </table:table-row>
        <table:table-row table:style-name="ro1">
          <table:table-cell office:value-type="float" office:value="0.135088">
            <text:p>0.135088</text:p>
          </table:table-cell>
          <table:table-cell office:value-type="float" office:value="7.4051">
            <text:p>7.4051</text:p>
          </table:table-cell>
          <table:table-cell office:value-type="float" office:value="0.0406077">
            <text:p>0.0406077</text:p>
          </table:table-cell>
          <table:table-cell/>
          <table:table-cell office:value-type="float" office:value="1.10756">
            <text:p>1.10756</text:p>
          </table:table-cell>
        </table:table-row>
        <table:table-row table:style-name="ro1">
          <table:table-cell office:value-type="float" office:value="0.136659">
            <text:p>0.136659</text:p>
          </table:table-cell>
          <table:table-cell office:value-type="float" office:value="7.32096">
            <text:p>7.32096</text:p>
          </table:table-cell>
          <table:table-cell office:value-type="float" office:value="0.0392374">
            <text:p>0.0392374</text:p>
          </table:table-cell>
          <table:table-cell/>
          <table:table-cell office:value-type="float" office:value="1.10721">
            <text:p>1.10721</text:p>
          </table:table-cell>
        </table:table-row>
        <table:table-row table:style-name="ro1">
          <table:table-cell office:value-type="float" office:value="0.13823">
            <text:p>0.13823</text:p>
          </table:table-cell>
          <table:table-cell office:value-type="float" office:value="7.23873">
            <text:p>7.23873</text:p>
          </table:table-cell>
          <table:table-cell office:value-type="float" office:value="0.0379308">
            <text:p>0.0379308</text:p>
          </table:table-cell>
          <table:table-cell/>
          <table:table-cell office:value-type="float" office:value="1.10697">
            <text:p>1.10697</text:p>
          </table:table-cell>
        </table:table-row>
        <table:table-row table:style-name="ro1">
          <table:table-cell office:value-type="float" office:value="0.139801">
            <text:p>0.139801</text:p>
          </table:table-cell>
          <table:table-cell office:value-type="float" office:value="7.15833">
            <text:p>7.15833</text:p>
          </table:table-cell>
          <table:table-cell office:value-type="float" office:value="0.036678">
            <text:p>0.036678</text:p>
          </table:table-cell>
          <table:table-cell/>
          <table:table-cell office:value-type="float" office:value="1.10657">
            <text:p>1.10657</text:p>
          </table:table-cell>
        </table:table-row>
        <table:table-row table:style-name="ro1">
          <table:table-cell office:value-type="float" office:value="0.141372">
            <text:p>0.141372</text:p>
          </table:table-cell>
          <table:table-cell office:value-type="float" office:value="7.07972">
            <text:p>7.07972</text:p>
          </table:table-cell>
          <table:table-cell office:value-type="float" office:value="0.0354858">
            <text:p>0.0354858</text:p>
          </table:table-cell>
          <table:table-cell/>
          <table:table-cell office:value-type="float" office:value="1.10639">
            <text:p>1.10639</text:p>
          </table:table-cell>
        </table:table-row>
        <table:table-row table:style-name="ro1">
          <table:table-cell office:value-type="float" office:value="0.142942">
            <text:p>0.142942</text:p>
          </table:table-cell>
          <table:table-cell office:value-type="float" office:value="7.00282">
            <text:p>7.00282</text:p>
          </table:table-cell>
          <table:table-cell office:value-type="float" office:value="0.034339">
            <text:p>0.034339</text:p>
          </table:table-cell>
          <table:table-cell/>
          <table:table-cell office:value-type="float" office:value="1.10604">
            <text:p>1.10604</text:p>
          </table:table-cell>
        </table:table-row>
        <table:table-row table:style-name="ro1">
          <table:table-cell office:value-type="float" office:value="0.144513">
            <text:p>0.144513</text:p>
          </table:table-cell>
          <table:table-cell office:value-type="float" office:value="6.92759">
            <text:p>6.92759</text:p>
          </table:table-cell>
          <table:table-cell office:value-type="float" office:value="0.0332451">
            <text:p>0.0332451</text:p>
          </table:table-cell>
          <table:table-cell/>
          <table:table-cell office:value-type="float" office:value="1.1058">
            <text:p>1.1058</text:p>
          </table:table-cell>
        </table:table-row>
        <table:table-row table:style-name="ro1">
          <table:table-cell office:value-type="float" office:value="0.146084">
            <text:p>0.146084</text:p>
          </table:table-cell>
          <table:table-cell office:value-type="float" office:value="6.85397">
            <text:p>6.85397</text:p>
          </table:table-cell>
          <table:table-cell office:value-type="float" office:value="0.0321955">
            <text:p>0.0321955</text:p>
          </table:table-cell>
          <table:table-cell/>
          <table:table-cell office:value-type="float" office:value="1.1054">
            <text:p>1.1054</text:p>
          </table:table-cell>
        </table:table-row>
        <table:table-row table:style-name="ro1">
          <table:table-cell office:value-type="float" office:value="0.147655">
            <text:p>0.147655</text:p>
          </table:table-cell>
          <table:table-cell office:value-type="float" office:value="6.78191">
            <text:p>6.78191</text:p>
          </table:table-cell>
          <table:table-cell office:value-type="float" office:value="0.031196">
            <text:p>0.031196</text:p>
          </table:table-cell>
          <table:table-cell/>
          <table:table-cell office:value-type="float" office:value="1.10535">
            <text:p>1.10535</text:p>
          </table:table-cell>
        </table:table-row>
        <table:table-row table:style-name="ro1">
          <table:table-cell office:value-type="float" office:value="0.149226">
            <text:p>0.149226</text:p>
          </table:table-cell>
          <table:table-cell office:value-type="float" office:value="6.71137">
            <text:p>6.71137</text:p>
          </table:table-cell>
          <table:table-cell office:value-type="float" office:value="0.0302274">
            <text:p>0.0302274</text:p>
          </table:table-cell>
          <table:table-cell/>
          <table:table-cell office:value-type="float" office:value="1.10491">
            <text:p>1.10491</text:p>
          </table:table-cell>
        </table:table-row>
        <table:table-row table:style-name="ro1">
          <table:table-cell office:value-type="float" office:value="0.150796">
            <text:p>0.150796</text:p>
          </table:table-cell>
          <table:table-cell office:value-type="float" office:value="6.64229">
            <text:p>6.64229</text:p>
          </table:table-cell>
          <table:table-cell office:value-type="float" office:value="0.0293069">
            <text:p>0.0293069</text:p>
          </table:table-cell>
          <table:table-cell/>
          <table:table-cell office:value-type="float" office:value="1.10474">
            <text:p>1.10474</text:p>
          </table:table-cell>
        </table:table-row>
        <table:table-row table:style-name="ro1">
          <table:table-cell office:value-type="float" office:value="0.152367">
            <text:p>0.152367</text:p>
          </table:table-cell>
          <table:table-cell office:value-type="float" office:value="6.57463">
            <text:p>6.57463</text:p>
          </table:table-cell>
          <table:table-cell office:value-type="float" office:value="0.0284198">
            <text:p>0.0284198</text:p>
          </table:table-cell>
          <table:table-cell/>
          <table:table-cell office:value-type="float" office:value="1.10443">
            <text:p>1.10443</text:p>
          </table:table-cell>
        </table:table-row>
        <table:table-row table:style-name="ro1">
          <table:table-cell office:value-type="float" office:value="0.153938">
            <text:p>0.153938</text:p>
          </table:table-cell>
          <table:table-cell office:value-type="float" office:value="6.50835">
            <text:p>6.50835</text:p>
          </table:table-cell>
          <table:table-cell office:value-type="float" office:value="0.0275706">
            <text:p>0.0275706</text:p>
          </table:table-cell>
          <table:table-cell/>
          <table:table-cell office:value-type="float" office:value="1.10425">
            <text:p>1.10425</text:p>
          </table:table-cell>
        </table:table-row>
        <table:table-row table:style-name="ro1">
          <table:table-cell office:value-type="float" office:value="0.155509">
            <text:p>0.155509</text:p>
          </table:table-cell>
          <table:table-cell office:value-type="float" office:value="6.4434">
            <text:p>6.4434</text:p>
          </table:table-cell>
          <table:table-cell office:value-type="float" office:value="0.0267526">
            <text:p>0.0267526</text:p>
          </table:table-cell>
          <table:table-cell/>
          <table:table-cell office:value-type="float" office:value="1.1042">
            <text:p>1.1042</text:p>
          </table:table-cell>
        </table:table-row>
        <table:table-row table:style-name="ro1" table:number-rows-repeated="10484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1:39:21</meta:creation-date>
    <dc:date>2013-04-17T15:10:18</dc:date>
    <meta:editing-duration>PT1H26M7S</meta:editing-duration>
    <meta:editing-cycles>4</meta:editing-cycles>
    <meta:generator>LibreOffice/3.5$Linux_X86_64 LibreOffice_project/350m1$Build-2</meta:generator>
    <meta:document-statistic meta:table-count="4" meta:cell-count="1900" meta:object-count="8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9.381cm" xlink:href=".." xlink:type="simple" chart:class="chart:line" chart:style-name="ch1">
        <chart:title svg:x="6.177cm" svg:y="0.322cm" chart:style-name="ch2">
          <text:p>E_min &amp; E_max / u</text:p>
        </chart:title>
        <chart:plot-area chart:style-name="ch3" table:cell-range-address="'Elli 10 1 1'.A1:'Elli 10 1 1'.C100" chart:data-source-has-labels="column" svg:x="2.472cm" svg:y="1.271cm" svg:width="12.078cm" svg:height="7.809cm">
          <chartooo:coordinate-region svg:x="3.123cm" svg:y="1.472cm" svg:width="10.885cm" svg:height="6.557cm"/>
          <chart:axis chart:dimension="x" chart:name="primary-x" chart:style-name="ch4" chartooo:axis-type="auto">
            <chartooo:date-scale/>
            <chart:title svg:x="8.374cm" svg:y="8.851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1.616cm" svg:y="5.922cm" chart:style-name="ch6">
              <text:p>courbures</text:p>
            </chart:title>
            <chart:grid chart:style-name="ch7" chart:class="major"/>
          </chart:axis>
          <chart:series chart:style-name="ch8" chart:values-cell-range-address="'Elli 10 1 1'.B1:'Elli 10 1 1'.B100" chart:class="chart:line">
            <chart:data-point chart:repeated="100"/>
          </chart:series>
          <chart:series chart:style-name="ch9" chart:values-cell-range-address="'Elli 10 1 1'.C1:'Elli 10 1 1'.C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0">
                <text:p>10</text:p>
                <draw:g>
                  <svg:desc>'Elli 10 1 1'.B1:'Elli 10 1 1'.B100</svg:desc>
                </draw:g>
              </table:table-cell>
              <table:table-cell office:value-type="float" office:value="10">
                <text:p>10</text:p>
                <draw:g>
                  <svg:desc>'Elli 10 1 1'.C1:'Elli 10 1 1'.C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9.88007">
                <text:p>9.88007</text:p>
              </table:table-cell>
              <table:table-cell office:value-type="float" office:value="9.6445">
                <text:p>9.6445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9.54471">
                <text:p>9.54471</text:p>
              </table:table-cell>
              <table:table-cell office:value-type="float" office:value="8.69537">
                <text:p>8.6953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9.05475">
                <text:p>9.05475</text:p>
              </table:table-cell>
              <table:table-cell office:value-type="float" office:value="7.42386">
                <text:p>7.42386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8.48091">
                <text:p>8.48091</text:p>
              </table:table-cell>
              <table:table-cell office:value-type="float" office:value="6.09996">
                <text:p>6.09996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7.88251">
                <text:p>7.88251</text:p>
              </table:table-cell>
              <table:table-cell office:value-type="float" office:value="4.89771">
                <text:p>4.89771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7.2995">
                <text:p>7.2995</text:p>
              </table:table-cell>
              <table:table-cell office:value-type="float" office:value="3.88937">
                <text:p>3.88937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6.75411">
                <text:p>6.75411</text:p>
              </table:table-cell>
              <table:table-cell office:value-type="float" office:value="3.08109">
                <text:p>3.0810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6.25595">
                <text:p>6.25595</text:p>
              </table:table-cell>
              <table:table-cell office:value-type="float" office:value="2.44838">
                <text:p>2.44838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5.80702">
                <text:p>5.80702</text:p>
              </table:table-cell>
              <table:table-cell office:value-type="float" office:value="1.95822">
                <text:p>1.95822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5.40525">
                <text:p>5.40525</text:p>
              </table:table-cell>
              <table:table-cell office:value-type="float" office:value="1.57923">
                <text:p>1.57923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5.04664">
                <text:p>5.04664</text:p>
              </table:table-cell>
              <table:table-cell office:value-type="float" office:value="1.28531">
                <text:p>1.28531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4.72663">
                <text:p>4.72663</text:p>
              </table:table-cell>
              <table:table-cell office:value-type="float" office:value="1.05598">
                <text:p>1.05598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.44065">
                <text:p>4.44065</text:p>
              </table:table-cell>
              <table:table-cell office:value-type="float" office:value="0.875671">
                <text:p>0.875671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.18448">
                <text:p>4.18448</text:p>
              </table:table-cell>
              <table:table-cell office:value-type="float" office:value="0.732699">
                <text:p>0.732699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3.95434">
                <text:p>3.95434</text:p>
              </table:table-cell>
              <table:table-cell office:value-type="float" office:value="0.618332">
                <text:p>0.618332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3.74692">
                <text:p>3.74692</text:p>
              </table:table-cell>
              <table:table-cell office:value-type="float" office:value="0.526044">
                <text:p>0.526044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3.55936">
                <text:p>3.55936</text:p>
              </table:table-cell>
              <table:table-cell office:value-type="float" office:value="0.450935">
                <text:p>0.450935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3.38919">
                <text:p>3.38919</text:p>
              </table:table-cell>
              <table:table-cell office:value-type="float" office:value="0.389303">
                <text:p>0.389303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3.23431">
                <text:p>3.23431</text:p>
              </table:table-cell>
              <table:table-cell office:value-type="float" office:value="0.338335">
                <text:p>0.33833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3.0929">
                <text:p>3.0929</text:p>
              </table:table-cell>
              <table:table-cell office:value-type="float" office:value="0.295868">
                <text:p>0.295868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2.96339">
                <text:p>2.96339</text:p>
              </table:table-cell>
              <table:table-cell office:value-type="float" office:value="0.260235">
                <text:p>0.260235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84445">
                <text:p>2.84445</text:p>
              </table:table-cell>
              <table:table-cell office:value-type="float" office:value="0.230142">
                <text:p>0.230142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73491">
                <text:p>2.73491</text:p>
              </table:table-cell>
              <table:table-cell office:value-type="float" office:value="0.204562">
                <text:p>0.204562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63376">
                <text:p>2.63376</text:p>
              </table:table-cell>
              <table:table-cell office:value-type="float" office:value="0.182697">
                <text:p>0.182697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54015">
                <text:p>2.54015</text:p>
              </table:table-cell>
              <table:table-cell office:value-type="float" office:value="0.163899">
                <text:p>0.163899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4533">
                <text:p>2.4533</text:p>
              </table:table-cell>
              <table:table-cell office:value-type="float" office:value="0.147657">
                <text:p>0.147657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37256">
                <text:p>2.37256</text:p>
              </table:table-cell>
              <table:table-cell office:value-type="float" office:value="0.133552">
                <text:p>0.133552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29733">
                <text:p>2.29733</text:p>
              </table:table-cell>
              <table:table-cell office:value-type="float" office:value="0.121247">
                <text:p>0.121247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22712">
                <text:p>2.22712</text:p>
              </table:table-cell>
              <table:table-cell office:value-type="float" office:value="0.110466">
                <text:p>0.110466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16145">
                <text:p>2.16145</text:p>
              </table:table-cell>
              <table:table-cell office:value-type="float" office:value="0.100981">
                <text:p>0.100981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09995">
                <text:p>2.09995</text:p>
              </table:table-cell>
              <table:table-cell office:value-type="float" office:value="0.0926034">
                <text:p>0.0926034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04224">
                <text:p>2.04224</text:p>
              </table:table-cell>
              <table:table-cell office:value-type="float" office:value="0.0851776">
                <text:p>0.0851776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1.98801">
                <text:p>1.98801</text:p>
              </table:table-cell>
              <table:table-cell office:value-type="float" office:value="0.0785691">
                <text:p>0.0785691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93698">
                <text:p>1.93698</text:p>
              </table:table-cell>
              <table:table-cell office:value-type="float" office:value="0.0726734">
                <text:p>0.0726734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8889">
                <text:p>1.8889</text:p>
              </table:table-cell>
              <table:table-cell office:value-type="float" office:value="0.0673945">
                <text:p>0.0673945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84353">
                <text:p>1.84353</text:p>
              </table:table-cell>
              <table:table-cell office:value-type="float" office:value="0.0626536">
                <text:p>0.0626536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80067">
                <text:p>1.80067</text:p>
              </table:table-cell>
              <table:table-cell office:value-type="float" office:value="0.0583854">
                <text:p>0.058385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76014">
                <text:p>1.76014</text:p>
              </table:table-cell>
              <table:table-cell office:value-type="float" office:value="0.0545302">
                <text:p>0.0545302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72177">
                <text:p>1.72177</text:p>
              </table:table-cell>
              <table:table-cell office:value-type="float" office:value="0.0510419">
                <text:p>0.0510419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68541">
                <text:p>1.68541</text:p>
              </table:table-cell>
              <table:table-cell office:value-type="float" office:value="0.0478764">
                <text:p>0.0478764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65092">
                <text:p>1.65092</text:p>
              </table:table-cell>
              <table:table-cell office:value-type="float" office:value="0.044997">
                <text:p>0.044997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61818">
                <text:p>1.61818</text:p>
              </table:table-cell>
              <table:table-cell office:value-type="float" office:value="0.0423716">
                <text:p>0.0423716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58706">
                <text:p>1.58706</text:p>
              </table:table-cell>
              <table:table-cell office:value-type="float" office:value="0.0399741">
                <text:p>0.0399741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55748">
                <text:p>1.55748</text:p>
              </table:table-cell>
              <table:table-cell office:value-type="float" office:value="0.0377803">
                <text:p>0.0377803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52932">
                <text:p>1.52932</text:p>
              </table:table-cell>
              <table:table-cell office:value-type="float" office:value="0.0357683">
                <text:p>0.035768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50251">
                <text:p>1.50251</text:p>
              </table:table-cell>
              <table:table-cell office:value-type="float" office:value="0.0339199">
                <text:p>0.0339199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47696">
                <text:p>1.47696</text:p>
              </table:table-cell>
              <table:table-cell office:value-type="float" office:value="0.0322185">
                <text:p>0.032218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45261">
                <text:p>1.45261</text:p>
              </table:table-cell>
              <table:table-cell office:value-type="float" office:value="0.0306511">
                <text:p>0.0306511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42937">
                <text:p>1.42937</text:p>
              </table:table-cell>
              <table:table-cell office:value-type="float" office:value="0.0292035">
                <text:p>0.0292035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4072">
                <text:p>1.4072</text:p>
              </table:table-cell>
              <table:table-cell office:value-type="float" office:value="0.0278648">
                <text:p>0.0278648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38602">
                <text:p>1.38602</text:p>
              </table:table-cell>
              <table:table-cell office:value-type="float" office:value="0.0266262">
                <text:p>0.0266262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36579">
                <text:p>1.36579</text:p>
              </table:table-cell>
              <table:table-cell office:value-type="float" office:value="0.0254774">
                <text:p>0.0254774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34646">
                <text:p>1.34646</text:p>
              </table:table-cell>
              <table:table-cell office:value-type="float" office:value="0.0244107">
                <text:p>0.0244107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32799">
                <text:p>1.32799</text:p>
              </table:table-cell>
              <table:table-cell office:value-type="float" office:value="0.0234196">
                <text:p>0.0234196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31032">
                <text:p>1.31032</text:p>
              </table:table-cell>
              <table:table-cell office:value-type="float" office:value="0.0224973">
                <text:p>0.0224973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29342">
                <text:p>1.29342</text:p>
              </table:table-cell>
              <table:table-cell office:value-type="float" office:value="0.0216381">
                <text:p>0.0216381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27725">
                <text:p>1.27725</text:p>
              </table:table-cell>
              <table:table-cell office:value-type="float" office:value="0.0208364">
                <text:p>0.020836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26178">
                <text:p>1.26178</text:p>
              </table:table-cell>
              <table:table-cell office:value-type="float" office:value="0.020089">
                <text:p>0.020089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24698">
                <text:p>1.24698</text:p>
              </table:table-cell>
              <table:table-cell office:value-type="float" office:value="0.0193903">
                <text:p>0.019390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23282">
                <text:p>1.23282</text:p>
              </table:table-cell>
              <table:table-cell office:value-type="float" office:value="0.018737">
                <text:p>0.018737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21926">
                <text:p>1.21926</text:p>
              </table:table-cell>
              <table:table-cell office:value-type="float" office:value="0.0181258">
                <text:p>0.0181258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20629">
                <text:p>1.20629</text:p>
              </table:table-cell>
              <table:table-cell office:value-type="float" office:value="0.0175528">
                <text:p>0.0175528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9387">
                <text:p>1.19387</text:p>
              </table:table-cell>
              <table:table-cell office:value-type="float" office:value="0.0170168">
                <text:p>0.0170168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82">
                <text:p>1.182</text:p>
              </table:table-cell>
              <table:table-cell office:value-type="float" office:value="0.0165134">
                <text:p>0.0165134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7063">
                <text:p>1.17063</text:p>
              </table:table-cell>
              <table:table-cell office:value-type="float" office:value="0.0160422">
                <text:p>0.0160422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5976">
                <text:p>1.15976</text:p>
              </table:table-cell>
              <table:table-cell office:value-type="float" office:value="0.0155994">
                <text:p>0.0155994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4937">
                <text:p>1.14937</text:p>
              </table:table-cell>
              <table:table-cell office:value-type="float" office:value="0.0151834">
                <text:p>0.0151834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3943">
                <text:p>1.13943</text:p>
              </table:table-cell>
              <table:table-cell office:value-type="float" office:value="0.0147934">
                <text:p>0.0147934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12994">
                <text:p>1.12994</text:p>
              </table:table-cell>
              <table:table-cell office:value-type="float" office:value="0.0144269">
                <text:p>0.0144269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12087">
                <text:p>1.12087</text:p>
              </table:table-cell>
              <table:table-cell office:value-type="float" office:value="0.0140824">
                <text:p>0.0140824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11222">
                <text:p>1.11222</text:p>
              </table:table-cell>
              <table:table-cell office:value-type="float" office:value="0.0137587">
                <text:p>0.0137587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10396">
                <text:p>1.10396</text:p>
              </table:table-cell>
              <table:table-cell office:value-type="float" office:value="0.0134541">
                <text:p>0.0134541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609">
                <text:p>1.09609</text:p>
              </table:table-cell>
              <table:table-cell office:value-type="float" office:value="0.0131687">
                <text:p>0.0131687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886">
                <text:p>1.0886</text:p>
              </table:table-cell>
              <table:table-cell office:value-type="float" office:value="0.0129004">
                <text:p>0.0129004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8146">
                <text:p>1.08146</text:p>
              </table:table-cell>
              <table:table-cell office:value-type="float" office:value="0.0126485">
                <text:p>0.0126485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7469">
                <text:p>1.07469</text:p>
              </table:table-cell>
              <table:table-cell office:value-type="float" office:value="0.0124121">
                <text:p>0.012412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6825">
                <text:p>1.06825</text:p>
              </table:table-cell>
              <table:table-cell office:value-type="float" office:value="0.0121901">
                <text:p>0.0121901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6215">
                <text:p>1.06215</text:p>
              </table:table-cell>
              <table:table-cell office:value-type="float" office:value="0.0119827">
                <text:p>0.011982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5637">
                <text:p>1.05637</text:p>
              </table:table-cell>
              <table:table-cell office:value-type="float" office:value="0.0117884">
                <text:p>0.0117884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5091">
                <text:p>1.05091</text:p>
              </table:table-cell>
              <table:table-cell office:value-type="float" office:value="0.0116063">
                <text:p>0.0116063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4576">
                <text:p>1.04576</text:p>
              </table:table-cell>
              <table:table-cell office:value-type="float" office:value="0.0114367">
                <text:p>0.0114367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4091">
                <text:p>1.04091</text:p>
              </table:table-cell>
              <table:table-cell office:value-type="float" office:value="0.0112782">
                <text:p>0.0112782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3636">
                <text:p>1.03636</text:p>
              </table:table-cell>
              <table:table-cell office:value-type="float" office:value="0.0111311">
                <text:p>0.0111311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321">
                <text:p>1.0321</text:p>
              </table:table-cell>
              <table:table-cell office:value-type="float" office:value="0.0109942">
                <text:p>0.0109942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2812">
                <text:p>1.02812</text:p>
              </table:table-cell>
              <table:table-cell office:value-type="float" office:value="0.0108674">
                <text:p>0.0108674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2442">
                <text:p>1.02442</text:p>
              </table:table-cell>
              <table:table-cell office:value-type="float" office:value="0.0107505">
                <text:p>0.010750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21">
                <text:p>1.021</text:p>
              </table:table-cell>
              <table:table-cell office:value-type="float" office:value="0.0106431">
                <text:p>0.0106431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1785">
                <text:p>1.01785</text:p>
              </table:table-cell>
              <table:table-cell office:value-type="float" office:value="0.0105451">
                <text:p>0.0105451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1496">
                <text:p>1.01496</text:p>
              </table:table-cell>
              <table:table-cell office:value-type="float" office:value="0.0104555">
                <text:p>0.0104555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1234">
                <text:p>1.01234</text:p>
              </table:table-cell>
              <table:table-cell office:value-type="float" office:value="0.0103751">
                <text:p>0.0103751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0997">
                <text:p>1.00997</text:p>
              </table:table-cell>
              <table:table-cell office:value-type="float" office:value="0.010302">
                <text:p>0.010302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0787">
                <text:p>1.00787</text:p>
              </table:table-cell>
              <table:table-cell office:value-type="float" office:value="0.0102382">
                <text:p>0.0102382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0601">
                <text:p>1.00601</text:p>
              </table:table-cell>
              <table:table-cell office:value-type="float" office:value="0.0101816">
                <text:p>0.0101816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0441">
                <text:p>1.00441</text:p>
              </table:table-cell>
              <table:table-cell office:value-type="float" office:value="0.010133">
                <text:p>0.01013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0306">
                <text:p>1.00306</text:p>
              </table:table-cell>
              <table:table-cell office:value-type="float" office:value="0.0100923">
                <text:p>0.0100923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0196">
                <text:p>1.00196</text:p>
              </table:table-cell>
              <table:table-cell office:value-type="float" office:value="0.0100589">
                <text:p>0.0100589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011">
                <text:p>1.0011</text:p>
              </table:table-cell>
              <table:table-cell office:value-type="float" office:value="0.0100332">
                <text:p>0.0100332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0049">
                <text:p>1.00049</text:p>
              </table:table-cell>
              <table:table-cell office:value-type="float" office:value="0.0100143">
                <text:p>0.0100143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0012">
                <text:p>1.00012</text:p>
              </table:table-cell>
              <table:table-cell office:value-type="float" office:value="0.0100037">
                <text:p>0.0100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title svg:x="6.539cm" svg:y="0.314cm" chart:style-name="ch2">
          <text:p>Aniso ratio / u</text:p>
        </chart:title>
        <chart:plot-area chart:style-name="ch3" table:cell-range-address="'Elli 10 1 1'.A1:'Elli 10 1 1'.A100 'Elli 10 1 1'.D1:'Elli 10 1 1'.D100" chart:data-source-has-labels="column" svg:x="1.301cm" svg:y="1.648cm" svg:width="14.063cm" svg:height="6.213cm">
          <chartooo:coordinate-region svg:x="2.152cm" svg:y="1.849cm" svg:width="12.687cm" svg:height="4.961cm"/>
          <chart:axis chart:dimension="x" chart:name="primary-x" chart:style-name="ch4" chartooo:axis-type="auto">
            <chartooo:date-scale/>
            <chart:title svg:x="8.195cm" svg:y="8.04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0.451cm" svg:y="5.121cm" chart:style-name="ch6">
              <text:p>ratio</text:p>
            </chart:title>
            <chart:grid chart:style-name="ch7" chart:class="major"/>
          </chart:axis>
          <chart:series chart:style-name="ch8" chart:values-cell-range-address="'Elli 10 1 1'.D1:'Elli 10 1 1'.D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">
                <text:p>1</text:p>
                <draw:g>
                  <svg:desc>'Elli 10 1 1'.D1:'Elli 10 1 1'.D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02442532013064">
                <text:p>1.0244253201306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0976772696274">
                <text:p>1.0976772696274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21968221383485">
                <text:p>1.21968221383485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39032223162119">
                <text:p>1.39032223162119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60942767129944">
                <text:p>1.60942767129944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87678210095722">
                <text:p>1.87678210095722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2.19211707545057">
                <text:p>2.19211707545057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2.55513849974269">
                <text:p>2.55513849974269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2.96545842653022">
                <text:p>2.96545842653022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3.42271233449213">
                <text:p>3.42271233449213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3.92639907882145">
                <text:p>3.92639907882145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4.47606015265441">
                <text:p>4.47606015265441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5.07113973170289">
                <text:p>5.0711397317028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5.71104914842248">
                <text:p>5.7110491484224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6.39517281977967">
                <text:p>6.39517281977967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7.12282622746386">
                <text:p>7.12282622746386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7.89328838967922">
                <text:p>7.89328838967922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8.70578957778389">
                <text:p>8.70578957778389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9.55948985472978">
                <text:p>9.55948985472978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10.4536482485433">
                <text:p>10.4536482485433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1.3873614233289">
                <text:p>11.3873614233289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2.3595432385223">
                <text:p>12.3595432385223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3.3695896598586">
                <text:p>13.3695896598586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4.4160002627301">
                <text:p>14.4160002627301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5.4982641748882">
                <text:p>15.4982641748882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6.6148574060153">
                <text:p>16.6148574060153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7.7650652929196">
                <text:p>17.7650652929196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8.947520351019">
                <text:p>18.947520351019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0.1611355530208">
                <text:p>20.1611355530208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1.4045216426853">
                <text:p>21.4045216426853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2.6768131623677">
                <text:p>22.6768131623677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3.9762566684199">
                <text:p>23.9762566684199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5.3026953344254">
                <text:p>25.3026953344254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6.6532183715087">
                <text:p>26.6532183715087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8.0275096632515">
                <text:p>28.0275096632515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9.4241671667709">
                <text:p>29.4241671667709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30.8411006861304">
                <text:p>30.841100686130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32.2782604868495">
                <text:p>32.2782604868495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33.7324825290595">
                <text:p>33.7324825290595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35.2033569775505">
                <text:p>35.2033569775505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36.6895570815832">
                <text:p>36.6895570815832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38.1902028717348">
                <text:p>38.1902028717348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39.7022071791485">
                <text:p>39.7022071791485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41.2246594124451">
                <text:p>41.224659412445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42.756295378869">
                <text:p>42.756295378869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44.2958263438277">
                <text:p>44.2958263438277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45.8419851948415">
                <text:p>45.841985194841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47.391773867822">
                <text:p>47.391773867822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48.9451606827949">
                <text:p>48.9451606827949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50.5009904969711">
                <text:p>50.5009904969711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52.0547430726127">
                <text:p>52.0547430726127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53.6079034752369">
                <text:p>53.607903475236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55.1585984834519">
                <text:p>55.1585984834519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56.7042135647065">
                <text:p>56.7042135647065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58.2434336564832">
                <text:p>58.2434336564832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59.7751188875179">
                <text:p>59.7751188875179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61.2989767906164">
                <text:p>61.298976790616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62.8094977350789">
                <text:p>62.8094977350789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64.3094743247913">
                <text:p>64.309474324791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65.7960185728772">
                <text:p>65.7960185728772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67.2665482351124">
                <text:p>67.2665482351124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68.7235085000684">
                <text:p>68.7235085000684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70.1583141366179">
                <text:p>70.1583141366179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71.5782334346652">
                <text:p>71.578233434665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72.9719115831993">
                <text:p>72.9719115831993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74.346449222406">
                <text:p>74.346449222406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75.6991187744511">
                <text:p>75.6991187744511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77.0228615463653">
                <text:p>77.0228615463653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78.3217461824786">
                <text:p>78.3217461824786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79.5936772141112">
                <text:p>79.5936772141112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80.8375791317494">
                <text:p>80.8375791317494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82.0537977270869">
                <text:p>82.0537977270869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83.234487838587">
                <text:p>83.234487838587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84.3849803106881">
                <text:p>84.3849803106881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85.5010475550461">
                <text:p>85.5010475550461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86.5840591036166">
                <text:p>86.5840591036166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87.6325870993675">
                <text:p>87.6325870993675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88.6402897510578">
                <text:p>88.6402897510578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89.6109734993723">
                <text:p>89.6109734993723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90.5465135314441">
                <text:p>90.5465135314441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91.4389640368288">
                <text:p>91.4389640368288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92.2939830824068">
                <text:p>92.2939830824068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93.1049042772053">
                <text:p>93.1049042772053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93.8767713885503">
                <text:p>93.876771388550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94.6058854923901">
                <text:p>94.6058854923901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95.290451606902">
                <text:p>95.290451606902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95.9306968834268">
                <text:p>95.9306968834268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96.5235038074556">
                <text:p>96.5235038074556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97.0742671321314">
                <text:p>97.0742671321314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97.5739992867539">
                <text:p>97.5739992867539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98.036303630363">
                <text:p>98.03630363036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98.4421089644664">
                <text:p>98.4421089644664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98.8066708572327">
                <text:p>98.8066708572327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99.1226685088325">
                <text:p>99.1226685088325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99.3886428267095">
                <text:p>99.3886428267095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99.6093012158387">
                <text:p>99.60930121583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99.7787346011243">
                <text:p>99.7787346011243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99.9061342280539">
                <text:p>99.9061342280539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99.9750092465788">
                <text:p>99.9750092465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line" chart:style-name="ch1">
        <chart:title svg:x="6.15cm" svg:y="0.334cm" chart:style-name="ch2">
          <text:p>Distortion / angle u</text:p>
        </chart:title>
        <chart:plot-area chart:style-name="ch3" table:cell-range-address="'Elli 10 1 1'.A1:'Elli 10 1 1'.A100 'Elli 10 1 1'.E1:'Elli 10 1 1'.E100" chart:data-source-has-labels="column" svg:x="1.301cm" svg:y="1.648cm" svg:width="14.063cm" svg:height="6.214cm">
          <chartooo:coordinate-region svg:x="2.052cm" svg:y="1.849cm" svg:width="12.788cm" svg:height="4.962cm"/>
          <chart:axis chart:dimension="x" chart:name="primary-x" chart:style-name="ch4" chartooo:axis-type="auto">
            <chartooo:date-scale/>
            <chart:title svg:x="8.195cm" svg:y="8.041cm" chart:style-name="ch5">
              <text:p>u</text:p>
            </chart:title>
            <chart:categories table:cell-range-address="'Elli 10 1 1'.A1:'Elli 10 1 1'.A100"/>
          </chart:axis>
          <chart:axis chart:dimension="y" chart:name="primary-y" chart:style-name="ch4">
            <chart:title svg:x="0.451cm" svg:y="5.452cm" chart:style-name="ch6">
              <text:p>distortion</text:p>
            </chart:title>
            <chart:grid chart:style-name="ch7" chart:class="major"/>
          </chart:axis>
          <chart:series chart:style-name="ch8" chart:values-cell-range-address="'Elli 10 1 1'.E1:'Elli 10 1 1'.E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 1 1'.A1:'Elli 10 1 1'.A100</svg:desc>
                </draw:g>
              </table:table-cell>
              <table:table-cell office:value-type="float" office:value="1.03686">
                <text:p>1.03686</text:p>
                <draw:g>
                  <svg:desc>'Elli 10 1 1'.E1:'Elli 10 1 1'.E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10994">
                <text:p>1.1099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17498">
                <text:p>1.17498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22564">
                <text:p>1.22564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25991">
                <text:p>1.25991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27945">
                <text:p>1.27945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28809">
                <text:p>1.2880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28361">
                <text:p>1.28361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27631">
                <text:p>1.27631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.26757">
                <text:p>1.26757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.25828">
                <text:p>1.25828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.24895">
                <text:p>1.24895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1.2399">
                <text:p>1.239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1.23128">
                <text:p>1.2312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1.22318">
                <text:p>1.22318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1.21562">
                <text:p>1.21562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1.20858">
                <text:p>1.20858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1.20205">
                <text:p>1.20205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1.19601">
                <text:p>1.19601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1.1904">
                <text:p>1.1904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.18519">
                <text:p>1.18519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.18036">
                <text:p>1.18036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.17586">
                <text:p>1.17586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.17168">
                <text:p>1.17168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.16776">
                <text:p>1.16776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.16412">
                <text:p>1.16412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.16069">
                <text:p>1.16069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.15748">
                <text:p>1.15748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1.15446">
                <text:p>1.15446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1.15161">
                <text:p>1.15161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1.14893">
                <text:p>1.14893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1.14642">
                <text:p>1.14642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14173">
                <text:p>1.14173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13958">
                <text:p>1.13958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13752">
                <text:p>1.13752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13558">
                <text:p>1.13558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1337">
                <text:p>1.1337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12861">
                <text:p>1.12861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12704">
                <text:p>1.12704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12553">
                <text:p>1.12553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1241">
                <text:p>1.124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12271">
                <text:p>1.12271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12139">
                <text:p>1.12139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12009">
                <text:p>1.12009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11886">
                <text:p>1.11886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11767">
                <text:p>1.1176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11649">
                <text:p>1.11649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11538">
                <text:p>1.11538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11429">
                <text:p>1.1142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11323">
                <text:p>1.11323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11221">
                <text:p>1.11221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11122">
                <text:p>1.11122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1093">
                <text:p>1.1093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1084">
                <text:p>1.1084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1075">
                <text:p>1.1075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10663">
                <text:p>1.10663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1058">
                <text:p>1.1058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10494">
                <text:p>1.10494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0416">
                <text:p>1.10416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0333">
                <text:p>1.10333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0258">
                <text:p>1.10258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0183">
                <text:p>1.10183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0106">
                <text:p>1.10106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0033">
                <text:p>1.10033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09962">
                <text:p>1.09962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09892">
                <text:p>1.09892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09753">
                <text:p>1.09753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688">
                <text:p>1.09688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9622">
                <text:p>1.09622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9557">
                <text:p>1.09557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9494">
                <text:p>1.09494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9428">
                <text:p>1.0942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9367">
                <text:p>1.0936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9307">
                <text:p>1.09307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9245">
                <text:p>1.09245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9125">
                <text:p>1.09125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9068">
                <text:p>1.09068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901">
                <text:p>1.0901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8953">
                <text:p>1.08953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8895">
                <text:p>1.0889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8837">
                <text:p>1.08837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8783">
                <text:p>1.08783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8724">
                <text:p>1.08724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8613">
                <text:p>1.0861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8563">
                <text:p>1.08563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8508">
                <text:p>1.08508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8453">
                <text:p>1.0845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8401">
                <text:p>1.08401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8346">
                <text:p>1.08346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8296">
                <text:p>1.08296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8238">
                <text:p>1.08238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8238">
                <text:p>1.08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title svg:x="6.139cm" svg:y="0.314cm" chart:style-name="ch2">
          <text:p>E_min&amp;E_max / u</text:p>
        </chart:title>
        <chart:plot-area chart:style-name="ch3" table:cell-range-address="'Elli 100 1 1'.A1:'Elli 100 1 1'.C100" chart:data-source-has-labels="column" svg:x="0.77cm" svg:y="1.648cm" svg:width="14.594cm" svg:height="6.751cm">
          <chartooo:coordinate-region svg:x="1.621cm" svg:y="1.849cm" svg:width="13.224cm" svg:height="5.499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B1:'Elli 100 1 1'.B100" chart:class="chart:line">
            <chart:data-point chart:repeated="100"/>
          </chart:series>
          <chart:series chart:style-name="ch7" chart:values-cell-range-address="'Elli 100 1 1'.C1:'Elli 100 1 1'.C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100">
                <text:p>100</text:p>
                <draw:g>
                  <svg:desc>'Elli 100 1 1'.B1:'Elli 100 1 1'.B100</svg:desc>
                </draw:g>
              </table:table-cell>
              <table:table-cell office:value-type="float" office:value="100">
                <text:p>100</text:p>
                <draw:g>
                  <svg:desc>'Elli 100 1 1'.C1:'Elli 100 1 1'.C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53.7064">
                <text:p>53.7064</text:p>
              </table:table-cell>
              <table:table-cell office:value-type="float" office:value="15.491">
                <text:p>15.491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30.3374">
                <text:p>30.3374</text:p>
              </table:table-cell>
              <table:table-cell office:value-type="float" office:value="2.79212">
                <text:p>2.79212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20.7668">
                <text:p>20.7668</text:p>
              </table:table-cell>
              <table:table-cell office:value-type="float" office:value="0.895594">
                <text:p>0.895594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5.7285">
                <text:p>15.7285</text:p>
              </table:table-cell>
              <table:table-cell office:value-type="float" office:value="0.389104">
                <text:p>0.389104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2.6438">
                <text:p>12.6438</text:p>
              </table:table-cell>
              <table:table-cell office:value-type="float" office:value="0.202127">
                <text:p>0.202127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0.5671">
                <text:p>10.5671</text:p>
              </table:table-cell>
              <table:table-cell office:value-type="float" office:value="0.117998">
                <text:p>0.117998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9.07577">
                <text:p>9.07577</text:p>
              </table:table-cell>
              <table:table-cell office:value-type="float" office:value="0.0747559">
                <text:p>0.0747559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7.95385">
                <text:p>7.95385</text:p>
              </table:table-cell>
              <table:table-cell office:value-type="float" office:value="0.0503184">
                <text:p>0.0503184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7.07972">
                <text:p>7.07972</text:p>
              </table:table-cell>
              <table:table-cell office:value-type="float" office:value="0.0354858">
                <text:p>0.0354858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6.37975">
                <text:p>6.37975</text:p>
              </table:table-cell>
              <table:table-cell office:value-type="float" office:value="0.025964">
                <text:p>0.025964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5.80683">
                <text:p>5.80683</text:p>
              </table:table-cell>
              <table:table-cell office:value-type="float" office:value="0.0195805">
                <text:p>0.0195805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5.32939">
                <text:p>5.32939</text:p>
              </table:table-cell>
              <table:table-cell office:value-type="float" office:value="0.0151364">
                <text:p>0.0151364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.92554">
                <text:p>4.92554</text:p>
              </table:table-cell>
              <table:table-cell office:value-type="float" office:value="0.0119508">
                <text:p>0.0119508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.57956">
                <text:p>4.57956</text:p>
              </table:table-cell>
              <table:table-cell office:value-type="float" office:value="0.00960408">
                <text:p>0.00960408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4.27995">
                <text:p>4.27995</text:p>
              </table:table-cell>
              <table:table-cell office:value-type="float" office:value="0.00784147">
                <text:p>0.00784147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4.01803">
                <text:p>4.01803</text:p>
              </table:table-cell>
              <table:table-cell office:value-type="float" office:value="0.00648659">
                <text:p>0.00648659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3.78717">
                <text:p>3.78717</text:p>
              </table:table-cell>
              <table:table-cell office:value-type="float" office:value="0.00543039">
                <text:p>0.00543039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3.58222">
                <text:p>3.58222</text:p>
              </table:table-cell>
              <table:table-cell office:value-type="float" office:value="0.00459802">
                <text:p>0.00459802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3.3991">
                <text:p>3.3991</text:p>
              </table:table-cell>
              <table:table-cell office:value-type="float" office:value="0.00392795">
                <text:p>0.0039279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3.23454">
                <text:p>3.23454</text:p>
              </table:table-cell>
              <table:table-cell office:value-type="float" office:value="0.00338424">
                <text:p>0.00338424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3.08589">
                <text:p>3.08589</text:p>
              </table:table-cell>
              <table:table-cell office:value-type="float" office:value="0.00293876">
                <text:p>0.00293876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951">
                <text:p>2.951</text:p>
              </table:table-cell>
              <table:table-cell office:value-type="float" office:value="0.00256963">
                <text:p>0.00256963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82807">
                <text:p>2.82807</text:p>
              </table:table-cell>
              <table:table-cell office:value-type="float" office:value="0.00226163">
                <text:p>0.00226163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71561">
                <text:p>2.71561</text:p>
              </table:table-cell>
              <table:table-cell office:value-type="float" office:value="0.00200352">
                <text:p>0.00200352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61236">
                <text:p>2.61236</text:p>
              </table:table-cell>
              <table:table-cell office:value-type="float" office:value="0.00178295">
                <text:p>0.00178295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51728">
                <text:p>2.51728</text:p>
              </table:table-cell>
              <table:table-cell office:value-type="float" office:value="0.00159493">
                <text:p>0.00159493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42945">
                <text:p>2.42945</text:p>
              </table:table-cell>
              <table:table-cell office:value-type="float" office:value="0.00143374">
                <text:p>0.00143374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3481">
                <text:p>2.3481</text:p>
              </table:table-cell>
              <table:table-cell office:value-type="float" office:value="0.00129477">
                <text:p>0.00129477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27257">
                <text:p>2.27257</text:p>
              </table:table-cell>
              <table:table-cell office:value-type="float" office:value="0.0011735">
                <text:p>0.0011735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20227">
                <text:p>2.20227</text:p>
              </table:table-cell>
              <table:table-cell office:value-type="float" office:value="0.00106854">
                <text:p>0.00106854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13669">
                <text:p>2.13669</text:p>
              </table:table-cell>
              <table:table-cell office:value-type="float" office:value="0.000976215">
                <text:p>0.000976215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07541">
                <text:p>2.07541</text:p>
              </table:table-cell>
              <table:table-cell office:value-type="float" office:value="0.000894342">
                <text:p>0.000894342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.01802">
                <text:p>2.01802</text:p>
              </table:table-cell>
              <table:table-cell office:value-type="float" office:value="0.00082165">
                <text:p>0.00082165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1.9642">
                <text:p>1.9642</text:p>
              </table:table-cell>
              <table:table-cell office:value-type="float" office:value="0.000758169">
                <text:p>0.000758169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1.91363">
                <text:p>1.91363</text:p>
              </table:table-cell>
              <table:table-cell office:value-type="float" office:value="0.000700876">
                <text:p>0.000700876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1.86604">
                <text:p>1.86604</text:p>
              </table:table-cell>
              <table:table-cell office:value-type="float" office:value="0.000650147">
                <text:p>0.000650147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1.82121">
                <text:p>1.82121</text:p>
              </table:table-cell>
              <table:table-cell office:value-type="float" office:value="0.00060467">
                <text:p>0.00060467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1.7789">
                <text:p>1.7789</text:p>
              </table:table-cell>
              <table:table-cell office:value-type="float" office:value="0.000562791">
                <text:p>0.000562791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1.73894">
                <text:p>1.73894</text:p>
              </table:table-cell>
              <table:table-cell office:value-type="float" office:value="0.000525686">
                <text:p>0.000525686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1.70114">
                <text:p>1.70114</text:p>
              </table:table-cell>
              <table:table-cell office:value-type="float" office:value="0.000491918">
                <text:p>0.000491918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1.66535">
                <text:p>1.66535</text:p>
              </table:table-cell>
              <table:table-cell office:value-type="float" office:value="0.000461736">
                <text:p>0.000461736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1.63143">
                <text:p>1.63143</text:p>
              </table:table-cell>
              <table:table-cell office:value-type="float" office:value="0.000434314">
                <text:p>0.000434314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1.59925">
                <text:p>1.59925</text:p>
              </table:table-cell>
              <table:table-cell office:value-type="float" office:value="0.000408889">
                <text:p>0.000408889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1.5687">
                <text:p>1.5687</text:p>
              </table:table-cell>
              <table:table-cell office:value-type="float" office:value="0.000386121">
                <text:p>0.000386121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1.53966">
                <text:p>1.53966</text:p>
              </table:table-cell>
              <table:table-cell office:value-type="float" office:value="0.000365291">
                <text:p>0.000365291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1.51205">
                <text:p>1.51205</text:p>
              </table:table-cell>
              <table:table-cell office:value-type="float" office:value="0.000345578">
                <text:p>0.000345578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1.48577">
                <text:p>1.48577</text:p>
              </table:table-cell>
              <table:table-cell office:value-type="float" office:value="0.000327865">
                <text:p>0.000327865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1.46074">
                <text:p>1.46074</text:p>
              </table:table-cell>
              <table:table-cell office:value-type="float" office:value="0.000312379">
                <text:p>0.000312379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1.43689">
                <text:p>1.43689</text:p>
              </table:table-cell>
              <table:table-cell office:value-type="float" office:value="0.000296957">
                <text:p>0.00029695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1.41414">
                <text:p>1.41414</text:p>
              </table:table-cell>
              <table:table-cell office:value-type="float" office:value="0.000282687">
                <text:p>0.000282687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1.39245">
                <text:p>1.39245</text:p>
              </table:table-cell>
              <table:table-cell office:value-type="float" office:value="0.000269864">
                <text:p>0.000269864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1.37174">
                <text:p>1.37174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1.35197">
                <text:p>1.35197</text:p>
              </table:table-cell>
              <table:table-cell office:value-type="float" office:value="0.00024738">
                <text:p>0.00024738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1.33308">
                <text:p>1.33308</text:p>
              </table:table-cell>
              <table:table-cell office:value-type="float" office:value="0.000236804">
                <text:p>0.000236804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1.31504">
                <text:p>1.31504</text:p>
              </table:table-cell>
              <table:table-cell office:value-type="float" office:value="0.000227308">
                <text:p>0.000227308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1.29779">
                <text:p>1.29779</text:p>
              </table:table-cell>
              <table:table-cell office:value-type="float" office:value="0.000218842">
                <text:p>0.000218842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1.2813">
                <text:p>1.2813</text:p>
              </table:table-cell>
              <table:table-cell office:value-type="float" office:value="0.000210965">
                <text:p>0.000210965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1.26554">
                <text:p>1.26554</text:p>
              </table:table-cell>
              <table:table-cell office:value-type="float" office:value="0.000202933">
                <text:p>0.000202933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1.25046">
                <text:p>1.25046</text:p>
              </table:table-cell>
              <table:table-cell office:value-type="float" office:value="0.00019543">
                <text:p>0.0001954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1.23604">
                <text:p>1.23604</text:p>
              </table:table-cell>
              <table:table-cell office:value-type="float" office:value="0.00018891">
                <text:p>0.00018891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1.22224">
                <text:p>1.22224</text:p>
              </table:table-cell>
              <table:table-cell office:value-type="float" office:value="0.000182487">
                <text:p>0.000182487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1.20904">
                <text:p>1.20904</text:p>
              </table:table-cell>
              <table:table-cell office:value-type="float" office:value="0.000176635">
                <text:p>0.000176635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1.19642">
                <text:p>1.19642</text:p>
              </table:table-cell>
              <table:table-cell office:value-type="float" office:value="0.000171498">
                <text:p>0.000171498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1.18435">
                <text:p>1.18435</text:p>
              </table:table-cell>
              <table:table-cell office:value-type="float" office:value="0.000166032">
                <text:p>0.00016603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1.17281">
                <text:p>1.17281</text:p>
              </table:table-cell>
              <table:table-cell office:value-type="float" office:value="0.000161223">
                <text:p>0.000161223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1.16177">
                <text:p>1.16177</text:p>
              </table:table-cell>
              <table:table-cell office:value-type="float" office:value="0.000156715">
                <text:p>0.000156715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1.15122">
                <text:p>1.15122</text:p>
              </table:table-cell>
              <table:table-cell office:value-type="float" office:value="0.000152639">
                <text:p>0.000152639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1.14114">
                <text:p>1.14114</text:p>
              </table:table-cell>
              <table:table-cell office:value-type="float" office:value="0.000148982">
                <text:p>0.000148982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1.13151">
                <text:p>1.13151</text:p>
              </table:table-cell>
              <table:table-cell office:value-type="float" office:value="0.000144777">
                <text:p>0.000144777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1.12231">
                <text:p>1.12231</text:p>
              </table:table-cell>
              <table:table-cell office:value-type="float" office:value="0.000141276">
                <text:p>0.000141276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1.11354">
                <text:p>1.11354</text:p>
              </table:table-cell>
              <table:table-cell office:value-type="float" office:value="0.000138294">
                <text:p>0.000138294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1.10517">
                <text:p>1.10517</text:p>
              </table:table-cell>
              <table:table-cell office:value-type="float" office:value="0.00013459">
                <text:p>0.00013459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1.0972">
                <text:p>1.0972</text:p>
              </table:table-cell>
              <table:table-cell office:value-type="float" office:value="0.000131999">
                <text:p>0.000131999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1.08961">
                <text:p>1.08961</text:p>
              </table:table-cell>
              <table:table-cell office:value-type="float" office:value="0.000129275">
                <text:p>0.000129275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1.08238">
                <text:p>1.08238</text:p>
              </table:table-cell>
              <table:table-cell office:value-type="float" office:value="0.000126872">
                <text:p>0.000126872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1.07552">
                <text:p>1.07552</text:p>
              </table:table-cell>
              <table:table-cell office:value-type="float" office:value="0.000124471">
                <text:p>0.00012447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1.069">
                <text:p>1.069</text:p>
              </table:table-cell>
              <table:table-cell office:value-type="float" office:value="0.000122078">
                <text:p>0.00012207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1.06283">
                <text:p>1.06283</text:p>
              </table:table-cell>
              <table:table-cell office:value-type="float" office:value="0.000120119">
                <text:p>0.000120119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1.05698">
                <text:p>1.05698</text:p>
              </table:table-cell>
              <table:table-cell office:value-type="float" office:value="0.000118295">
                <text:p>0.000118295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1.05146">
                <text:p>1.05146</text:p>
              </table:table-cell>
              <table:table-cell office:value-type="float" office:value="0.000116308">
                <text:p>0.000116308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1.04625">
                <text:p>1.04625</text:p>
              </table:table-cell>
              <table:table-cell office:value-type="float" office:value="0.000114441">
                <text:p>0.000114441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1.04134">
                <text:p>1.04134</text:p>
              </table:table-cell>
              <table:table-cell office:value-type="float" office:value="0.000112983">
                <text:p>0.000112983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1.03674">
                <text:p>1.03674</text:p>
              </table:table-cell>
              <table:table-cell office:value-type="float" office:value="0.000111492">
                <text:p>0.000111492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1.03243">
                <text:p>1.03243</text:p>
              </table:table-cell>
              <table:table-cell office:value-type="float" office:value="0.000110253">
                <text:p>0.00011025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1.02841">
                <text:p>1.02841</text:p>
              </table:table-cell>
              <table:table-cell office:value-type="float" office:value="0.000108829">
                <text:p>0.000108829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1.02467">
                <text:p>1.02467</text:p>
              </table:table-cell>
              <table:table-cell office:value-type="float" office:value="0.000107646">
                <text:p>0.000107646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1.02122">
                <text:p>1.02122</text:p>
              </table:table-cell>
              <table:table-cell office:value-type="float" office:value="0.00010642">
                <text:p>0.00010642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1.01803">
                <text:p>1.01803</text:p>
              </table:table-cell>
              <table:table-cell office:value-type="float" office:value="0.000105567">
                <text:p>0.000105567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1.01511">
                <text:p>1.01511</text:p>
              </table:table-cell>
              <table:table-cell office:value-type="float" office:value="0.000104522">
                <text:p>0.000104522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1.01246">
                <text:p>1.01246</text:p>
              </table:table-cell>
              <table:table-cell office:value-type="float" office:value="0.000103986">
                <text:p>0.000103986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1.01008">
                <text:p>1.01008</text:p>
              </table:table-cell>
              <table:table-cell office:value-type="float" office:value="0.000103113">
                <text:p>0.000103113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1.00795">
                <text:p>1.00795</text:p>
              </table:table-cell>
              <table:table-cell office:value-type="float" office:value="0.000102602">
                <text:p>0.000102602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1.00608">
                <text:p>1.00608</text:p>
              </table:table-cell>
              <table:table-cell office:value-type="float" office:value="0.000101753">
                <text:p>0.000101753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1.00446">
                <text:p>1.00446</text:p>
              </table:table-cell>
              <table:table-cell office:value-type="float" office:value="0.000101263">
                <text:p>0.000101263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1.00309">
                <text:p>1.00309</text:p>
              </table:table-cell>
              <table:table-cell office:value-type="float" office:value="0.000100989">
                <text:p>0.000100989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1.00198">
                <text:p>1.00198</text:p>
              </table:table-cell>
              <table:table-cell office:value-type="float" office:value="0.000100514">
                <text:p>0.000100514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1.00111">
                <text:p>1.00111</text:p>
              </table:table-cell>
              <table:table-cell office:value-type="float" office:value="0.000100532">
                <text:p>0.000100532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.00049">
                <text:p>1.0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1.00012">
                <text:p>1.00012</text:p>
              </table:table-cell>
              <table:table-cell office:value-type="float" office:value="0.000100235">
                <text:p>0.000100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line" chart:style-name="ch1">
        <chart:title svg:x="6.538cm" svg:y="0.314cm" chart:style-name="ch2">
          <text:p>Aniso ratio / u</text:p>
        </chart:title>
        <chart:plot-area chart:style-name="ch3" table:cell-range-address="'Elli 100 1 1'.A1:'Elli 100 1 1'.A100 'Elli 100 1 1'.D1:'Elli 100 1 1'.D100" chart:data-source-has-labels="column" svg:x="0.77cm" svg:y="1.648cm" svg:width="14.593cm" svg:height="6.751cm">
          <chartooo:coordinate-region svg:x="2.021cm" svg:y="1.85cm" svg:width="12.819cm" svg:height="5.498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D1:'Elli 100 1 1'.D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1">
                <text:p>1</text:p>
                <draw:g>
                  <svg:desc>'Elli 100 1 1'.D1:'Elli 100 1 1'.D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3.46694209541024">
                <text:p>3.4669420954102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0.8653639528387">
                <text:p>10.865363952838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23.187739087131">
                <text:p>23.187739087131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40.4223549488055">
                <text:p>40.4223549488055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62.5537409648389">
                <text:p>62.5537409648389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89.5532127663181">
                <text:p>89.5532127663181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21.405400777731">
                <text:p>121.405400777731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58.070407644122">
                <text:p>158.070407644122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99.50853580869">
                <text:p>199.50853580869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245.715221075335">
                <text:p>245.715221075335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296.561885549399">
                <text:p>296.561885549399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352.090985967601">
                <text:p>352.090985967601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412.151487766509">
                <text:p>412.151487766509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476.834845190794">
                <text:p>476.834845190794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545.809650486452">
                <text:p>545.809650486452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619.436406494013">
                <text:p>619.436406494013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697.402948959467">
                <text:p>697.402948959467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779.078820883772">
                <text:p>779.078820883772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865.362339133645">
                <text:p>865.362339133645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955.765548542657">
                <text:p>955.765548542657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1050.06533367815">
                <text:p>1050.06533367815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1148.41436315734">
                <text:p>1148.41436315734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1250.45652914049">
                <text:p>1250.45652914049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1355.41946174732">
                <text:p>1355.41946174732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1465.18971367677">
                <text:p>1465.18971367677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1578.30124206078">
                <text:p>1578.30124206078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1694.48435560143">
                <text:p>1694.48435560143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1813.52672675456">
                <text:p>1813.52672675456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1936.57435023434">
                <text:p>1936.57435023434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061.008478859">
                <text:p>2061.008478859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188.74940458813">
                <text:p>2188.74940458813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320.59994946005">
                <text:p>2320.59994946005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456.05793220958">
                <text:p>2456.05793220958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590.71526269209">
                <text:p>2590.71526269209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730.34031697476">
                <text:p>2730.34031697476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870.18166660771">
                <text:p>2870.18166660771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3011.90732134884">
                <text:p>3011.90732134884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3160.85367392158">
                <text:p>3160.85367392158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3307.94428613279">
                <text:p>3307.94428613279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3458.17798901443">
                <text:p>3458.17798901443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3606.71465945908">
                <text:p>3606.71465945908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3756.33758064442">
                <text:p>3756.33758064442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3911.20817630213">
                <text:p>3911.20817630213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4062.71609158787">
                <text:p>4062.71609158787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4214.88621400473">
                <text:p>4214.8862140047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4375.4232040234">
                <text:p>4375.4232040234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4531.65174690803">
                <text:p>4531.65174690803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4676.17861636025">
                <text:p>4676.17861636025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4838.71402256892">
                <text:p>4838.71402256892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5002.49392437572">
                <text:p>5002.49392437572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5159.82124329292">
                <text:p>5159.82124329292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5316.82170542636">
                <text:p>5316.82170542636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5465.15482254022">
                <text:p>5465.15482254022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5629.46571848449">
                <text:p>5629.46571848449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5785.27812483503">
                <text:p>5785.27812483503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5930.26018771534">
                <text:p>5930.26018771534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6073.51930414998">
                <text:p>6073.51930414998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6236.24546032434">
                <text:p>6236.24546032434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6398.5058588753">
                <text:p>6398.5058588753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6543.00989889365">
                <text:p>6543.00989889365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6697.68257464915">
                <text:p>6697.68257464915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6844.84954850398">
                <text:p>6844.84954850398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6976.29126870284">
                <text:p>6976.29126870284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7133.26346728342">
                <text:p>7133.26346728342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7274.45835891901">
                <text:p>7274.45835891901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7413.2661200268">
                <text:p>7413.2661200268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7542.10915952017">
                <text:p>7542.10915952017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7659.58303687694">
                <text:p>7659.58303687694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7815.53699828011">
                <text:p>7815.53699828011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7944.09524618477">
                <text:p>7944.09524618477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8051.97622456506">
                <text:p>8051.97622456506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8211.38271788394">
                <text:p>8211.38271788394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8312.18418321351">
                <text:p>8312.18418321351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8428.62115644943">
                <text:p>8428.62115644943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8531.27561636925">
                <text:p>8531.27561636925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8640.72755902981">
                <text:p>8640.72755902981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8756.6965382788">
                <text:p>8756.6965382788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8848.14225892657">
                <text:p>8848.14225892657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8935.11982754977">
                <text:p>8935.11982754977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9040.30677167521">
                <text:p>9040.30677167521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9142.26544682412">
                <text:p>9142.26544682412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9216.78482603577">
                <text:p>9216.78482603577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9298.78376923905">
                <text:p>9298.78376923905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9364.18963656318">
                <text:p>9364.18963656318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9449.77901110917">
                <text:p>9449.77901110917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9518.88597811345">
                <text:p>9518.88597811345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9596.12854726555">
                <text:p>9596.12854726555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9643.44918393059">
                <text:p>9643.44918393059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9711.92667572377">
                <text:p>9711.92667572377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9736.50299078722">
                <text:p>9736.50299078722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9795.85503282806">
                <text:p>9795.85503282806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9823.88257538839">
                <text:p>9823.88257538839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9887.47260523031">
                <text:p>9887.47260523031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9919.31900101715">
                <text:p>9919.31900101715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9932.6659339136">
                <text:p>9932.6659339136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9968.56159340987">
                <text:p>9968.561593409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9958.12278677436">
                <text:p>9958.12278677436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10011.9784687774">
                <text:p>10011.9784687774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9977.75228213698">
                <text:p>9977.752282136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line" chart:style-name="ch1">
        <chart:title svg:x="6.649cm" svg:y="0.314cm" chart:style-name="ch2">
          <text:p>Distortion / u</text:p>
        </chart:title>
        <chart:plot-area chart:style-name="ch3" table:cell-range-address="'Elli 100 1 1'.A1:'Elli 100 1 1'.A100 'Elli 100 1 1'.E1:'Elli 100 1 1'.E100" chart:data-source-has-labels="column" svg:x="0.77cm" svg:y="1.648cm" svg:width="14.594cm" svg:height="6.751cm">
          <chartooo:coordinate-region svg:x="1.221cm" svg:y="1.85cm" svg:width="13.625cm" svg:height="5.498cm"/>
          <chart:axis chart:dimension="x" chart:name="primary-x" chart:style-name="ch4" chartooo:axis-type="auto">
            <chartooo:date-scale/>
            <chart:categories table:cell-range-address="'Elli 100 1 1'.A1:'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lli 100 1 1'.E1:'Elli 100 1 1'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Elli 100 1 1'.A1:'Elli 100 1 1'.A100</svg:desc>
                </draw:g>
              </table:table-cell>
              <table:table-cell office:value-type="float" office:value="6.45538">
                <text:p>6.45538</text:p>
                <draw:g>
                  <svg:desc>'Elli 100 1 1'.E1:'Elli 100 1 1'.E100</svg:desc>
                </draw:g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7.35953">
                <text:p>7.35953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4.69391">
                <text:p>4.69391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3.72203">
                <text:p>3.72203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3.25827">
                <text:p>3.25827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2.99192">
                <text:p>2.99192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2.82062">
                <text:p>2.82062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2.70138">
                <text:p>2.70138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2.61372">
                <text:p>2.61372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2.54694">
                <text:p>2.54694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2.4937">
                <text:p>2.4937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2.45099">
                <text:p>2.45099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2.41533">
                <text:p>2.41533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2.38586">
                <text:p>2.38586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2.35996">
                <text:p>2.35996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2.33866">
                <text:p>2.33866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2.31985">
                <text:p>2.31985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2.30192">
                <text:p>2.30192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2.28745">
                <text:p>2.28745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2.2743">
                <text:p>2.2743</text:p>
              </table:table-cell>
            </table:table-row>
            <table:table-row>
              <table:table-cell office:value-type="float" office:value="0.314159">
                <text:p>0</text:p>
              </table:table-cell>
              <table:table-cell office:value-type="float" office:value="2.26226">
                <text:p>2.26226</text:p>
              </table:table-cell>
            </table:table-row>
            <table:table-row>
              <table:table-cell office:value-type="float" office:value="0.329867">
                <text:p>0</text:p>
              </table:table-cell>
              <table:table-cell office:value-type="float" office:value="2.25167">
                <text:p>2.25167</text:p>
              </table:table-cell>
            </table:table-row>
            <table:table-row>
              <table:table-cell office:value-type="float" office:value="0.345575">
                <text:p>0</text:p>
              </table:table-cell>
              <table:table-cell office:value-type="float" office:value="2.2418">
                <text:p>2.2418</text:p>
              </table:table-cell>
            </table:table-row>
            <table:table-row>
              <table:table-cell office:value-type="float" office:value="0.361283">
                <text:p>0</text:p>
              </table:table-cell>
              <table:table-cell office:value-type="float" office:value="2.23175">
                <text:p>2.23175</text:p>
              </table:table-cell>
            </table:table-row>
            <table:table-row>
              <table:table-cell office:value-type="float" office:value="0.376991">
                <text:p>0</text:p>
              </table:table-cell>
              <table:table-cell office:value-type="float" office:value="2.22441">
                <text:p>2.22441</text:p>
              </table:table-cell>
            </table:table-row>
            <table:table-row>
              <table:table-cell office:value-type="float" office:value="0.392699">
                <text:p>0</text:p>
              </table:table-cell>
              <table:table-cell office:value-type="float" office:value="2.21702">
                <text:p>2.21702</text:p>
              </table:table-cell>
            </table:table-row>
            <table:table-row>
              <table:table-cell office:value-type="float" office:value="0.408407">
                <text:p>0</text:p>
              </table:table-cell>
              <table:table-cell office:value-type="float" office:value="2.20987">
                <text:p>2.20987</text:p>
              </table:table-cell>
            </table:table-row>
            <table:table-row>
              <table:table-cell office:value-type="float" office:value="0.424115">
                <text:p>0</text:p>
              </table:table-cell>
              <table:table-cell office:value-type="float" office:value="2.20293">
                <text:p>2.20293</text:p>
              </table:table-cell>
            </table:table-row>
            <table:table-row>
              <table:table-cell office:value-type="float" office:value="0.439823">
                <text:p>0</text:p>
              </table:table-cell>
              <table:table-cell office:value-type="float" office:value="2.19741">
                <text:p>2.19741</text:p>
              </table:table-cell>
            </table:table-row>
            <table:table-row>
              <table:table-cell office:value-type="float" office:value="0.455531">
                <text:p>0</text:p>
              </table:table-cell>
              <table:table-cell office:value-type="float" office:value="2.19058">
                <text:p>2.19058</text:p>
              </table:table-cell>
            </table:table-row>
            <table:table-row>
              <table:table-cell office:value-type="float" office:value="0.471239">
                <text:p>0</text:p>
              </table:table-cell>
              <table:table-cell office:value-type="float" office:value="2.18495">
                <text:p>2.18495</text:p>
              </table:table-cell>
            </table:table-row>
            <table:table-row>
              <table:table-cell office:value-type="float" office:value="0.486947">
                <text:p>0</text:p>
              </table:table-cell>
              <table:table-cell office:value-type="float" office:value="2.18062">
                <text:p>2.18062</text:p>
              </table:table-cell>
            </table:table-row>
            <table:table-row>
              <table:table-cell office:value-type="float" office:value="0.502655">
                <text:p>0</text:p>
              </table:table-cell>
              <table:table-cell office:value-type="float" office:value="2.17697">
                <text:p>2.17697</text:p>
              </table:table-cell>
            </table:table-row>
            <table:table-row>
              <table:table-cell office:value-type="float" office:value="0.518363">
                <text:p>0</text:p>
              </table:table-cell>
              <table:table-cell office:value-type="float" office:value="2.17101">
                <text:p>2.17101</text:p>
              </table:table-cell>
            </table:table-row>
            <table:table-row>
              <table:table-cell office:value-type="float" office:value="0.534071">
                <text:p>0</text:p>
              </table:table-cell>
              <table:table-cell office:value-type="float" office:value="2.16772">
                <text:p>2.16772</text:p>
              </table:table-cell>
            </table:table-row>
            <table:table-row>
              <table:table-cell office:value-type="float" office:value="0.549779">
                <text:p>0</text:p>
              </table:table-cell>
              <table:table-cell office:value-type="float" office:value="2.16289">
                <text:p>2.16289</text:p>
              </table:table-cell>
            </table:table-row>
            <table:table-row>
              <table:table-cell office:value-type="float" office:value="0.565487">
                <text:p>0</text:p>
              </table:table-cell>
              <table:table-cell office:value-type="float" office:value="2.15852">
                <text:p>2.15852</text:p>
              </table:table-cell>
            </table:table-row>
            <table:table-row>
              <table:table-cell office:value-type="float" office:value="0.581195">
                <text:p>0</text:p>
              </table:table-cell>
              <table:table-cell office:value-type="float" office:value="2.15738">
                <text:p>2.15738</text:p>
              </table:table-cell>
            </table:table-row>
            <table:table-row>
              <table:table-cell office:value-type="float" office:value="0.596903">
                <text:p>0</text:p>
              </table:table-cell>
              <table:table-cell office:value-type="float" office:value="2.15349">
                <text:p>2.15349</text:p>
              </table:table-cell>
            </table:table-row>
            <table:table-row>
              <table:table-cell office:value-type="float" office:value="0.612611">
                <text:p>0</text:p>
              </table:table-cell>
              <table:table-cell office:value-type="float" office:value="2.15105">
                <text:p>2.15105</text:p>
              </table:table-cell>
            </table:table-row>
            <table:table-row>
              <table:table-cell office:value-type="float" office:value="0.628319">
                <text:p>0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float" office:value="0.644026">
                <text:p>0</text:p>
              </table:table-cell>
              <table:table-cell office:value-type="float" office:value="2.14326">
                <text:p>2.14326</text:p>
              </table:table-cell>
            </table:table-row>
            <table:table-row>
              <table:table-cell office:value-type="float" office:value="0.659734">
                <text:p>0</text:p>
              </table:table-cell>
              <table:table-cell office:value-type="float" office:value="2.14162">
                <text:p>2.14162</text:p>
              </table:table-cell>
            </table:table-row>
            <table:table-row>
              <table:table-cell office:value-type="float" office:value="0.675442">
                <text:p>0</text:p>
              </table:table-cell>
              <table:table-cell office:value-type="float" office:value="2.13764">
                <text:p>2.13764</text:p>
              </table:table-cell>
            </table:table-row>
            <table:table-row>
              <table:table-cell office:value-type="float" office:value="0.69115">
                <text:p>0</text:p>
              </table:table-cell>
              <table:table-cell office:value-type="float" office:value="2.13423">
                <text:p>2.13423</text:p>
              </table:table-cell>
            </table:table-row>
            <table:table-row>
              <table:table-cell office:value-type="float" office:value="0.706858">
                <text:p>0</text:p>
              </table:table-cell>
              <table:table-cell office:value-type="float" office:value="2.13403">
                <text:p>2.13403</text:p>
              </table:table-cell>
            </table:table-row>
            <table:table-row>
              <table:table-cell office:value-type="float" office:value="0.722566">
                <text:p>0</text:p>
              </table:table-cell>
              <table:table-cell office:value-type="float" office:value="2.13112">
                <text:p>2.13112</text:p>
              </table:table-cell>
            </table:table-row>
            <table:table-row>
              <table:table-cell office:value-type="float" office:value="0.738274">
                <text:p>0</text:p>
              </table:table-cell>
              <table:table-cell office:value-type="float" office:value="2.12428">
                <text:p>2.12428</text:p>
              </table:table-cell>
            </table:table-row>
            <table:table-row>
              <table:table-cell office:value-type="float" office:value="0.753982">
                <text:p>0</text:p>
              </table:table-cell>
              <table:table-cell office:value-type="float" office:value="2.12528">
                <text:p>2.12528</text:p>
              </table:table-cell>
            </table:table-row>
            <table:table-row>
              <table:table-cell office:value-type="float" office:value="0.76969">
                <text:p>0</text:p>
              </table:table-cell>
              <table:table-cell office:value-type="float" office:value="2.12497">
                <text:p>2.12497</text:p>
              </table:table-cell>
            </table:table-row>
            <table:table-row>
              <table:table-cell office:value-type="float" office:value="0.785398">
                <text:p>0</text:p>
              </table:table-cell>
              <table:table-cell office:value-type="float" office:value="2.12234">
                <text:p>2.12234</text:p>
              </table:table-cell>
            </table:table-row>
            <table:table-row>
              <table:table-cell office:value-type="float" office:value="0.801106">
                <text:p>0</text:p>
              </table:table-cell>
              <table:table-cell office:value-type="float" office:value="2.1203">
                <text:p>2.1203</text:p>
              </table:table-cell>
            </table:table-row>
            <table:table-row>
              <table:table-cell office:value-type="float" office:value="0.816814">
                <text:p>0</text:p>
              </table:table-cell>
              <table:table-cell office:value-type="float" office:value="2.11569">
                <text:p>2.11569</text:p>
              </table:table-cell>
            </table:table-row>
            <table:table-row>
              <table:table-cell office:value-type="float" office:value="0.832522">
                <text:p>0</text:p>
              </table:table-cell>
              <table:table-cell office:value-type="float" office:value="2.11698">
                <text:p>2.11698</text:p>
              </table:table-cell>
            </table:table-row>
            <table:table-row>
              <table:table-cell office:value-type="float" office:value="0.84823">
                <text:p>0</text:p>
              </table:table-cell>
              <table:table-cell office:value-type="float" office:value="2.11455">
                <text:p>2.11455</text:p>
              </table:table-cell>
            </table:table-row>
            <table:table-row>
              <table:table-cell office:value-type="float" office:value="0.863938">
                <text:p>0</text:p>
              </table:table-cell>
              <table:table-cell office:value-type="float" office:value="2.10988">
                <text:p>2.10988</text:p>
              </table:table-cell>
            </table:table-row>
            <table:table-row>
              <table:table-cell office:value-type="float" office:value="0.879646">
                <text:p>0</text:p>
              </table:table-cell>
              <table:table-cell office:value-type="float" office:value="2.10588">
                <text:p>2.10588</text:p>
              </table:table-cell>
            </table:table-row>
            <table:table-row>
              <table:table-cell office:value-type="float" office:value="0.895354">
                <text:p>0</text:p>
              </table:table-cell>
              <table:table-cell office:value-type="float" office:value="2.10774">
                <text:p>2.10774</text:p>
              </table:table-cell>
            </table:table-row>
            <table:table-row>
              <table:table-cell office:value-type="float" office:value="0.911062">
                <text:p>0</text:p>
              </table:table-cell>
              <table:table-cell office:value-type="float" office:value="2.10832">
                <text:p>2.10832</text:p>
              </table:table-cell>
            </table:table-row>
            <table:table-row>
              <table:table-cell office:value-type="float" office:value="0.92677">
                <text:p>0</text:p>
              </table:table-cell>
              <table:table-cell office:value-type="float" office:value="2.10448">
                <text:p>2.10448</text:p>
              </table:table-cell>
            </table:table-row>
            <table:table-row>
              <table:table-cell office:value-type="float" office:value="0.942478">
                <text:p>0</text:p>
              </table:table-cell>
              <table:table-cell office:value-type="float" office:value="2.10482">
                <text:p>2.10482</text:p>
              </table:table-cell>
            </table:table-row>
            <table:table-row>
              <table:table-cell office:value-type="float" office:value="0.958186">
                <text:p>0</text:p>
              </table:table-cell>
              <table:table-cell office:value-type="float" office:value="2.10292">
                <text:p>2.10292</text:p>
              </table:table-cell>
            </table:table-row>
            <table:table-row>
              <table:table-cell office:value-type="float" office:value="0.973894">
                <text:p>0</text:p>
              </table:table-cell>
              <table:table-cell office:value-type="float" office:value="2.09803">
                <text:p>2.09803</text:p>
              </table:table-cell>
            </table:table-row>
            <table:table-row>
              <table:table-cell office:value-type="float" office:value="0.989602">
                <text:p>0</text:p>
              </table:table-cell>
              <table:table-cell office:value-type="float" office:value="2.1007">
                <text:p>2.1007</text:p>
              </table:table-cell>
            </table:table-row>
            <table:table-row>
              <table:table-cell office:value-type="float" office:value="1.00531">
                <text:p/>
              </table:table-cell>
              <table:table-cell office:value-type="float" office:value="2.09845">
                <text:p>2.09845</text:p>
              </table:table-cell>
            </table:table-row>
            <table:table-row>
              <table:table-cell office:value-type="float" office:value="1.02102">
                <text:p/>
              </table:table-cell>
              <table:table-cell office:value-type="float" office:value="2.09699">
                <text:p>2.09699</text:p>
              </table:table-cell>
            </table:table-row>
            <table:table-row>
              <table:table-cell office:value-type="float" office:value="1.03673">
                <text:p/>
              </table:table-cell>
              <table:table-cell office:value-type="float" office:value="2.09387">
                <text:p>2.09387</text:p>
              </table:table-cell>
            </table:table-row>
            <table:table-row>
              <table:table-cell office:value-type="float" office:value="1.05243">
                <text:p/>
              </table:table-cell>
              <table:table-cell office:value-type="float" office:value="2.08928">
                <text:p>2.08928</text:p>
              </table:table-cell>
            </table:table-row>
            <table:table-row>
              <table:table-cell office:value-type="float" office:value="1.06814">
                <text:p/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float" office:value="1.08385">
                <text:p/>
              </table:table-cell>
              <table:table-cell office:value-type="float" office:value="2.09161">
                <text:p>2.09161</text:p>
              </table:table-cell>
            </table:table-row>
            <table:table-row>
              <table:table-cell office:value-type="float" office:value="1.09956">
                <text:p/>
              </table:table-cell>
              <table:table-cell office:value-type="float" office:value="2.08657">
                <text:p>2.08657</text:p>
              </table:table-cell>
            </table:table-row>
            <table:table-row>
              <table:table-cell office:value-type="float" office:value="1.11527">
                <text:p/>
              </table:table-cell>
              <table:table-cell office:value-type="float" office:value="2.09387">
                <text:p>2.09387</text:p>
              </table:table-cell>
            </table:table-row>
            <table:table-row>
              <table:table-cell office:value-type="float" office:value="1.13097">
                <text:p/>
              </table:table-cell>
              <table:table-cell office:value-type="float" office:value="2.08687">
                <text:p>2.08687</text:p>
              </table:table-cell>
            </table:table-row>
            <table:table-row>
              <table:table-cell office:value-type="float" office:value="1.14668">
                <text:p/>
              </table:table-cell>
              <table:table-cell office:value-type="float" office:value="2.08659">
                <text:p>2.08659</text:p>
              </table:table-cell>
            </table:table-row>
            <table:table-row>
              <table:table-cell office:value-type="float" office:value="1.16239">
                <text:p/>
              </table:table-cell>
              <table:table-cell office:value-type="float" office:value="2.08335">
                <text:p>2.08335</text:p>
              </table:table-cell>
            </table:table-row>
            <table:table-row>
              <table:table-cell office:value-type="float" office:value="1.1781">
                <text:p/>
              </table:table-cell>
              <table:table-cell office:value-type="float" office:value="2.08266">
                <text:p>2.08266</text:p>
              </table:table-cell>
            </table:table-row>
            <table:table-row>
              <table:table-cell office:value-type="float" office:value="1.19381">
                <text:p/>
              </table:table-cell>
              <table:table-cell office:value-type="float" office:value="2.08345">
                <text:p>2.08345</text:p>
              </table:table-cell>
            </table:table-row>
            <table:table-row>
              <table:table-cell office:value-type="float" office:value="1.20951">
                <text:p/>
              </table:table-cell>
              <table:table-cell office:value-type="float" office:value="2.07977">
                <text:p>2.07977</text:p>
              </table:table-cell>
            </table:table-row>
            <table:table-row>
              <table:table-cell office:value-type="float" office:value="1.22522">
                <text:p/>
              </table:table-cell>
              <table:table-cell office:value-type="float" office:value="2.07699">
                <text:p>2.07699</text:p>
              </table:table-cell>
            </table:table-row>
            <table:table-row>
              <table:table-cell office:value-type="float" office:value="1.24093">
                <text:p/>
              </table:table-cell>
              <table:table-cell office:value-type="float" office:value="2.0784">
                <text:p>2.0784</text:p>
              </table:table-cell>
            </table:table-row>
            <table:table-row>
              <table:table-cell office:value-type="float" office:value="1.25664">
                <text:p/>
              </table:table-cell>
              <table:table-cell office:value-type="float" office:value="2.07893">
                <text:p>2.07893</text:p>
              </table:table-cell>
            </table:table-row>
            <table:table-row>
              <table:table-cell office:value-type="float" office:value="1.27235">
                <text:p/>
              </table:table-cell>
              <table:table-cell office:value-type="float" office:value="2.07514">
                <text:p>2.07514</text:p>
              </table:table-cell>
            </table:table-row>
            <table:table-row>
              <table:table-cell office:value-type="float" office:value="1.28805">
                <text:p/>
              </table:table-cell>
              <table:table-cell office:value-type="float" office:value="2.07453">
                <text:p>2.07453</text:p>
              </table:table-cell>
            </table:table-row>
            <table:table-row>
              <table:table-cell office:value-type="float" office:value="1.30376">
                <text:p/>
              </table:table-cell>
              <table:table-cell office:value-type="float" office:value="2.07121">
                <text:p>2.07121</text:p>
              </table:table-cell>
            </table:table-row>
            <table:table-row>
              <table:table-cell office:value-type="float" office:value="1.31947">
                <text:p/>
              </table:table-cell>
              <table:table-cell office:value-type="float" office:value="2.07283">
                <text:p>2.07283</text:p>
              </table:table-cell>
            </table:table-row>
            <table:table-row>
              <table:table-cell office:value-type="float" office:value="1.33518">
                <text:p/>
              </table:table-cell>
              <table:table-cell office:value-type="float" office:value="2.07125">
                <text:p>2.07125</text:p>
              </table:table-cell>
            </table:table-row>
            <table:table-row>
              <table:table-cell office:value-type="float" office:value="1.35088">
                <text:p/>
              </table:table-cell>
              <table:table-cell office:value-type="float" office:value="2.07237">
                <text:p>2.07237</text:p>
              </table:table-cell>
            </table:table-row>
            <table:table-row>
              <table:table-cell office:value-type="float" office:value="1.36659">
                <text:p/>
              </table:table-cell>
              <table:table-cell office:value-type="float" office:value="2.06856">
                <text:p>2.06856</text:p>
              </table:table-cell>
            </table:table-row>
            <table:table-row>
              <table:table-cell office:value-type="float" office:value="1.3823">
                <text:p/>
              </table:table-cell>
              <table:table-cell office:value-type="float" office:value="2.07028">
                <text:p>2.07028</text:p>
              </table:table-cell>
            </table:table-row>
            <table:table-row>
              <table:table-cell office:value-type="float" office:value="1.39801">
                <text:p/>
              </table:table-cell>
              <table:table-cell office:value-type="float" office:value="2.06415">
                <text:p>2.06415</text:p>
              </table:table-cell>
            </table:table-row>
            <table:table-row>
              <table:table-cell office:value-type="float" office:value="1.41372">
                <text:p/>
              </table:table-cell>
              <table:table-cell office:value-type="float" office:value="2.06645">
                <text:p>2.06645</text:p>
              </table:table-cell>
            </table:table-row>
            <table:table-row>
              <table:table-cell office:value-type="float" office:value="1.42942">
                <text:p/>
              </table:table-cell>
              <table:table-cell office:value-type="float" office:value="2.06259">
                <text:p>2.06259</text:p>
              </table:table-cell>
            </table:table-row>
            <table:table-row>
              <table:table-cell office:value-type="float" office:value="1.44513">
                <text:p/>
              </table:table-cell>
              <table:table-cell office:value-type="float" office:value="2.06666">
                <text:p>2.06666</text:p>
              </table:table-cell>
            </table:table-row>
            <table:table-row>
              <table:table-cell office:value-type="float" office:value="1.46084">
                <text:p/>
              </table:table-cell>
              <table:table-cell office:value-type="float" office:value="2.06455">
                <text:p>2.06455</text:p>
              </table:table-cell>
            </table:table-row>
            <table:table-row>
              <table:table-cell office:value-type="float" office:value="1.47655">
                <text:p/>
              </table:table-cell>
              <table:table-cell office:value-type="float" office:value="2.06122">
                <text:p>2.06122</text:p>
              </table:table-cell>
            </table:table-row>
            <table:table-row>
              <table:table-cell office:value-type="float" office:value="1.49226">
                <text:p/>
              </table:table-cell>
              <table:table-cell office:value-type="float" office:value="2.06304">
                <text:p>2.06304</text:p>
              </table:table-cell>
            </table:table-row>
            <table:table-row>
              <table:table-cell office:value-type="float" office:value="1.50796">
                <text:p/>
              </table:table-cell>
              <table:table-cell office:value-type="float" office:value="2.05687">
                <text:p>2.05687</text:p>
              </table:table-cell>
            </table:table-row>
            <table:table-row>
              <table:table-cell office:value-type="float" office:value="1.52367">
                <text:p/>
              </table:table-cell>
              <table:table-cell office:value-type="float" office:value="2.06387">
                <text:p>2.06387</text:p>
              </table:table-cell>
            </table:table-row>
            <table:table-row>
              <table:table-cell office:value-type="float" office:value="1.53938">
                <text:p/>
              </table:table-cell>
              <table:table-cell office:value-type="float" office:value="2.0598">
                <text:p>2.0598</text:p>
              </table:table-cell>
            </table:table-row>
            <table:table-row>
              <table:table-cell office:value-type="float" office:value="1.55509">
                <text:p/>
              </table:table-cell>
              <table:table-cell office:value-type="float" office:value="2.0598">
                <text:p>2.05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title svg:x="6.649cm" svg:y="0.314cm" chart:style-name="ch2">
          <text:p>Distortion / u</text:p>
        </chart:title>
        <chart:plot-area chart:style-name="ch3" table:cell-range-address="'Zoom elli 100 1 1'.A1:'Zoom elli 100 1 1'.A100 'Zoom elli 100 1 1'.E1:'Zoom elli 100 1 1'.E100" chart:data-source-has-labels="column" svg:x="0.809cm" svg:y="0.85cm" svg:width="14.644cm" svg:height="7.539cm">
          <chartooo:coordinate-region svg:x="1.56cm" svg:y="1.051cm" svg:width="13.276cm" svg:height="6.287cm"/>
          <chart:axis chart:dimension="x" chart:name="primary-x" chart:style-name="ch4" chartooo:axis-type="auto">
            <chartooo:date-scale/>
            <chart:categories table:cell-range-address="'Zoom elli 100 1 1'.A1:'Zoom elli 100 1 1'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Zoom elli 100 1 1'.E1:'Zoom elli 100 1 1'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Zoom elli 100 1 1'.A1:'Zoom elli 100 1 1'.A100</svg:desc>
                </draw:g>
              </table:table-cell>
              <table:table-cell office:value-type="float" office:value="1.15162">
                <text:p>1.15162</text:p>
                <draw:g>
                  <svg:desc>'Zoom elli 100 1 1'.E1:'Zoom elli 100 1 1'.E100</svg:desc>
                </draw:g>
              </table:table-cell>
            </table:table-row>
            <table:table-row>
              <table:table-cell office:value-type="float" office:value="0.00314159">
                <text:p>0</text:p>
              </table:table-cell>
              <table:table-cell office:value-type="float" office:value="1.44216">
                <text:p>1.44216</text:p>
              </table:table-cell>
            </table:table-row>
            <table:table-row>
              <table:table-cell office:value-type="float" office:value="0.00628319">
                <text:p>0</text:p>
              </table:table-cell>
              <table:table-cell office:value-type="float" office:value="1.61626">
                <text:p>1.61626</text:p>
              </table:table-cell>
            </table:table-row>
            <table:table-row>
              <table:table-cell office:value-type="float" office:value="0.00942478">
                <text:p>0</text:p>
              </table:table-cell>
              <table:table-cell office:value-type="float" office:value="1.66433">
                <text:p>1.66433</text:p>
              </table:table-cell>
            </table:table-row>
            <table:table-row>
              <table:table-cell office:value-type="float" office:value="0.0125664">
                <text:p>0</text:p>
              </table:table-cell>
              <table:table-cell office:value-type="float" office:value="1.64493">
                <text:p>1.64493</text:p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6024">
                <text:p>1.6024</text:p>
              </table:table-cell>
            </table:table-row>
            <table:table-row>
              <table:table-cell office:value-type="float" office:value="0.0188496">
                <text:p>0</text:p>
              </table:table-cell>
              <table:table-cell office:value-type="float" office:value="1.5568">
                <text:p>1.5568</text:p>
              </table:table-cell>
            </table:table-row>
            <table:table-row>
              <table:table-cell office:value-type="float" office:value="0.0219911">
                <text:p>0</text:p>
              </table:table-cell>
              <table:table-cell office:value-type="float" office:value="1.5151">
                <text:p>1.5151</text:p>
              </table:table-cell>
            </table:table-row>
            <table:table-row>
              <table:table-cell office:value-type="float" office:value="0.0251327">
                <text:p>0</text:p>
              </table:table-cell>
              <table:table-cell office:value-type="float" office:value="1.47899">
                <text:p>1.47899</text:p>
              </table:table-cell>
            </table:table-row>
            <table:table-row>
              <table:table-cell office:value-type="float" office:value="0.0282743">
                <text:p>0</text:p>
              </table:table-cell>
              <table:table-cell office:value-type="float" office:value="1.44829">
                <text:p>1.44829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42227">
                <text:p>1.42227</text:p>
              </table:table-cell>
            </table:table-row>
            <table:table-row>
              <table:table-cell office:value-type="float" office:value="0.0345575">
                <text:p>0</text:p>
              </table:table-cell>
              <table:table-cell office:value-type="float" office:value="1.40016">
                <text:p>1.40016</text:p>
              </table:table-cell>
            </table:table-row>
            <table:table-row>
              <table:table-cell office:value-type="float" office:value="0.0376991">
                <text:p>0</text:p>
              </table:table-cell>
              <table:table-cell office:value-type="float" office:value="1.38124">
                <text:p>1.38124</text:p>
              </table:table-cell>
            </table:table-row>
            <table:table-row>
              <table:table-cell office:value-type="float" office:value="0.0408407">
                <text:p>0</text:p>
              </table:table-cell>
              <table:table-cell office:value-type="float" office:value="1.36495">
                <text:p>1.36495</text:p>
              </table:table-cell>
            </table:table-row>
            <table:table-row>
              <table:table-cell office:value-type="float" office:value="0.0439823">
                <text:p>0</text:p>
              </table:table-cell>
              <table:table-cell office:value-type="float" office:value="1.35083">
                <text:p>1.35083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33852">
                <text:p>1.33852</text:p>
              </table:table-cell>
            </table:table-row>
            <table:table-row>
              <table:table-cell office:value-type="float" office:value="0.0502655">
                <text:p>0</text:p>
              </table:table-cell>
              <table:table-cell office:value-type="float" office:value="1.32765">
                <text:p>1.32765</text:p>
              </table:table-cell>
            </table:table-row>
            <table:table-row>
              <table:table-cell office:value-type="float" office:value="0.0534071">
                <text:p>0</text:p>
              </table:table-cell>
              <table:table-cell office:value-type="float" office:value="1.31805">
                <text:p>1.31805</text:p>
              </table:table-cell>
            </table:table-row>
            <table:table-row>
              <table:table-cell office:value-type="float" office:value="0.0565487">
                <text:p>0</text:p>
              </table:table-cell>
              <table:table-cell office:value-type="float" office:value="1.3095">
                <text:p>1.3095</text:p>
              </table:table-cell>
            </table:table-row>
            <table:table-row>
              <table:table-cell office:value-type="float" office:value="0.0596903">
                <text:p>0</text:p>
              </table:table-cell>
              <table:table-cell office:value-type="float" office:value="1.30183">
                <text:p>1.30183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29494">
                <text:p>1.29494</text:p>
              </table:table-cell>
            </table:table-row>
            <table:table-row>
              <table:table-cell office:value-type="float" office:value="0.0659734">
                <text:p>0</text:p>
              </table:table-cell>
              <table:table-cell office:value-type="float" office:value="1.2887">
                <text:p>1.2887</text:p>
              </table:table-cell>
            </table:table-row>
            <table:table-row>
              <table:table-cell office:value-type="float" office:value="0.069115">
                <text:p>0</text:p>
              </table:table-cell>
              <table:table-cell office:value-type="float" office:value="1.28306">
                <text:p>1.28306</text:p>
              </table:table-cell>
            </table:table-row>
            <table:table-row>
              <table:table-cell office:value-type="float" office:value="0.0722566">
                <text:p>0</text:p>
              </table:table-cell>
              <table:table-cell office:value-type="float" office:value="1.27787">
                <text:p>1.27787</text:p>
              </table:table-cell>
            </table:table-row>
            <table:table-row>
              <table:table-cell office:value-type="float" office:value="0.0753982">
                <text:p>0</text:p>
              </table:table-cell>
              <table:table-cell office:value-type="float" office:value="1.27318">
                <text:p>1.27318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26881">
                <text:p>1.26881</text:p>
              </table:table-cell>
            </table:table-row>
            <table:table-row>
              <table:table-cell office:value-type="float" office:value="0.0816814">
                <text:p>0</text:p>
              </table:table-cell>
              <table:table-cell office:value-type="float" office:value="1.26475">
                <text:p>1.26475</text:p>
              </table:table-cell>
            </table:table-row>
            <table:table-row>
              <table:table-cell office:value-type="float" office:value="0.084823">
                <text:p>0</text:p>
              </table:table-cell>
              <table:table-cell office:value-type="float" office:value="1.26113">
                <text:p>1.26113</text:p>
              </table:table-cell>
            </table:table-row>
            <table:table-row>
              <table:table-cell office:value-type="float" office:value="0.0879646">
                <text:p>0</text:p>
              </table:table-cell>
              <table:table-cell office:value-type="float" office:value="1.25771">
                <text:p>1.25771</text:p>
              </table:table-cell>
            </table:table-row>
            <table:table-row>
              <table:table-cell office:value-type="float" office:value="0.0911062">
                <text:p>0</text:p>
              </table:table-cell>
              <table:table-cell office:value-type="float" office:value="1.25443">
                <text:p>1.25443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25151">
                <text:p>1.25151</text:p>
              </table:table-cell>
            </table:table-row>
            <table:table-row>
              <table:table-cell office:value-type="float" office:value="0.0973894">
                <text:p>0</text:p>
              </table:table-cell>
              <table:table-cell office:value-type="float" office:value="1.24874">
                <text:p>1.24874</text:p>
              </table:table-cell>
            </table:table-row>
            <table:table-row>
              <table:table-cell office:value-type="float" office:value="0.100531">
                <text:p>0</text:p>
              </table:table-cell>
              <table:table-cell office:value-type="float" office:value="1.24614">
                <text:p>1.24614</text:p>
              </table:table-cell>
            </table:table-row>
            <table:table-row>
              <table:table-cell office:value-type="float" office:value="0.103673">
                <text:p>0</text:p>
              </table:table-cell>
              <table:table-cell office:value-type="float" office:value="1.24368">
                <text:p>1.24368</text:p>
              </table:table-cell>
            </table:table-row>
            <table:table-row>
              <table:table-cell office:value-type="float" office:value="0.106814">
                <text:p>0</text:p>
              </table:table-cell>
              <table:table-cell office:value-type="float" office:value="1.24143">
                <text:p>1.24143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23925">
                <text:p>1.23925</text:p>
              </table:table-cell>
            </table:table-row>
            <table:table-row>
              <table:table-cell office:value-type="float" office:value="0.113097">
                <text:p>0</text:p>
              </table:table-cell>
              <table:table-cell office:value-type="float" office:value="1.23723">
                <text:p>1.23723</text:p>
              </table:table-cell>
            </table:table-row>
            <table:table-row>
              <table:table-cell office:value-type="float" office:value="0.116239">
                <text:p>0</text:p>
              </table:table-cell>
              <table:table-cell office:value-type="float" office:value="1.23527">
                <text:p>1.23527</text:p>
              </table:table-cell>
            </table:table-row>
            <table:table-row>
              <table:table-cell office:value-type="float" office:value="0.119381">
                <text:p>0</text:p>
              </table:table-cell>
              <table:table-cell office:value-type="float" office:value="1.23344">
                <text:p>1.23344</text:p>
              </table:table-cell>
            </table:table-row>
            <table:table-row>
              <table:table-cell office:value-type="float" office:value="0.122522">
                <text:p>0</text:p>
              </table:table-cell>
              <table:table-cell office:value-type="float" office:value="1.2318">
                <text:p>1.2318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23012">
                <text:p>1.23012</text:p>
              </table:table-cell>
            </table:table-row>
            <table:table-row>
              <table:table-cell office:value-type="float" office:value="0.128805">
                <text:p>0</text:p>
              </table:table-cell>
              <table:table-cell office:value-type="float" office:value="1.22855">
                <text:p>1.22855</text:p>
              </table:table-cell>
            </table:table-row>
            <table:table-row>
              <table:table-cell office:value-type="float" office:value="0.131947">
                <text:p>0</text:p>
              </table:table-cell>
              <table:table-cell office:value-type="float" office:value="1.22707">
                <text:p>1.22707</text:p>
              </table:table-cell>
            </table:table-row>
            <table:table-row>
              <table:table-cell office:value-type="float" office:value="0.135088">
                <text:p>0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float" office:value="0.13823">
                <text:p>0</text:p>
              </table:table-cell>
              <table:table-cell office:value-type="float" office:value="1.22434">
                <text:p>1.22434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2231">
                <text:p>1.2231</text:p>
              </table:table-cell>
            </table:table-row>
            <table:table-row>
              <table:table-cell office:value-type="float" office:value="0.144513">
                <text:p>0</text:p>
              </table:table-cell>
              <table:table-cell office:value-type="float" office:value="1.22174">
                <text:p>1.22174</text:p>
              </table:table-cell>
            </table:table-row>
            <table:table-row>
              <table:table-cell office:value-type="float" office:value="0.147655">
                <text:p>0</text:p>
              </table:table-cell>
              <table:table-cell office:value-type="float" office:value="1.22069">
                <text:p>1.22069</text:p>
              </table:table-cell>
            </table:table-row>
            <table:table-row>
              <table:table-cell office:value-type="float" office:value="0.150796">
                <text:p>0</text:p>
              </table:table-cell>
              <table:table-cell office:value-type="float" office:value="1.21951">
                <text:p>1.21951</text:p>
              </table:table-cell>
            </table:table-row>
            <table:table-row>
              <table:table-cell office:value-type="float" office:value="0.153938">
                <text:p>0</text:p>
              </table:table-cell>
              <table:table-cell office:value-type="float" office:value="1.21859">
                <text:p>1.21859</text:p>
              </table:table-cell>
            </table:table-row>
            <table:table-row>
              <table:table-cell office:value-type="float" office:value="0.15708">
                <text:p>0</text:p>
              </table:table-cell>
              <table:table-cell office:value-type="float" office:value="1.21735">
                <text:p>1.21735</text:p>
              </table:table-cell>
            </table:table-row>
            <table:table-row>
              <table:table-cell office:value-type="float" office:value="0.160221">
                <text:p>0</text:p>
              </table:table-cell>
              <table:table-cell office:value-type="float" office:value="1.21644">
                <text:p>1.21644</text:p>
              </table:table-cell>
            </table:table-row>
            <table:table-row>
              <table:table-cell office:value-type="float" office:value="0.163363">
                <text:p>0</text:p>
              </table:table-cell>
              <table:table-cell office:value-type="float" office:value="1.21555">
                <text:p>1.21555</text:p>
              </table:table-cell>
            </table:table-row>
            <table:table-row>
              <table:table-cell office:value-type="float" office:value="0.166504">
                <text:p>0</text:p>
              </table:table-cell>
              <table:table-cell office:value-type="float" office:value="1.21465">
                <text:p>1.21465</text:p>
              </table:table-cell>
            </table:table-row>
            <table:table-row>
              <table:table-cell office:value-type="float" office:value="0.169646">
                <text:p>0</text:p>
              </table:table-cell>
              <table:table-cell office:value-type="float" office:value="1.21364">
                <text:p>1.21364</text:p>
              </table:table-cell>
            </table:table-row>
            <table:table-row>
              <table:table-cell office:value-type="float" office:value="0.172788">
                <text:p>0</text:p>
              </table:table-cell>
              <table:table-cell office:value-type="float" office:value="1.21283">
                <text:p>1.21283</text:p>
              </table:table-cell>
            </table:table-row>
            <table:table-row>
              <table:table-cell office:value-type="float" office:value="0.175929">
                <text:p>0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float" office:value="0.179071">
                <text:p>0</text:p>
              </table:table-cell>
              <table:table-cell office:value-type="float" office:value="1.2113">
                <text:p>1.2113</text:p>
              </table:table-cell>
            </table:table-row>
            <table:table-row>
              <table:table-cell office:value-type="float" office:value="0.182212">
                <text:p>0</text:p>
              </table:table-cell>
              <table:table-cell office:value-type="float" office:value="1.2104">
                <text:p>1.2104</text:p>
              </table:table-cell>
            </table:table-row>
            <table:table-row>
              <table:table-cell office:value-type="float" office:value="0.185354">
                <text:p>0</text:p>
              </table:table-cell>
              <table:table-cell office:value-type="float" office:value="1.20982">
                <text:p>1.20982</text:p>
              </table:table-cell>
            </table:table-row>
            <table:table-row>
              <table:table-cell office:value-type="float" office:value="0.188496">
                <text:p>0</text:p>
              </table:table-cell>
              <table:table-cell office:value-type="float" office:value="1.20898">
                <text:p>1.20898</text:p>
              </table:table-cell>
            </table:table-row>
            <table:table-row>
              <table:table-cell office:value-type="float" office:value="0.191637">
                <text:p>0</text:p>
              </table:table-cell>
              <table:table-cell office:value-type="float" office:value="1.20852">
                <text:p>1.20852</text:p>
              </table:table-cell>
            </table:table-row>
            <table:table-row>
              <table:table-cell office:value-type="float" office:value="0.194779">
                <text:p>0</text:p>
              </table:table-cell>
              <table:table-cell office:value-type="float" office:value="1.20769">
                <text:p>1.20769</text:p>
              </table:table-cell>
            </table:table-row>
            <table:table-row>
              <table:table-cell office:value-type="float" office:value="0.19792">
                <text:p>0</text:p>
              </table:table-cell>
              <table:table-cell office:value-type="float" office:value="1.20696">
                <text:p>1.20696</text:p>
              </table:table-cell>
            </table:table-row>
            <table:table-row>
              <table:table-cell office:value-type="float" office:value="0.201062">
                <text:p>0</text:p>
              </table:table-cell>
              <table:table-cell office:value-type="float" office:value="1.20643">
                <text:p>1.20643</text:p>
              </table:table-cell>
            </table:table-row>
            <table:table-row>
              <table:table-cell office:value-type="float" office:value="0.204204">
                <text:p>0</text:p>
              </table:table-cell>
              <table:table-cell office:value-type="float" office:value="1.20591">
                <text:p>1.20591</text:p>
              </table:table-cell>
            </table:table-row>
            <table:table-row>
              <table:table-cell office:value-type="float" office:value="0.207345">
                <text:p>0</text:p>
              </table:table-cell>
              <table:table-cell office:value-type="float" office:value="1.20532">
                <text:p>1.20532</text:p>
              </table:table-cell>
            </table:table-row>
            <table:table-row>
              <table:table-cell office:value-type="float" office:value="0.210487">
                <text:p>0</text:p>
              </table:table-cell>
              <table:table-cell office:value-type="float" office:value="1.20452">
                <text:p>1.20452</text:p>
              </table:table-cell>
            </table:table-row>
            <table:table-row>
              <table:table-cell office:value-type="float" office:value="0.213628">
                <text:p>0</text:p>
              </table:table-cell>
              <table:table-cell office:value-type="float" office:value="1.2042">
                <text:p>1.2042</text:p>
              </table:table-cell>
            </table:table-row>
            <table:table-row>
              <table:table-cell office:value-type="float" office:value="0.21677">
                <text:p>0</text:p>
              </table:table-cell>
              <table:table-cell office:value-type="float" office:value="1.20366">
                <text:p>1.20366</text:p>
              </table:table-cell>
            </table:table-row>
            <table:table-row>
              <table:table-cell office:value-type="float" office:value="0.219911">
                <text:p>0</text:p>
              </table:table-cell>
              <table:table-cell office:value-type="float" office:value="1.20295">
                <text:p>1.20295</text:p>
              </table:table-cell>
            </table:table-row>
            <table:table-row>
              <table:table-cell office:value-type="float" office:value="0.223053">
                <text:p>0</text:p>
              </table:table-cell>
              <table:table-cell office:value-type="float" office:value="1.20281">
                <text:p>1.20281</text:p>
              </table:table-cell>
            </table:table-row>
            <table:table-row>
              <table:table-cell office:value-type="float" office:value="0.226195">
                <text:p>0</text:p>
              </table:table-cell>
              <table:table-cell office:value-type="float" office:value="1.20192">
                <text:p>1.20192</text:p>
              </table:table-cell>
            </table:table-row>
            <table:table-row>
              <table:table-cell office:value-type="float" office:value="0.229336">
                <text:p>0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float" office:value="0.232478">
                <text:p>0</text:p>
              </table:table-cell>
              <table:table-cell office:value-type="float" office:value="1.20104">
                <text:p>1.20104</text:p>
              </table:table-cell>
            </table:table-row>
            <table:table-row>
              <table:table-cell office:value-type="float" office:value="0.235619">
                <text:p>0</text:p>
              </table:table-cell>
              <table:table-cell office:value-type="float" office:value="1.2008">
                <text:p>1.2008</text:p>
              </table:table-cell>
            </table:table-row>
            <table:table-row>
              <table:table-cell office:value-type="float" office:value="0.238761">
                <text:p>0</text:p>
              </table:table-cell>
              <table:table-cell office:value-type="float" office:value="1.20032">
                <text:p>1.20032</text:p>
              </table:table-cell>
            </table:table-row>
            <table:table-row>
              <table:table-cell office:value-type="float" office:value="0.241903">
                <text:p>0</text:p>
              </table:table-cell>
              <table:table-cell office:value-type="float" office:value="1.19985">
                <text:p>1.19985</text:p>
              </table:table-cell>
            </table:table-row>
            <table:table-row>
              <table:table-cell office:value-type="float" office:value="0.245044">
                <text:p>0</text:p>
              </table:table-cell>
              <table:table-cell office:value-type="float" office:value="1.19937">
                <text:p>1.19937</text:p>
              </table:table-cell>
            </table:table-row>
            <table:table-row>
              <table:table-cell office:value-type="float" office:value="0.248186">
                <text:p>0</text:p>
              </table:table-cell>
              <table:table-cell office:value-type="float" office:value="1.19908">
                <text:p>1.19908</text:p>
              </table:table-cell>
            </table:table-row>
            <table:table-row>
              <table:table-cell office:value-type="float" office:value="0.251327">
                <text:p>0</text:p>
              </table:table-cell>
              <table:table-cell office:value-type="float" office:value="1.19863">
                <text:p>1.19863</text:p>
              </table:table-cell>
            </table:table-row>
            <table:table-row>
              <table:table-cell office:value-type="float" office:value="0.254469">
                <text:p>0</text:p>
              </table:table-cell>
              <table:table-cell office:value-type="float" office:value="1.1982">
                <text:p>1.1982</text:p>
              </table:table-cell>
            </table:table-row>
            <table:table-row>
              <table:table-cell office:value-type="float" office:value="0.257611">
                <text:p>0</text:p>
              </table:table-cell>
              <table:table-cell office:value-type="float" office:value="1.19779">
                <text:p>1.19779</text:p>
              </table:table-cell>
            </table:table-row>
            <table:table-row>
              <table:table-cell office:value-type="float" office:value="0.260752">
                <text:p>0</text:p>
              </table:table-cell>
              <table:table-cell office:value-type="float" office:value="1.1974">
                <text:p>1.1974</text:p>
              </table:table-cell>
            </table:table-row>
            <table:table-row>
              <table:table-cell office:value-type="float" office:value="0.263894">
                <text:p>0</text:p>
              </table:table-cell>
              <table:table-cell office:value-type="float" office:value="1.19746">
                <text:p>1.19746</text:p>
              </table:table-cell>
            </table:table-row>
            <table:table-row>
              <table:table-cell office:value-type="float" office:value="0.267035">
                <text:p>0</text:p>
              </table:table-cell>
              <table:table-cell office:value-type="float" office:value="1.19662">
                <text:p>1.19662</text:p>
              </table:table-cell>
            </table:table-row>
            <table:table-row>
              <table:table-cell office:value-type="float" office:value="0.270177">
                <text:p>0</text:p>
              </table:table-cell>
              <table:table-cell office:value-type="float" office:value="1.19637">
                <text:p>1.19637</text:p>
              </table:table-cell>
            </table:table-row>
            <table:table-row>
              <table:table-cell office:value-type="float" office:value="0.273319">
                <text:p>0</text:p>
              </table:table-cell>
              <table:table-cell office:value-type="float" office:value="1.19623">
                <text:p>1.19623</text:p>
              </table:table-cell>
            </table:table-row>
            <table:table-row>
              <table:table-cell office:value-type="float" office:value="0.27646">
                <text:p>0</text:p>
              </table:table-cell>
              <table:table-cell office:value-type="float" office:value="1.19603">
                <text:p>1.19603</text:p>
              </table:table-cell>
            </table:table-row>
            <table:table-row>
              <table:table-cell office:value-type="float" office:value="0.279602">
                <text:p>0</text:p>
              </table:table-cell>
              <table:table-cell office:value-type="float" office:value="1.19507">
                <text:p>1.19507</text:p>
              </table:table-cell>
            </table:table-row>
            <table:table-row>
              <table:table-cell office:value-type="float" office:value="0.282743">
                <text:p>0</text:p>
              </table:table-cell>
              <table:table-cell office:value-type="float" office:value="1.19534">
                <text:p>1.19534</text:p>
              </table:table-cell>
            </table:table-row>
            <table:table-row>
              <table:table-cell office:value-type="float" office:value="0.285885">
                <text:p>0</text:p>
              </table:table-cell>
              <table:table-cell office:value-type="float" office:value="1.19477">
                <text:p>1.19477</text:p>
              </table:table-cell>
            </table:table-row>
            <table:table-row>
              <table:table-cell office:value-type="float" office:value="0.289027">
                <text:p>0</text:p>
              </table:table-cell>
              <table:table-cell office:value-type="float" office:value="1.1948">
                <text:p>1.1948</text:p>
              </table:table-cell>
            </table:table-row>
            <table:table-row>
              <table:table-cell office:value-type="float" office:value="0.292168">
                <text:p>0</text:p>
              </table:table-cell>
              <table:table-cell office:value-type="float" office:value="1.19397">
                <text:p>1.19397</text:p>
              </table:table-cell>
            </table:table-row>
            <table:table-row>
              <table:table-cell office:value-type="float" office:value="0.29531">
                <text:p>0</text:p>
              </table:table-cell>
              <table:table-cell office:value-type="float" office:value="1.19394">
                <text:p>1.19394</text:p>
              </table:table-cell>
            </table:table-row>
            <table:table-row>
              <table:table-cell office:value-type="float" office:value="0.298451">
                <text:p>0</text:p>
              </table:table-cell>
              <table:table-cell office:value-type="float" office:value="1.19375">
                <text:p>1.19375</text:p>
              </table:table-cell>
            </table:table-row>
            <table:table-row>
              <table:table-cell office:value-type="float" office:value="0.301593">
                <text:p>0</text:p>
              </table:table-cell>
              <table:table-cell office:value-type="float" office:value="1.19367">
                <text:p>1.19367</text:p>
              </table:table-cell>
            </table:table-row>
            <table:table-row>
              <table:table-cell office:value-type="float" office:value="0.304734">
                <text:p>0</text:p>
              </table:table-cell>
              <table:table-cell office:value-type="float" office:value="1.19312">
                <text:p>1.19312</text:p>
              </table:table-cell>
            </table:table-row>
            <table:table-row>
              <table:table-cell office:value-type="float" office:value="0.307876">
                <text:p>0</text:p>
              </table:table-cell>
              <table:table-cell office:value-type="float" office:value="1.19311">
                <text:p>1.19311</text:p>
              </table:table-cell>
            </table:table-row>
            <table:table-row>
              <table:table-cell office:value-type="float" office:value="0.311018">
                <text:p>0</text:p>
              </table:table-cell>
              <table:table-cell office:value-type="float" office:value="1.1931">
                <text:p>1.19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11000000DD000000DDB1B86C7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line" chart:style-name="ch1">
        <chart:legend chart:legend-position="end" svg:x="13.1cm" svg:y="4.194cm" style:legend-expansion="high" chart:style-name="ch2"/>
        <chart:plot-area chart:style-name="ch3" table:cell-range-address="Sheet5.A1:Sheet5.A100 Sheet5.E1:Sheet5.E100" chart:data-source-has-labels="column" svg:x="0.77cm" svg:y="0.851cm" svg:width="11.69cm" svg:height="7.541cm">
          <chartooo:coordinate-region svg:x="1.521cm" svg:y="1.053cm" svg:width="10.187cm" svg:height="6.288cm"/>
          <chart:axis chart:dimension="x" chart:name="primary-x" chart:style-name="ch4" chartooo:axis-type="auto">
            <chartooo:date-scale/>
            <chart:categories table:cell-range-address="Sheet5.A1:Sheet5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E1:Sheet5.E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5.A1:Sheet5.A100</svg:desc>
                </draw:g>
              </table:table-cell>
              <table:table-cell office:value-type="float" office:value="1.03723">
                <text:p>1.03723</text:p>
                <draw:g>
                  <svg:desc>Sheet5.E1:Sheet5.E100</svg:desc>
                </draw:g>
              </table:table-cell>
            </table:table-row>
            <table:table-row>
              <table:table-cell office:value-type="float" office:value="0.0015708">
                <text:p>0</text:p>
              </table:table-cell>
              <table:table-cell office:value-type="float" office:value="1.11107">
                <text:p>1.11107</text:p>
              </table:table-cell>
            </table:table-row>
            <table:table-row>
              <table:table-cell office:value-type="float" office:value="0.00314159">
                <text:p>0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float" office:value="0.00471239">
                <text:p>0</text:p>
              </table:table-cell>
              <table:table-cell office:value-type="float" office:value="1.22797">
                <text:p>1.22797</text:p>
              </table:table-cell>
            </table:table-row>
            <table:table-row>
              <table:table-cell office:value-type="float" office:value="0.00628319">
                <text:p>0</text:p>
              </table:table-cell>
              <table:table-cell office:value-type="float" office:value="1.26258">
                <text:p>1.26258</text:p>
              </table:table-cell>
            </table:table-row>
            <table:table-row>
              <table:table-cell office:value-type="float" office:value="0.00785398">
                <text:p>0</text:p>
              </table:table-cell>
              <table:table-cell office:value-type="float" office:value="1.28233">
                <text:p>1.28233</text:p>
              </table:table-cell>
            </table:table-row>
            <table:table-row>
              <table:table-cell office:value-type="float" office:value="0.00942478">
                <text:p>0</text:p>
              </table:table-cell>
              <table:table-cell office:value-type="float" office:value="1.29069">
                <text:p>1.29069</text:p>
              </table:table-cell>
            </table:table-row>
            <table:table-row>
              <table:table-cell office:value-type="float" office:value="0.0109956">
                <text:p>0</text:p>
              </table:table-cell>
              <table:table-cell office:value-type="float" office:value="1.29123">
                <text:p>1.29123</text:p>
              </table:table-cell>
            </table:table-row>
            <table:table-row>
              <table:table-cell office:value-type="float" office:value="0.0125664">
                <text:p>0</text:p>
              </table:table-cell>
              <table:table-cell office:value-type="float" office:value="1.28686">
                <text:p>1.28686</text:p>
              </table:table-cell>
            </table:table-row>
            <table:table-row>
              <table:table-cell office:value-type="float" office:value="0.0141372">
                <text:p>0</text:p>
              </table:table-cell>
              <table:table-cell office:value-type="float" office:value="1.27967">
                <text:p>1.27967</text:p>
              </table:table-cell>
            </table:table-row>
            <table:table-row>
              <table:table-cell office:value-type="float" office:value="0.015708">
                <text:p>0</text:p>
              </table:table-cell>
              <table:table-cell office:value-type="float" office:value="1.27106">
                <text:p>1.27106</text:p>
              </table:table-cell>
            </table:table-row>
            <table:table-row>
              <table:table-cell office:value-type="float" office:value="0.0172788">
                <text:p>0</text:p>
              </table:table-cell>
              <table:table-cell office:value-type="float" office:value="1.2619">
                <text:p>1.2619</text:p>
              </table:table-cell>
            </table:table-row>
            <table:table-row>
              <table:table-cell office:value-type="float" office:value="0.0188496">
                <text:p>0</text:p>
              </table:table-cell>
              <table:table-cell office:value-type="float" office:value="1.25272">
                <text:p>1.25272</text:p>
              </table:table-cell>
            </table:table-row>
            <table:table-row>
              <table:table-cell office:value-type="float" office:value="0.0204204">
                <text:p>0</text:p>
              </table:table-cell>
              <table:table-cell office:value-type="float" office:value="1.24382">
                <text:p>1.24382</text:p>
              </table:table-cell>
            </table:table-row>
            <table:table-row>
              <table:table-cell office:value-type="float" office:value="0.0219911">
                <text:p>0</text:p>
              </table:table-cell>
              <table:table-cell office:value-type="float" office:value="1.23537">
                <text:p>1.23537</text:p>
              </table:table-cell>
            </table:table-row>
            <table:table-row>
              <table:table-cell office:value-type="float" office:value="0.0235619">
                <text:p>0</text:p>
              </table:table-cell>
              <table:table-cell office:value-type="float" office:value="1.22743">
                <text:p>1.22743</text:p>
              </table:table-cell>
            </table:table-row>
            <table:table-row>
              <table:table-cell office:value-type="float" office:value="0.0251327">
                <text:p>0</text:p>
              </table:table-cell>
              <table:table-cell office:value-type="float" office:value="1.22003">
                <text:p>1.22003</text:p>
              </table:table-cell>
            </table:table-row>
            <table:table-row>
              <table:table-cell office:value-type="float" office:value="0.0267035">
                <text:p>0</text:p>
              </table:table-cell>
              <table:table-cell office:value-type="float" office:value="1.21317">
                <text:p>1.21317</text:p>
              </table:table-cell>
            </table:table-row>
            <table:table-row>
              <table:table-cell office:value-type="float" office:value="0.0282743">
                <text:p>0</text:p>
              </table:table-cell>
              <table:table-cell office:value-type="float" office:value="1.20682">
                <text:p>1.20682</text:p>
              </table:table-cell>
            </table:table-row>
            <table:table-row>
              <table:table-cell office:value-type="float" office:value="0.0298451">
                <text:p>0</text:p>
              </table:table-cell>
              <table:table-cell office:value-type="float" office:value="1.20094">
                <text:p>1.20094</text:p>
              </table:table-cell>
            </table:table-row>
            <table:table-row>
              <table:table-cell office:value-type="float" office:value="0.0314159">
                <text:p>0</text:p>
              </table:table-cell>
              <table:table-cell office:value-type="float" office:value="1.19551">
                <text:p>1.19551</text:p>
              </table:table-cell>
            </table:table-row>
            <table:table-row>
              <table:table-cell office:value-type="float" office:value="0.0329867">
                <text:p>0</text:p>
              </table:table-cell>
              <table:table-cell office:value-type="float" office:value="1.19048">
                <text:p>1.19048</text:p>
              </table:table-cell>
            </table:table-row>
            <table:table-row>
              <table:table-cell office:value-type="float" office:value="0.0345575">
                <text:p>0</text:p>
              </table:table-cell>
              <table:table-cell office:value-type="float" office:value="1.18583">
                <text:p>1.18583</text:p>
              </table:table-cell>
            </table:table-row>
            <table:table-row>
              <table:table-cell office:value-type="float" office:value="0.0361283">
                <text:p>0</text:p>
              </table:table-cell>
              <table:table-cell office:value-type="float" office:value="1.18151">
                <text:p>1.18151</text:p>
              </table:table-cell>
            </table:table-row>
            <table:table-row>
              <table:table-cell office:value-type="float" office:value="0.0376991">
                <text:p>0</text:p>
              </table:table-cell>
              <table:table-cell office:value-type="float" office:value="1.17749">
                <text:p>1.17749</text:p>
              </table:table-cell>
            </table:table-row>
            <table:table-row>
              <table:table-cell office:value-type="float" office:value="0.0392699">
                <text:p>0</text:p>
              </table:table-cell>
              <table:table-cell office:value-type="float" office:value="1.17377">
                <text:p>1.17377</text:p>
              </table:table-cell>
            </table:table-row>
            <table:table-row>
              <table:table-cell office:value-type="float" office:value="0.0408407">
                <text:p>0</text:p>
              </table:table-cell>
              <table:table-cell office:value-type="float" office:value="1.17029">
                <text:p>1.17029</text:p>
              </table:table-cell>
            </table:table-row>
            <table:table-row>
              <table:table-cell office:value-type="float" office:value="0.0424115">
                <text:p>0</text:p>
              </table:table-cell>
              <table:table-cell office:value-type="float" office:value="1.16705">
                <text:p>1.16705</text:p>
              </table:table-cell>
            </table:table-row>
            <table:table-row>
              <table:table-cell office:value-type="float" office:value="0.0439823">
                <text:p>0</text:p>
              </table:table-cell>
              <table:table-cell office:value-type="float" office:value="1.16403">
                <text:p>1.16403</text:p>
              </table:table-cell>
            </table:table-row>
            <table:table-row>
              <table:table-cell office:value-type="float" office:value="0.0455531">
                <text:p>0</text:p>
              </table:table-cell>
              <table:table-cell office:value-type="float" office:value="1.16117">
                <text:p>1.16117</text:p>
              </table:table-cell>
            </table:table-row>
            <table:table-row>
              <table:table-cell office:value-type="float" office:value="0.0471239">
                <text:p>0</text:p>
              </table:table-cell>
              <table:table-cell office:value-type="float" office:value="1.15853">
                <text:p>1.15853</text:p>
              </table:table-cell>
            </table:table-row>
            <table:table-row>
              <table:table-cell office:value-type="float" office:value="0.0486947">
                <text:p>0</text:p>
              </table:table-cell>
              <table:table-cell office:value-type="float" office:value="1.15603">
                <text:p>1.15603</text:p>
              </table:table-cell>
            </table:table-row>
            <table:table-row>
              <table:table-cell office:value-type="float" office:value="0.0502655">
                <text:p>0</text:p>
              </table:table-cell>
              <table:table-cell office:value-type="float" office:value="1.15368">
                <text:p>1.15368</text:p>
              </table:table-cell>
            </table:table-row>
            <table:table-row>
              <table:table-cell office:value-type="float" office:value="0.0518363">
                <text:p>0</text:p>
              </table:table-cell>
              <table:table-cell office:value-type="float" office:value="1.15145">
                <text:p>1.15145</text:p>
              </table:table-cell>
            </table:table-row>
            <table:table-row>
              <table:table-cell office:value-type="float" office:value="0.0534071">
                <text:p>0</text:p>
              </table:table-cell>
              <table:table-cell office:value-type="float" office:value="1.14938">
                <text:p>1.14938</text:p>
              </table:table-cell>
            </table:table-row>
            <table:table-row>
              <table:table-cell office:value-type="float" office:value="0.0549779">
                <text:p>0</text:p>
              </table:table-cell>
              <table:table-cell office:value-type="float" office:value="1.1474">
                <text:p>1.1474</text:p>
              </table:table-cell>
            </table:table-row>
            <table:table-row>
              <table:table-cell office:value-type="float" office:value="0.0565487">
                <text:p>0</text:p>
              </table:table-cell>
              <table:table-cell office:value-type="float" office:value="1.14553">
                <text:p>1.14553</text:p>
              </table:table-cell>
            </table:table-row>
            <table:table-row>
              <table:table-cell office:value-type="float" office:value="0.0581195">
                <text:p>0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float" office:value="0.0596903">
                <text:p>0</text:p>
              </table:table-cell>
              <table:table-cell office:value-type="float" office:value="1.14208">
                <text:p>1.14208</text:p>
              </table:table-cell>
            </table:table-row>
            <table:table-row>
              <table:table-cell office:value-type="float" office:value="0.0612611">
                <text:p>0</text:p>
              </table:table-cell>
              <table:table-cell office:value-type="float" office:value="1.1405">
                <text:p>1.1405</text:p>
              </table:table-cell>
            </table:table-row>
            <table:table-row>
              <table:table-cell office:value-type="float" office:value="0.0628319">
                <text:p>0</text:p>
              </table:table-cell>
              <table:table-cell office:value-type="float" office:value="1.13899">
                <text:p>1.13899</text:p>
              </table:table-cell>
            </table:table-row>
            <table:table-row>
              <table:table-cell office:value-type="float" office:value="0.0644026">
                <text:p>0</text:p>
              </table:table-cell>
              <table:table-cell office:value-type="float" office:value="1.13754">
                <text:p>1.13754</text:p>
              </table:table-cell>
            </table:table-row>
            <table:table-row>
              <table:table-cell office:value-type="float" office:value="0.0659734">
                <text:p>0</text:p>
              </table:table-cell>
              <table:table-cell office:value-type="float" office:value="1.13617">
                <text:p>1.13617</text:p>
              </table:table-cell>
            </table:table-row>
            <table:table-row>
              <table:table-cell office:value-type="float" office:value="0.0675442">
                <text:p>0</text:p>
              </table:table-cell>
              <table:table-cell office:value-type="float" office:value="1.13485">
                <text:p>1.13485</text:p>
              </table:table-cell>
            </table:table-row>
            <table:table-row>
              <table:table-cell office:value-type="float" office:value="0.069115">
                <text:p>0</text:p>
              </table:table-cell>
              <table:table-cell office:value-type="float" office:value="1.13361">
                <text:p>1.13361</text:p>
              </table:table-cell>
            </table:table-row>
            <table:table-row>
              <table:table-cell office:value-type="float" office:value="0.0706858">
                <text:p>0</text:p>
              </table:table-cell>
              <table:table-cell office:value-type="float" office:value="1.13243">
                <text:p>1.13243</text:p>
              </table:table-cell>
            </table:table-row>
            <table:table-row>
              <table:table-cell office:value-type="float" office:value="0.0722566">
                <text:p>0</text:p>
              </table:table-cell>
              <table:table-cell office:value-type="float" office:value="1.13125">
                <text:p>1.13125</text:p>
              </table:table-cell>
            </table:table-row>
            <table:table-row>
              <table:table-cell office:value-type="float" office:value="0.0738274">
                <text:p>0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float" office:value="0.0753982">
                <text:p>0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float" office:value="0.076969">
                <text:p>0</text:p>
              </table:table-cell>
              <table:table-cell office:value-type="float" office:value="1.12817">
                <text:p>1.12817</text:p>
              </table:table-cell>
            </table:table-row>
            <table:table-row>
              <table:table-cell office:value-type="float" office:value="0.0785398">
                <text:p>0</text:p>
              </table:table-cell>
              <table:table-cell office:value-type="float" office:value="1.12714">
                <text:p>1.12714</text:p>
              </table:table-cell>
            </table:table-row>
            <table:table-row>
              <table:table-cell office:value-type="float" office:value="0.0801106">
                <text:p>0</text:p>
              </table:table-cell>
              <table:table-cell office:value-type="float" office:value="1.12628">
                <text:p>1.12628</text:p>
              </table:table-cell>
            </table:table-row>
            <table:table-row>
              <table:table-cell office:value-type="float" office:value="0.0816814">
                <text:p>0</text:p>
              </table:table-cell>
              <table:table-cell office:value-type="float" office:value="1.12534">
                <text:p>1.12534</text:p>
              </table:table-cell>
            </table:table-row>
            <table:table-row>
              <table:table-cell office:value-type="float" office:value="0.0832522">
                <text:p>0</text:p>
              </table:table-cell>
              <table:table-cell office:value-type="float" office:value="1.12446">
                <text:p>1.12446</text:p>
              </table:table-cell>
            </table:table-row>
            <table:table-row>
              <table:table-cell office:value-type="float" office:value="0.084823">
                <text:p>0</text:p>
              </table:table-cell>
              <table:table-cell office:value-type="float" office:value="1.12368">
                <text:p>1.12368</text:p>
              </table:table-cell>
            </table:table-row>
            <table:table-row>
              <table:table-cell office:value-type="float" office:value="0.0863938">
                <text:p>0</text:p>
              </table:table-cell>
              <table:table-cell office:value-type="float" office:value="1.12289">
                <text:p>1.12289</text:p>
              </table:table-cell>
            </table:table-row>
            <table:table-row>
              <table:table-cell office:value-type="float" office:value="0.0879646">
                <text:p>0</text:p>
              </table:table-cell>
              <table:table-cell office:value-type="float" office:value="1.12212">
                <text:p>1.12212</text:p>
              </table:table-cell>
            </table:table-row>
            <table:table-row>
              <table:table-cell office:value-type="float" office:value="0.0895354">
                <text:p>0</text:p>
              </table:table-cell>
              <table:table-cell office:value-type="float" office:value="1.12141">
                <text:p>1.12141</text:p>
              </table:table-cell>
            </table:table-row>
            <table:table-row>
              <table:table-cell office:value-type="float" office:value="0.0911062">
                <text:p>0</text:p>
              </table:table-cell>
              <table:table-cell office:value-type="float" office:value="1.12064">
                <text:p>1.12064</text:p>
              </table:table-cell>
            </table:table-row>
            <table:table-row>
              <table:table-cell office:value-type="float" office:value="0.092677">
                <text:p>0</text:p>
              </table:table-cell>
              <table:table-cell office:value-type="float" office:value="1.11996">
                <text:p>1.11996</text:p>
              </table:table-cell>
            </table:table-row>
            <table:table-row>
              <table:table-cell office:value-type="float" office:value="0.0942478">
                <text:p>0</text:p>
              </table:table-cell>
              <table:table-cell office:value-type="float" office:value="1.11933">
                <text:p>1.11933</text:p>
              </table:table-cell>
            </table:table-row>
            <table:table-row>
              <table:table-cell office:value-type="float" office:value="0.0958186">
                <text:p>0</text:p>
              </table:table-cell>
              <table:table-cell office:value-type="float" office:value="1.11865">
                <text:p>1.11865</text:p>
              </table:table-cell>
            </table:table-row>
            <table:table-row>
              <table:table-cell office:value-type="float" office:value="0.0973894">
                <text:p>0</text:p>
              </table:table-cell>
              <table:table-cell office:value-type="float" office:value="1.11805">
                <text:p>1.11805</text:p>
              </table:table-cell>
            </table:table-row>
            <table:table-row>
              <table:table-cell office:value-type="float" office:value="0.0989602">
                <text:p>0</text:p>
              </table:table-cell>
              <table:table-cell office:value-type="float" office:value="1.11746">
                <text:p>1.11746</text:p>
              </table:table-cell>
            </table:table-row>
            <table:table-row>
              <table:table-cell office:value-type="float" office:value="0.100531">
                <text:p>0</text:p>
              </table:table-cell>
              <table:table-cell office:value-type="float" office:value="1.11687">
                <text:p>1.11687</text:p>
              </table:table-cell>
            </table:table-row>
            <table:table-row>
              <table:table-cell office:value-type="float" office:value="0.102102">
                <text:p>0</text:p>
              </table:table-cell>
              <table:table-cell office:value-type="float" office:value="1.11631">
                <text:p>1.11631</text:p>
              </table:table-cell>
            </table:table-row>
            <table:table-row>
              <table:table-cell office:value-type="float" office:value="0.103673">
                <text:p>0</text:p>
              </table:table-cell>
              <table:table-cell office:value-type="float" office:value="1.11576">
                <text:p>1.11576</text:p>
              </table:table-cell>
            </table:table-row>
            <table:table-row>
              <table:table-cell office:value-type="float" office:value="0.105243">
                <text:p>0</text:p>
              </table:table-cell>
              <table:table-cell office:value-type="float" office:value="1.11521">
                <text:p>1.11521</text:p>
              </table:table-cell>
            </table:table-row>
            <table:table-row>
              <table:table-cell office:value-type="float" office:value="0.106814">
                <text:p>0</text:p>
              </table:table-cell>
              <table:table-cell office:value-type="float" office:value="1.1147">
                <text:p>1.1147</text:p>
              </table:table-cell>
            </table:table-row>
            <table:table-row>
              <table:table-cell office:value-type="float" office:value="0.108385">
                <text:p>0</text:p>
              </table:table-cell>
              <table:table-cell office:value-type="float" office:value="1.11424">
                <text:p>1.11424</text:p>
              </table:table-cell>
            </table:table-row>
            <table:table-row>
              <table:table-cell office:value-type="float" office:value="0.109956">
                <text:p>0</text:p>
              </table:table-cell>
              <table:table-cell office:value-type="float" office:value="1.11372">
                <text:p>1.11372</text:p>
              </table:table-cell>
            </table:table-row>
            <table:table-row>
              <table:table-cell office:value-type="float" office:value="0.111527">
                <text:p>0</text:p>
              </table:table-cell>
              <table:table-cell office:value-type="float" office:value="1.11327">
                <text:p>1.11327</text:p>
              </table:table-cell>
            </table:table-row>
            <table:table-row>
              <table:table-cell office:value-type="float" office:value="0.113097">
                <text:p>0</text:p>
              </table:table-cell>
              <table:table-cell office:value-type="float" office:value="1.11278">
                <text:p>1.11278</text:p>
              </table:table-cell>
            </table:table-row>
            <table:table-row>
              <table:table-cell office:value-type="float" office:value="0.114668">
                <text:p>0</text:p>
              </table:table-cell>
              <table:table-cell office:value-type="float" office:value="1.11239">
                <text:p>1.11239</text:p>
              </table:table-cell>
            </table:table-row>
            <table:table-row>
              <table:table-cell office:value-type="float" office:value="0.116239">
                <text:p>0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float" office:value="0.11781">
                <text:p>0</text:p>
              </table:table-cell>
              <table:table-cell office:value-type="float" office:value="1.1115">
                <text:p>1.1115</text:p>
              </table:table-cell>
            </table:table-row>
            <table:table-row>
              <table:table-cell office:value-type="float" office:value="0.119381">
                <text:p>0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float" office:value="0.120951">
                <text:p>0</text:p>
              </table:table-cell>
              <table:table-cell office:value-type="float" office:value="1.11067">
                <text:p>1.11067</text:p>
              </table:table-cell>
            </table:table-row>
            <table:table-row>
              <table:table-cell office:value-type="float" office:value="0.122522">
                <text:p>0</text:p>
              </table:table-cell>
              <table:table-cell office:value-type="float" office:value="1.11032">
                <text:p>1.11032</text:p>
              </table:table-cell>
            </table:table-row>
            <table:table-row>
              <table:table-cell office:value-type="float" office:value="0.124093">
                <text:p>0</text:p>
              </table:table-cell>
              <table:table-cell office:value-type="float" office:value="1.10996">
                <text:p>1.10996</text:p>
              </table:table-cell>
            </table:table-row>
            <table:table-row>
              <table:table-cell office:value-type="float" office:value="0.125664">
                <text:p>0</text:p>
              </table:table-cell>
              <table:table-cell office:value-type="float" office:value="1.10953">
                <text:p>1.10953</text:p>
              </table:table-cell>
            </table:table-row>
            <table:table-row>
              <table:table-cell office:value-type="float" office:value="0.127235">
                <text:p>0</text:p>
              </table:table-cell>
              <table:table-cell office:value-type="float" office:value="1.10923">
                <text:p>1.10923</text:p>
              </table:table-cell>
            </table:table-row>
            <table:table-row>
              <table:table-cell office:value-type="float" office:value="0.128805">
                <text:p>0</text:p>
              </table:table-cell>
              <table:table-cell office:value-type="float" office:value="1.10882">
                <text:p>1.10882</text:p>
              </table:table-cell>
            </table:table-row>
            <table:table-row>
              <table:table-cell office:value-type="float" office:value="0.130376">
                <text:p>0</text:p>
              </table:table-cell>
              <table:table-cell office:value-type="float" office:value="1.10852">
                <text:p>1.10852</text:p>
              </table:table-cell>
            </table:table-row>
            <table:table-row>
              <table:table-cell office:value-type="float" office:value="0.131947">
                <text:p>0</text:p>
              </table:table-cell>
              <table:table-cell office:value-type="float" office:value="1.10818">
                <text:p>1.10818</text:p>
              </table:table-cell>
            </table:table-row>
            <table:table-row>
              <table:table-cell office:value-type="float" office:value="0.133518">
                <text:p>0</text:p>
              </table:table-cell>
              <table:table-cell office:value-type="float" office:value="1.10783">
                <text:p>1.10783</text:p>
              </table:table-cell>
            </table:table-row>
            <table:table-row>
              <table:table-cell office:value-type="float" office:value="0.135088">
                <text:p>0</text:p>
              </table:table-cell>
              <table:table-cell office:value-type="float" office:value="1.10756">
                <text:p>1.10756</text:p>
              </table:table-cell>
            </table:table-row>
            <table:table-row>
              <table:table-cell office:value-type="float" office:value="0.136659">
                <text:p>0</text:p>
              </table:table-cell>
              <table:table-cell office:value-type="float" office:value="1.10721">
                <text:p>1.10721</text:p>
              </table:table-cell>
            </table:table-row>
            <table:table-row>
              <table:table-cell office:value-type="float" office:value="0.13823">
                <text:p>0</text:p>
              </table:table-cell>
              <table:table-cell office:value-type="float" office:value="1.10697">
                <text:p>1.10697</text:p>
              </table:table-cell>
            </table:table-row>
            <table:table-row>
              <table:table-cell office:value-type="float" office:value="0.139801">
                <text:p>0</text:p>
              </table:table-cell>
              <table:table-cell office:value-type="float" office:value="1.10657">
                <text:p>1.10657</text:p>
              </table:table-cell>
            </table:table-row>
            <table:table-row>
              <table:table-cell office:value-type="float" office:value="0.141372">
                <text:p>0</text:p>
              </table:table-cell>
              <table:table-cell office:value-type="float" office:value="1.10639">
                <text:p>1.10639</text:p>
              </table:table-cell>
            </table:table-row>
            <table:table-row>
              <table:table-cell office:value-type="float" office:value="0.142942">
                <text:p>0</text:p>
              </table:table-cell>
              <table:table-cell office:value-type="float" office:value="1.10604">
                <text:p>1.10604</text:p>
              </table:table-cell>
            </table:table-row>
            <table:table-row>
              <table:table-cell office:value-type="float" office:value="0.144513">
                <text:p>0</text:p>
              </table:table-cell>
              <table:table-cell office:value-type="float" office:value="1.1058">
                <text:p>1.1058</text:p>
              </table:table-cell>
            </table:table-row>
            <table:table-row>
              <table:table-cell office:value-type="float" office:value="0.146084">
                <text:p>0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float" office:value="0.147655">
                <text:p>0</text:p>
              </table:table-cell>
              <table:table-cell office:value-type="float" office:value="1.10535">
                <text:p>1.10535</text:p>
              </table:table-cell>
            </table:table-row>
            <table:table-row>
              <table:table-cell office:value-type="float" office:value="0.149226">
                <text:p>0</text:p>
              </table:table-cell>
              <table:table-cell office:value-type="float" office:value="1.10491">
                <text:p>1.10491</text:p>
              </table:table-cell>
            </table:table-row>
            <table:table-row>
              <table:table-cell office:value-type="float" office:value="0.150796">
                <text:p>0</text:p>
              </table:table-cell>
              <table:table-cell office:value-type="float" office:value="1.10474">
                <text:p>1.10474</text:p>
              </table:table-cell>
            </table:table-row>
            <table:table-row>
              <table:table-cell office:value-type="float" office:value="0.152367">
                <text:p>0</text:p>
              </table:table-cell>
              <table:table-cell office:value-type="float" office:value="1.10443">
                <text:p>1.10443</text:p>
              </table:table-cell>
            </table:table-row>
            <table:table-row>
              <table:table-cell office:value-type="float" office:value="0.153938">
                <text:p>0</text:p>
              </table:table-cell>
              <table:table-cell office:value-type="float" office:value="1.10425">
                <text:p>1.10425</text:p>
              </table:table-cell>
            </table:table-row>
            <table:table-row>
              <table:table-cell office:value-type="float" office:value="0.155509">
                <text:p>0</text:p>
              </table:table-cell>
              <table:table-cell office:value-type="float" office:value="1.1042">
                <text:p>1.10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